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3.976cm"/>
    </style:style>
    <style:style style:name="co6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JM">
      <number:number number:min-integer-digits="1"/>
    </number:number-style>
    <number:number-style style:name="N20000" number:language="en" number:country="AU">
      <number:number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 style:data-style-name="N2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shapes>
          <draw:frame draw:z-index="0" draw:style-name="gr1" draw:text-style-name="P1" svg:width="24.033cm" svg:height="14.184cm" svg:x="17.241cm" svg:y="0.106cm">
            <draw:object draw:notify-on-update-of-ranges="Sheet1.A2:Sheet1.A2 Sheet1.A3:Sheet1.A502 Sheet1.B2:Sheet1.B2 Sheet1.B3:Sheet1.B502 Sheet1.C2:Sheet1.C2 Sheet1.C3:Sheet1.C502 Sheet1.D2:Sheet1.D2 Sheet1.D3:Sheet1.D502 Sheet1.E2:Sheet1.E2 Sheet1.E3:Sheet1.E5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Mann German</text:p>
          </table:table-cell>
          <table:table-cell office:value-type="string" calcext:value-type="string">
            <text:p>Mann English</text:p>
          </table:table-cell>
          <table:table-cell office:value-type="string" calcext:value-type="string">
            <text:p>Shakespeare German</text:p>
          </table:table-cell>
          <table:table-cell office:value-type="string" calcext:value-type="string">
            <text:p>Shakespeare Englis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030200167" calcext:value-type="float">
            <text:p>4.1030200167</text:p>
          </table:table-cell>
          <table:table-cell office:value-type="float" office:value="6.83139046595" calcext:value-type="float">
            <text:p>6.83139046595</text:p>
          </table:table-cell>
          <table:table-cell office:value-type="float" office:value="2.51067150135" calcext:value-type="float">
            <text:p>2.51067150135</text:p>
          </table:table-cell>
          <table:table-cell table:style-name="ce2" office:value-type="float" office:value="2.95000517545" calcext:value-type="float">
            <text:p>2.950005175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225176684" calcext:value-type="float">
            <text:p>2.5225176684</text:p>
          </table:table-cell>
          <table:table-cell office:value-type="float" office:value="3.70040649041" calcext:value-type="float">
            <text:p>3.70040649041</text:p>
          </table:table-cell>
          <table:table-cell office:value-type="float" office:value="2.44641299858" calcext:value-type="float">
            <text:p>2.44641299858</text:p>
          </table:table-cell>
          <table:table-cell office:value-type="float" office:value="2.71711003002" calcext:value-type="float">
            <text:p>2.717110030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3964366856" calcext:value-type="float">
            <text:p>2.23964366856</text:p>
          </table:table-cell>
          <table:table-cell office:value-type="float" office:value="3.12678469446" calcext:value-type="float">
            <text:p>3.12678469446</text:p>
          </table:table-cell>
          <table:table-cell office:value-type="float" office:value="1.52843438748" calcext:value-type="float">
            <text:p>1.52843438748</text:p>
          </table:table-cell>
          <table:table-cell office:value-type="float" office:value="2.2409688438" calcext:value-type="float">
            <text:p>2.24096884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0776331977" calcext:value-type="float">
            <text:p>1.50776331977</text:p>
          </table:table-cell>
          <table:table-cell office:value-type="float" office:value="2.50865051903" calcext:value-type="float">
            <text:p>2.50865051903</text:p>
          </table:table-cell>
          <table:table-cell office:value-type="float" office:value="1.26681048332" calcext:value-type="float">
            <text:p>1.26681048332</text:p>
          </table:table-cell>
          <table:table-cell office:value-type="float" office:value="1.89938929717" calcext:value-type="float">
            <text:p>1.899389297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8351697693" calcext:value-type="float">
            <text:p>1.48351697693</text:p>
          </table:table-cell>
          <table:table-cell office:value-type="float" office:value="2.18446601942" calcext:value-type="float">
            <text:p>2.18446601942</text:p>
          </table:table-cell>
          <table:table-cell office:value-type="float" office:value="1.19796208748" calcext:value-type="float">
            <text:p>1.19796208748</text:p>
          </table:table-cell>
          <table:table-cell office:value-type="float" office:value="1.82175758203" calcext:value-type="float">
            <text:p>1.821757582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3322826585" calcext:value-type="float">
            <text:p>1.43322826585</text:p>
          </table:table-cell>
          <table:table-cell office:value-type="float" office:value="2.04504988746" calcext:value-type="float">
            <text:p>2.04504988746</text:p>
          </table:table-cell>
          <table:table-cell office:value-type="float" office:value="1.13829347776" calcext:value-type="float">
            <text:p>1.13829347776</text:p>
          </table:table-cell>
          <table:table-cell office:value-type="float" office:value="1.64579236104" calcext:value-type="float">
            <text:p>1.6457923610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3893693257" calcext:value-type="float">
            <text:p>1.33893693257</text:p>
          </table:table-cell>
          <table:table-cell office:value-type="float" office:value="1.64527832835" calcext:value-type="float">
            <text:p>1.64527832835</text:p>
          </table:table-cell>
          <table:table-cell office:value-type="float" office:value="1.00518657915" calcext:value-type="float">
            <text:p>1.00518657915</text:p>
          </table:table-cell>
          <table:table-cell office:value-type="float" office:value="1.48535348308" calcext:value-type="float">
            <text:p>1.4853534830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6709591674" calcext:value-type="float">
            <text:p>1.26709591674</text:p>
          </table:table-cell>
          <table:table-cell office:value-type="float" office:value="1.40339973796" calcext:value-type="float">
            <text:p>1.40339973796</text:p>
          </table:table-cell>
          <table:table-cell office:value-type="float" office:value="0.963877541653" calcext:value-type="float">
            <text:p>0.963877541653</text:p>
          </table:table-cell>
          <table:table-cell office:value-type="float" office:value="1.1748266225" calcext:value-type="float">
            <text:p>1.174826622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5093168817" calcext:value-type="float">
            <text:p>1.25093168817</text:p>
          </table:table-cell>
          <table:table-cell office:value-type="float" office:value="1.33201195955" calcext:value-type="float">
            <text:p>1.33201195955</text:p>
          </table:table-cell>
          <table:table-cell office:value-type="float" office:value="0.945517969431" calcext:value-type="float">
            <text:p>0.945517969431</text:p>
          </table:table-cell>
          <table:table-cell office:value-type="float" office:value="1.05061587827" calcext:value-type="float">
            <text:p>1.0506158782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5965498352" calcext:value-type="float">
            <text:p>1.05965498352</text:p>
          </table:table-cell>
          <table:table-cell office:value-type="float" office:value="1.19763496489" calcext:value-type="float">
            <text:p>1.19763496489</text:p>
          </table:table-cell>
          <table:table-cell office:value-type="float" office:value="0.88584935971" calcext:value-type="float">
            <text:p>0.88584935971</text:p>
          </table:table-cell>
          <table:table-cell office:value-type="float" office:value="1.05061587827" calcext:value-type="float">
            <text:p>1.0506158782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4169472956" calcext:value-type="float">
            <text:p>1.04169472956</text:p>
          </table:table-cell>
          <table:table-cell office:value-type="float" office:value="1.0918130816" calcext:value-type="float">
            <text:p>1.0918130816</text:p>
          </table:table-cell>
          <table:table-cell office:value-type="float" office:value="0.862899894432" calcext:value-type="float">
            <text:p>0.862899894432</text:p>
          </table:table-cell>
          <table:table-cell office:value-type="float" office:value="0.97298416313" calcext:value-type="float">
            <text:p>0.972984163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4079671687" calcext:value-type="float">
            <text:p>1.04079671687</text:p>
          </table:table-cell>
          <table:table-cell office:value-type="float" office:value="0.971713642624" calcext:value-type="float">
            <text:p>0.971713642624</text:p>
          </table:table-cell>
          <table:table-cell office:value-type="float" office:value="0.862899894432" calcext:value-type="float">
            <text:p>0.862899894432</text:p>
          </table:table-cell>
          <table:table-cell office:value-type="float" office:value="0.947106924749" calcext:value-type="float">
            <text:p>0.94710692474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273265264" calcext:value-type="float">
            <text:p>1.0273265264</text:p>
          </table:table-cell>
          <table:table-cell office:value-type="float" office:value="0.912083851245" calcext:value-type="float">
            <text:p>0.912083851245</text:p>
          </table:table-cell>
          <table:table-cell office:value-type="float" office:value="0.853720108321" calcext:value-type="float">
            <text:p>0.853720108321</text:p>
          </table:table-cell>
          <table:table-cell office:value-type="float" office:value="0.879826104958" calcext:value-type="float">
            <text:p>0.87982610495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42913332795" calcext:value-type="float">
            <text:p>0.942913332795</text:p>
          </table:table-cell>
          <table:table-cell office:value-type="float" office:value="0.77686700037" calcext:value-type="float">
            <text:p>0.77686700037</text:p>
          </table:table-cell>
          <table:table-cell office:value-type="float" office:value="0.84454032221" calcext:value-type="float">
            <text:p>0.84454032221</text:p>
          </table:table-cell>
          <table:table-cell office:value-type="float" office:value="0.879826104958" calcext:value-type="float">
            <text:p>0.87982610495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49520012213" calcext:value-type="float">
            <text:p>0.849520012213</text:p>
          </table:table-cell>
          <table:table-cell office:value-type="float" office:value="0.760069876037" calcext:value-type="float">
            <text:p>0.760069876037</text:p>
          </table:table-cell>
          <table:table-cell office:value-type="float" office:value="0.817000963878" calcext:value-type="float">
            <text:p>0.817000963878</text:p>
          </table:table-cell>
          <table:table-cell office:value-type="float" office:value="0.848773418901" calcext:value-type="float">
            <text:p>0.84877341890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0821142811" calcext:value-type="float">
            <text:p>0.80821142811</text:p>
          </table:table-cell>
          <table:table-cell office:value-type="float" office:value="0.754190882521" calcext:value-type="float">
            <text:p>0.754190882521</text:p>
          </table:table-cell>
          <table:table-cell office:value-type="float" office:value="0.674714279157" calcext:value-type="float">
            <text:p>0.674714279157</text:p>
          </table:table-cell>
          <table:table-cell office:value-type="float" office:value="0.776317151434" calcext:value-type="float">
            <text:p>0.77631715143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81271047173" calcext:value-type="float">
            <text:p>0.781271047173</text:p>
          </table:table-cell>
          <table:table-cell office:value-type="float" office:value="0.731514764672" calcext:value-type="float">
            <text:p>0.731514764672</text:p>
          </table:table-cell>
          <table:table-cell office:value-type="float" office:value="0.656354706935" calcext:value-type="float">
            <text:p>0.656354706935</text:p>
          </table:table-cell>
          <table:table-cell office:value-type="float" office:value="0.771141703757" calcext:value-type="float">
            <text:p>0.77114170375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68698869402" calcext:value-type="float">
            <text:p>0.768698869402</text:p>
          </table:table-cell>
          <table:table-cell office:value-type="float" office:value="0.706319078174" calcext:value-type="float">
            <text:p>0.706319078174</text:p>
          </table:table-cell>
          <table:table-cell office:value-type="float" office:value="0.647174920824" calcext:value-type="float">
            <text:p>0.647174920824</text:p>
          </table:table-cell>
          <table:table-cell office:value-type="float" office:value="0.709036331643" calcext:value-type="float">
            <text:p>0.70903633164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90571764685" calcext:value-type="float">
            <text:p>0.690571764685</text:p>
          </table:table-cell>
          <table:table-cell office:value-type="float" office:value="0.623173312729" calcext:value-type="float">
            <text:p>0.623173312729</text:p>
          </table:table-cell>
          <table:table-cell office:value-type="float" office:value="0.637995134713" calcext:value-type="float">
            <text:p>0.637995134713</text:p>
          </table:table-cell>
          <table:table-cell office:value-type="float" office:value="0.69868543629" calcext:value-type="float">
            <text:p>0.6986854362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16036710759" calcext:value-type="float">
            <text:p>0.616036710759</text:p>
          </table:table-cell>
          <table:table-cell office:value-type="float" office:value="0.601337051097" calcext:value-type="float">
            <text:p>0.601337051097</text:p>
          </table:table-cell>
          <table:table-cell office:value-type="float" office:value="0.633405241658" calcext:value-type="float">
            <text:p>0.633405241658</text:p>
          </table:table-cell>
          <table:table-cell office:value-type="float" office:value="0.683159093262" calcext:value-type="float">
            <text:p>0.68315909326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12444659967" calcext:value-type="float">
            <text:p>0.612444659967</text:p>
          </table:table-cell>
          <table:table-cell office:value-type="float" office:value="0.590418920281" calcext:value-type="float">
            <text:p>0.590418920281</text:p>
          </table:table-cell>
          <table:table-cell office:value-type="float" office:value="0.624225455547" calcext:value-type="float">
            <text:p>0.624225455547</text:p>
          </table:table-cell>
          <table:table-cell office:value-type="float" office:value="0.646930959528" calcext:value-type="float">
            <text:p>0.64693095952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63951974281" calcext:value-type="float">
            <text:p>0.563951974281</text:p>
          </table:table-cell>
          <table:table-cell office:value-type="float" office:value="0.552625390533" calcext:value-type="float">
            <text:p>0.552625390533</text:p>
          </table:table-cell>
          <table:table-cell office:value-type="float" office:value="0.573736631936" calcext:value-type="float">
            <text:p>0.573736631936</text:p>
          </table:table-cell>
          <table:table-cell office:value-type="float" office:value="0.621053721147" calcext:value-type="float">
            <text:p>0.62105372114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54073834604" calcext:value-type="float">
            <text:p>0.554073834604</text:p>
          </table:table-cell>
          <table:table-cell office:value-type="float" office:value="0.540027547284" calcext:value-type="float">
            <text:p>0.540027547284</text:p>
          </table:table-cell>
          <table:table-cell office:value-type="float" office:value="0.564556845825" calcext:value-type="float">
            <text:p>0.564556845825</text:p>
          </table:table-cell>
          <table:table-cell office:value-type="float" office:value="0.605527378118" calcext:value-type="float">
            <text:p>0.60552737811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5137979651" calcext:value-type="float">
            <text:p>0.55137979651</text:p>
          </table:table-cell>
          <table:table-cell office:value-type="float" office:value="0.513152148352" calcext:value-type="float">
            <text:p>0.513152148352</text:p>
          </table:table-cell>
          <table:table-cell office:value-type="float" office:value="0.541607380548" calcext:value-type="float">
            <text:p>0.541607380548</text:p>
          </table:table-cell>
          <table:table-cell office:value-type="float" office:value="0.59000103509" calcext:value-type="float">
            <text:p>0.5900010350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48685758417" calcext:value-type="float">
            <text:p>0.548685758417</text:p>
          </table:table-cell>
          <table:table-cell office:value-type="float" office:value="0.498034736453" calcext:value-type="float">
            <text:p>0.498034736453</text:p>
          </table:table-cell>
          <table:table-cell office:value-type="float" office:value="0.495708449993" calcext:value-type="float">
            <text:p>0.495708449993</text:p>
          </table:table-cell>
          <table:table-cell office:value-type="float" office:value="0.584825587413" calcext:value-type="float">
            <text:p>0.58482558741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43297682229" calcext:value-type="float">
            <text:p>0.543297682229</text:p>
          </table:table-cell>
          <table:table-cell office:value-type="float" office:value="0.442604226156" calcext:value-type="float">
            <text:p>0.442604226156</text:p>
          </table:table-cell>
          <table:table-cell office:value-type="float" office:value="0.472758984716" calcext:value-type="float">
            <text:p>0.472758984716</text:p>
          </table:table-cell>
          <table:table-cell office:value-type="float" office:value="0.579650139737" calcext:value-type="float">
            <text:p>0.57965013973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2174537748" calcext:value-type="float">
            <text:p>0.52174537748</text:p>
          </table:table-cell>
          <table:table-cell office:value-type="float" office:value="0.44176436994" calcext:value-type="float">
            <text:p>0.44176436994</text:p>
          </table:table-cell>
          <table:table-cell office:value-type="float" office:value="0.472758984716" calcext:value-type="float">
            <text:p>0.472758984716</text:p>
          </table:table-cell>
          <table:table-cell office:value-type="float" office:value="0.533071110651" calcext:value-type="float">
            <text:p>0.53307111065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14561275896" calcext:value-type="float">
            <text:p>0.514561275896</text:p>
          </table:table-cell>
          <table:table-cell office:value-type="float" office:value="0.43672523264" calcext:value-type="float">
            <text:p>0.43672523264</text:p>
          </table:table-cell>
          <table:table-cell office:value-type="float" office:value="0.463579198605" calcext:value-type="float">
            <text:p>0.463579198605</text:p>
          </table:table-cell>
          <table:table-cell office:value-type="float" office:value="0.517544767622" calcext:value-type="float">
            <text:p>0.51754476762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0436793376" calcext:value-type="float">
            <text:p>0.480436793376</text:p>
          </table:table-cell>
          <table:table-cell office:value-type="float" office:value="0.430006382907" calcext:value-type="float">
            <text:p>0.430006382907</text:p>
          </table:table-cell>
          <table:table-cell office:value-type="float" office:value="0.463579198605" calcext:value-type="float">
            <text:p>0.463579198605</text:p>
          </table:table-cell>
          <table:table-cell office:value-type="float" office:value="0.496842976918" calcext:value-type="float">
            <text:p>0.4968429769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41822247367" calcext:value-type="float">
            <text:p>0.441822247367</text:p>
          </table:table-cell>
          <table:table-cell office:value-type="float" office:value="0.406490408842" calcext:value-type="float">
            <text:p>0.406490408842</text:p>
          </table:table-cell>
          <table:table-cell office:value-type="float" office:value="0.449809519438" calcext:value-type="float">
            <text:p>0.449809519438</text:p>
          </table:table-cell>
          <table:table-cell office:value-type="float" office:value="0.46579029086" calcext:value-type="float">
            <text:p>0.4657902908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36434171179" calcext:value-type="float">
            <text:p>0.436434171179</text:p>
          </table:table-cell>
          <table:table-cell office:value-type="float" office:value="0.388013572076" calcext:value-type="float">
            <text:p>0.388013572076</text:p>
          </table:table-cell>
          <table:table-cell office:value-type="float" office:value="0.436039840272" calcext:value-type="float">
            <text:p>0.436039840272</text:p>
          </table:table-cell>
          <table:table-cell office:value-type="float" office:value="0.460614843184" calcext:value-type="float">
            <text:p>0.46061484318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26556031502" calcext:value-type="float">
            <text:p>0.426556031502</text:p>
          </table:table-cell>
          <table:table-cell office:value-type="float" office:value="0.372896160177" calcext:value-type="float">
            <text:p>0.372896160177</text:p>
          </table:table-cell>
          <table:table-cell office:value-type="float" office:value="0.426860054161" calcext:value-type="float">
            <text:p>0.426860054161</text:p>
          </table:table-cell>
          <table:table-cell office:value-type="float" office:value="0.455439395508" calcext:value-type="float">
            <text:p>0.45543939550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05901739451" calcext:value-type="float">
            <text:p>0.405901739451</text:p>
          </table:table-cell>
          <table:table-cell office:value-type="float" office:value="0.353579467195" calcext:value-type="float">
            <text:p>0.353579467195</text:p>
          </table:table-cell>
          <table:table-cell office:value-type="float" office:value="0.426860054161" calcext:value-type="float">
            <text:p>0.426860054161</text:p>
          </table:table-cell>
          <table:table-cell office:value-type="float" office:value="0.450263947831" calcext:value-type="float">
            <text:p>0.45026394783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1366685525" calcext:value-type="float">
            <text:p>0.331366685525</text:p>
          </table:table-cell>
          <table:table-cell office:value-type="float" office:value="0.345180905029" calcext:value-type="float">
            <text:p>0.345180905029</text:p>
          </table:table-cell>
          <table:table-cell office:value-type="float" office:value="0.426860054161" calcext:value-type="float">
            <text:p>0.426860054161</text:p>
          </table:table-cell>
          <table:table-cell office:value-type="float" office:value="0.439913052479" calcext:value-type="float">
            <text:p>0.43991305247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2059053315" calcext:value-type="float">
            <text:p>0.32059053315</text:p>
          </table:table-cell>
          <table:table-cell office:value-type="float" office:value="0.335942486646" calcext:value-type="float">
            <text:p>0.335942486646</text:p>
          </table:table-cell>
          <table:table-cell office:value-type="float" office:value="0.394730802772" calcext:value-type="float">
            <text:p>0.394730802772</text:p>
          </table:table-cell>
          <table:table-cell office:value-type="float" office:value="0.429562157127" calcext:value-type="float">
            <text:p>0.42956215712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97242203005" calcext:value-type="float">
            <text:p>0.297242203005</text:p>
          </table:table-cell>
          <table:table-cell office:value-type="float" office:value="0.314106225014" calcext:value-type="float">
            <text:p>0.314106225014</text:p>
          </table:table-cell>
          <table:table-cell office:value-type="float" office:value="0.362601551384" calcext:value-type="float">
            <text:p>0.362601551384</text:p>
          </table:table-cell>
          <table:table-cell office:value-type="float" office:value="0.42438670945" calcext:value-type="float">
            <text:p>0.4243867094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94548164911" calcext:value-type="float">
            <text:p>0.294548164911</text:p>
          </table:table-cell>
          <table:table-cell office:value-type="float" office:value="0.294789532032" calcext:value-type="float">
            <text:p>0.294789532032</text:p>
          </table:table-cell>
          <table:table-cell office:value-type="float" office:value="0.353421765273" calcext:value-type="float">
            <text:p>0.353421765273</text:p>
          </table:table-cell>
          <table:table-cell office:value-type="float" office:value="0.414035814098" calcext:value-type="float">
            <text:p>0.41403581409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89160088724" calcext:value-type="float">
            <text:p>0.289160088724</text:p>
          </table:table-cell>
          <table:table-cell office:value-type="float" office:value="0.293949675816" calcext:value-type="float">
            <text:p>0.293949675816</text:p>
          </table:table-cell>
          <table:table-cell office:value-type="float" office:value="0.335062193051" calcext:value-type="float">
            <text:p>0.335062193051</text:p>
          </table:table-cell>
          <table:table-cell office:value-type="float" office:value="0.398509471069" calcext:value-type="float">
            <text:p>0.39850947106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88262076026" calcext:value-type="float">
            <text:p>0.288262076026</text:p>
          </table:table-cell>
          <table:table-cell office:value-type="float" office:value="0.288910538516" calcext:value-type="float">
            <text:p>0.288910538516</text:p>
          </table:table-cell>
          <table:table-cell office:value-type="float" office:value="0.32588240694" calcext:value-type="float">
            <text:p>0.32588240694</text:p>
          </table:table-cell>
          <table:table-cell office:value-type="float" office:value="0.398509471069" calcext:value-type="float">
            <text:p>0.39850947106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84670025234" calcext:value-type="float">
            <text:p>0.284670025234</text:p>
          </table:table-cell>
          <table:table-cell office:value-type="float" office:value="0.288910538516" calcext:value-type="float">
            <text:p>0.288910538516</text:p>
          </table:table-cell>
          <table:table-cell office:value-type="float" office:value="0.321292513884" calcext:value-type="float">
            <text:p>0.321292513884</text:p>
          </table:table-cell>
          <table:table-cell office:value-type="float" office:value="0.393334023393" calcext:value-type="float">
            <text:p>0.39333402339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79281949047" calcext:value-type="float">
            <text:p>0.279281949047</text:p>
          </table:table-cell>
          <table:table-cell office:value-type="float" office:value="0.283871401216" calcext:value-type="float">
            <text:p>0.283871401216</text:p>
          </table:table-cell>
          <table:table-cell office:value-type="float" office:value="0.321292513884" calcext:value-type="float">
            <text:p>0.321292513884</text:p>
          </table:table-cell>
          <table:table-cell office:value-type="float" office:value="0.388158575717" calcext:value-type="float">
            <text:p>0.38815857571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78383936349" calcext:value-type="float">
            <text:p>0.278383936349</text:p>
          </table:table-cell>
          <table:table-cell office:value-type="float" office:value="0.28051197635" calcext:value-type="float">
            <text:p>0.28051197635</text:p>
          </table:table-cell>
          <table:table-cell office:value-type="float" office:value="0.307522834718" calcext:value-type="float">
            <text:p>0.307522834718</text:p>
          </table:table-cell>
          <table:table-cell office:value-type="float" office:value="0.388158575717" calcext:value-type="float">
            <text:p>0.38815857571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45157466527" calcext:value-type="float">
            <text:p>0.245157466527</text:p>
          </table:table-cell>
          <table:table-cell office:value-type="float" office:value="0.279672120133" calcext:value-type="float">
            <text:p>0.279672120133</text:p>
          </table:table-cell>
          <table:table-cell office:value-type="float" office:value="0.307522834718" calcext:value-type="float">
            <text:p>0.307522834718</text:p>
          </table:table-cell>
          <table:table-cell office:value-type="float" office:value="0.382983128041" calcext:value-type="float">
            <text:p>0.38298312804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41565415735" calcext:value-type="float">
            <text:p>0.241565415735</text:p>
          </table:table-cell>
          <table:table-cell office:value-type="float" office:value="0.2729532704" calcext:value-type="float">
            <text:p>0.2729532704</text:p>
          </table:table-cell>
          <table:table-cell office:value-type="float" office:value="0.307522834718" calcext:value-type="float">
            <text:p>0.307522834718</text:p>
          </table:table-cell>
          <table:table-cell office:value-type="float" office:value="0.377807680364" calcext:value-type="float">
            <text:p>0.37780768036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7973364943" calcext:value-type="float">
            <text:p>0.237973364943</text:p>
          </table:table-cell>
          <table:table-cell office:value-type="float" office:value="0.240198877952" calcext:value-type="float">
            <text:p>0.240198877952</text:p>
          </table:table-cell>
          <table:table-cell office:value-type="float" office:value="0.302932941662" calcext:value-type="float">
            <text:p>0.302932941662</text:p>
          </table:table-cell>
          <table:table-cell office:value-type="float" office:value="0.377807680364" calcext:value-type="float">
            <text:p>0.37780768036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37075352245" calcext:value-type="float">
            <text:p>0.237075352245</text:p>
          </table:table-cell>
          <table:table-cell office:value-type="float" office:value="0.231800315786" calcext:value-type="float">
            <text:p>0.231800315786</text:p>
          </table:table-cell>
          <table:table-cell office:value-type="float" office:value="0.293753155551" calcext:value-type="float">
            <text:p>0.293753155551</text:p>
          </table:table-cell>
          <table:table-cell office:value-type="float" office:value="0.362281337336" calcext:value-type="float">
            <text:p>0.36228133733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36177339548" calcext:value-type="float">
            <text:p>0.236177339548</text:p>
          </table:table-cell>
          <table:table-cell office:value-type="float" office:value="0.231800315786" calcext:value-type="float">
            <text:p>0.231800315786</text:p>
          </table:table-cell>
          <table:table-cell office:value-type="float" office:value="0.293753155551" calcext:value-type="float">
            <text:p>0.293753155551</text:p>
          </table:table-cell>
          <table:table-cell office:value-type="float" office:value="0.357105889659" calcext:value-type="float">
            <text:p>0.35710588965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36177339548" calcext:value-type="float">
            <text:p>0.236177339548</text:p>
          </table:table-cell>
          <table:table-cell office:value-type="float" office:value="0.224241609836" calcext:value-type="float">
            <text:p>0.224241609836</text:p>
          </table:table-cell>
          <table:table-cell office:value-type="float" office:value="0.293753155551" calcext:value-type="float">
            <text:p>0.293753155551</text:p>
          </table:table-cell>
          <table:table-cell office:value-type="float" office:value="0.346754994307" calcext:value-type="float">
            <text:p>0.34675499430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36177339548" calcext:value-type="float">
            <text:p>0.236177339548</text:p>
          </table:table-cell>
          <table:table-cell office:value-type="float" office:value="0.221722041187" calcext:value-type="float">
            <text:p>0.221722041187</text:p>
          </table:table-cell>
          <table:table-cell office:value-type="float" office:value="0.293753155551" calcext:value-type="float">
            <text:p>0.293753155551</text:p>
          </table:table-cell>
          <table:table-cell office:value-type="float" office:value="0.336404098955" calcext:value-type="float">
            <text:p>0.33640409895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3078926336" calcext:value-type="float">
            <text:p>0.23078926336</text:p>
          </table:table-cell>
          <table:table-cell office:value-type="float" office:value="0.21836261632" calcext:value-type="float">
            <text:p>0.21836261632</text:p>
          </table:table-cell>
          <table:table-cell office:value-type="float" office:value="0.289163262496" calcext:value-type="float">
            <text:p>0.289163262496</text:p>
          </table:table-cell>
          <table:table-cell office:value-type="float" office:value="0.326053203602" calcext:value-type="float">
            <text:p>0.32605320360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20013110985" calcext:value-type="float">
            <text:p>0.220013110985</text:p>
          </table:table-cell>
          <table:table-cell office:value-type="float" office:value="0.217522760103" calcext:value-type="float">
            <text:p>0.217522760103</text:p>
          </table:table-cell>
          <table:table-cell office:value-type="float" office:value="0.289163262496" calcext:value-type="float">
            <text:p>0.289163262496</text:p>
          </table:table-cell>
          <table:table-cell office:value-type="float" office:value="0.326053203602" calcext:value-type="float">
            <text:p>0.32605320360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16421060194" calcext:value-type="float">
            <text:p>0.216421060194</text:p>
          </table:table-cell>
          <table:table-cell office:value-type="float" office:value="0.205764773071" calcext:value-type="float">
            <text:p>0.205764773071</text:p>
          </table:table-cell>
          <table:table-cell office:value-type="float" office:value="0.289163262496" calcext:value-type="float">
            <text:p>0.289163262496</text:p>
          </table:table-cell>
          <table:table-cell office:value-type="float" office:value="0.31570230825" calcext:value-type="float">
            <text:p>0.3157023082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15523047496" calcext:value-type="float">
            <text:p>0.215523047496</text:p>
          </table:table-cell>
          <table:table-cell office:value-type="float" office:value="0.204924916854" calcext:value-type="float">
            <text:p>0.204924916854</text:p>
          </table:table-cell>
          <table:table-cell office:value-type="float" office:value="0.28457336944" calcext:value-type="float">
            <text:p>0.28457336944</text:p>
          </table:table-cell>
          <table:table-cell office:value-type="float" office:value="0.31570230825" calcext:value-type="float">
            <text:p>0.3157023082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137270221" calcext:value-type="float">
            <text:p>0.2137270221</text:p>
          </table:table-cell>
          <table:table-cell office:value-type="float" office:value="0.189807504955" calcext:value-type="float">
            <text:p>0.189807504955</text:p>
          </table:table-cell>
          <table:table-cell office:value-type="float" office:value="0.28457336944" calcext:value-type="float">
            <text:p>0.28457336944</text:p>
          </table:table-cell>
          <table:table-cell office:value-type="float" office:value="0.300175965221" calcext:value-type="float">
            <text:p>0.30017596522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137270221" calcext:value-type="float">
            <text:p>0.2137270221</text:p>
          </table:table-cell>
          <table:table-cell office:value-type="float" office:value="0.189807504955" calcext:value-type="float">
            <text:p>0.189807504955</text:p>
          </table:table-cell>
          <table:table-cell office:value-type="float" office:value="0.270803690274" calcext:value-type="float">
            <text:p>0.270803690274</text:p>
          </table:table-cell>
          <table:table-cell office:value-type="float" office:value="0.300175965221" calcext:value-type="float">
            <text:p>0.30017596522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10134971308" calcext:value-type="float">
            <text:p>0.210134971308</text:p>
          </table:table-cell>
          <table:table-cell office:value-type="float" office:value="0.188127792522" calcext:value-type="float">
            <text:p>0.188127792522</text:p>
          </table:table-cell>
          <table:table-cell office:value-type="float" office:value="0.270803690274" calcext:value-type="float">
            <text:p>0.270803690274</text:p>
          </table:table-cell>
          <table:table-cell office:value-type="float" office:value="0.300175965221" calcext:value-type="float">
            <text:p>0.30017596522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09236958611" calcext:value-type="float">
            <text:p>0.209236958611</text:p>
          </table:table-cell>
          <table:table-cell office:value-type="float" office:value="0.180569086572" calcext:value-type="float">
            <text:p>0.180569086572</text:p>
          </table:table-cell>
          <table:table-cell office:value-type="float" office:value="0.266213797219" calcext:value-type="float">
            <text:p>0.266213797219</text:p>
          </table:table-cell>
          <table:table-cell office:value-type="float" office:value="0.289825069869" calcext:value-type="float">
            <text:p>0.28982506986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06542920517" calcext:value-type="float">
            <text:p>0.206542920517</text:p>
          </table:table-cell>
          <table:table-cell office:value-type="float" office:value="0.178049517923" calcext:value-type="float">
            <text:p>0.178049517923</text:p>
          </table:table-cell>
          <table:table-cell office:value-type="float" office:value="0.252444118052" calcext:value-type="float">
            <text:p>0.252444118052</text:p>
          </table:table-cell>
          <table:table-cell office:value-type="float" office:value="0.269123279164" calcext:value-type="float">
            <text:p>0.26912327916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06542920517" calcext:value-type="float">
            <text:p>0.206542920517</text:p>
          </table:table-cell>
          <table:table-cell office:value-type="float" office:value="0.176369805489" calcext:value-type="float">
            <text:p>0.176369805489</text:p>
          </table:table-cell>
          <table:table-cell office:value-type="float" office:value="0.252444118052" calcext:value-type="float">
            <text:p>0.252444118052</text:p>
          </table:table-cell>
          <table:table-cell office:value-type="float" office:value="0.258772383811" calcext:value-type="float">
            <text:p>0.25877238381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02950869725" calcext:value-type="float">
            <text:p>0.202950869725</text:p>
          </table:table-cell>
          <table:table-cell office:value-type="float" office:value="0.176369805489" calcext:value-type="float">
            <text:p>0.176369805489</text:p>
          </table:table-cell>
          <table:table-cell office:value-type="float" office:value="0.252444118052" calcext:value-type="float">
            <text:p>0.252444118052</text:p>
          </table:table-cell>
          <table:table-cell office:value-type="float" office:value="0.258772383811" calcext:value-type="float">
            <text:p>0.25877238381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02052857027" calcext:value-type="float">
            <text:p>0.202052857027</text:p>
          </table:table-cell>
          <table:table-cell office:value-type="float" office:value="0.17133066819" calcext:value-type="float">
            <text:p>0.17133066819</text:p>
          </table:table-cell>
          <table:table-cell office:value-type="float" office:value="0.247854224997" calcext:value-type="float">
            <text:p>0.247854224997</text:p>
          </table:table-cell>
          <table:table-cell office:value-type="float" office:value="0.258772383811" calcext:value-type="float">
            <text:p>0.25877238381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98460806236" calcext:value-type="float">
            <text:p>0.198460806236</text:p>
          </table:table-cell>
          <table:table-cell office:value-type="float" office:value="0.167131387107" calcext:value-type="float">
            <text:p>0.167131387107</text:p>
          </table:table-cell>
          <table:table-cell office:value-type="float" office:value="0.243264331941" calcext:value-type="float">
            <text:p>0.243264331941</text:p>
          </table:table-cell>
          <table:table-cell office:value-type="float" office:value="0.258772383811" calcext:value-type="float">
            <text:p>0.25877238381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95766768142" calcext:value-type="float">
            <text:p>0.195766768142</text:p>
          </table:table-cell>
          <table:table-cell office:value-type="float" office:value="0.16629153089" calcext:value-type="float">
            <text:p>0.16629153089</text:p>
          </table:table-cell>
          <table:table-cell office:value-type="float" office:value="0.238674438886" calcext:value-type="float">
            <text:p>0.238674438886</text:p>
          </table:table-cell>
          <table:table-cell office:value-type="float" office:value="0.253596936135" calcext:value-type="float">
            <text:p>0.25359693613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91276704653" calcext:value-type="float">
            <text:p>0.191276704653</text:p>
          </table:table-cell>
          <table:table-cell office:value-type="float" office:value="0.162932106023" calcext:value-type="float">
            <text:p>0.162932106023</text:p>
          </table:table-cell>
          <table:table-cell office:value-type="float" office:value="0.229494652775" calcext:value-type="float">
            <text:p>0.229494652775</text:p>
          </table:table-cell>
          <table:table-cell office:value-type="float" office:value="0.253596936135" calcext:value-type="float">
            <text:p>0.25359693613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85888628465" calcext:value-type="float">
            <text:p>0.185888628465</text:p>
          </table:table-cell>
          <table:table-cell office:value-type="float" office:value="0.160412537374" calcext:value-type="float">
            <text:p>0.160412537374</text:p>
          </table:table-cell>
          <table:table-cell office:value-type="float" office:value="0.229494652775" calcext:value-type="float">
            <text:p>0.229494652775</text:p>
          </table:table-cell>
          <table:table-cell office:value-type="float" office:value="0.253596936135" calcext:value-type="float">
            <text:p>0.25359693613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7960253958" calcext:value-type="float">
            <text:p>0.17960253958</text:p>
          </table:table-cell>
          <table:table-cell office:value-type="float" office:value="0.156213256291" calcext:value-type="float">
            <text:p>0.156213256291</text:p>
          </table:table-cell>
          <table:table-cell office:value-type="float" office:value="0.229494652775" calcext:value-type="float">
            <text:p>0.229494652775</text:p>
          </table:table-cell>
          <table:table-cell office:value-type="float" office:value="0.253596936135" calcext:value-type="float">
            <text:p>0.25359693613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76908501486" calcext:value-type="float">
            <text:p>0.176908501486</text:p>
          </table:table-cell>
          <table:table-cell office:value-type="float" office:value="0.154533543857" calcext:value-type="float">
            <text:p>0.154533543857</text:p>
          </table:table-cell>
          <table:table-cell office:value-type="float" office:value="0.224904759719" calcext:value-type="float">
            <text:p>0.224904759719</text:p>
          </table:table-cell>
          <table:table-cell office:value-type="float" office:value="0.248421488459" calcext:value-type="float">
            <text:p>0.24842148845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67030361809" calcext:value-type="float">
            <text:p>0.167030361809</text:p>
          </table:table-cell>
          <table:table-cell office:value-type="float" office:value="0.154533543857" calcext:value-type="float">
            <text:p>0.154533543857</text:p>
          </table:table-cell>
          <table:table-cell office:value-type="float" office:value="0.224904759719" calcext:value-type="float">
            <text:p>0.224904759719</text:p>
          </table:table-cell>
          <table:table-cell office:value-type="float" office:value="0.248421488459" calcext:value-type="float">
            <text:p>0.24842148845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67030361809" calcext:value-type="float">
            <text:p>0.167030361809</text:p>
          </table:table-cell>
          <table:table-cell office:value-type="float" office:value="0.153693687641" calcext:value-type="float">
            <text:p>0.153693687641</text:p>
          </table:table-cell>
          <table:table-cell office:value-type="float" office:value="0.211135080553" calcext:value-type="float">
            <text:p>0.211135080553</text:p>
          </table:table-cell>
          <table:table-cell office:value-type="float" office:value="0.227719697754" calcext:value-type="float">
            <text:p>0.22771969775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65234336414" calcext:value-type="float">
            <text:p>0.165234336414</text:p>
          </table:table-cell>
          <table:table-cell office:value-type="float" office:value="0.152853831424" calcext:value-type="float">
            <text:p>0.152853831424</text:p>
          </table:table-cell>
          <table:table-cell office:value-type="float" office:value="0.211135080553" calcext:value-type="float">
            <text:p>0.211135080553</text:p>
          </table:table-cell>
          <table:table-cell office:value-type="float" office:value="0.227719697754" calcext:value-type="float">
            <text:p>0.22771969775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61642285622" calcext:value-type="float">
            <text:p>0.161642285622</text:p>
          </table:table-cell>
          <table:table-cell office:value-type="float" office:value="0.150334262774" calcext:value-type="float">
            <text:p>0.150334262774</text:p>
          </table:table-cell>
          <table:table-cell office:value-type="float" office:value="0.206545187497" calcext:value-type="float">
            <text:p>0.206545187497</text:p>
          </table:table-cell>
          <table:table-cell office:value-type="float" office:value="0.222544250078" calcext:value-type="float">
            <text:p>0.22254425007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60744272924" calcext:value-type="float">
            <text:p>0.160744272924</text:p>
          </table:table-cell>
          <table:table-cell office:value-type="float" office:value="0.147814694124" calcext:value-type="float">
            <text:p>0.147814694124</text:p>
          </table:table-cell>
          <table:table-cell office:value-type="float" office:value="0.206545187497" calcext:value-type="float">
            <text:p>0.206545187497</text:p>
          </table:table-cell>
          <table:table-cell office:value-type="float" office:value="0.222544250078" calcext:value-type="float">
            <text:p>0.22254425007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57152222132" calcext:value-type="float">
            <text:p>0.157152222132</text:p>
          </table:table-cell>
          <table:table-cell office:value-type="float" office:value="0.146134981691" calcext:value-type="float">
            <text:p>0.146134981691</text:p>
          </table:table-cell>
          <table:table-cell office:value-type="float" office:value="0.201955294442" calcext:value-type="float">
            <text:p>0.201955294442</text:p>
          </table:table-cell>
          <table:table-cell office:value-type="float" office:value="0.222544250078" calcext:value-type="float">
            <text:p>0.22254425007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56254209435" calcext:value-type="float">
            <text:p>0.156254209435</text:p>
          </table:table-cell>
          <table:table-cell office:value-type="float" office:value="0.145295125475" calcext:value-type="float">
            <text:p>0.145295125475</text:p>
          </table:table-cell>
          <table:table-cell office:value-type="float" office:value="0.201955294442" calcext:value-type="float">
            <text:p>0.201955294442</text:p>
          </table:table-cell>
          <table:table-cell office:value-type="float" office:value="0.217368802401" calcext:value-type="float">
            <text:p>0.21736880240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51764145945" calcext:value-type="float">
            <text:p>0.151764145945</text:p>
          </table:table-cell>
          <table:table-cell office:value-type="float" office:value="0.143615413041" calcext:value-type="float">
            <text:p>0.143615413041</text:p>
          </table:table-cell>
          <table:table-cell office:value-type="float" office:value="0.197365401386" calcext:value-type="float">
            <text:p>0.197365401386</text:p>
          </table:table-cell>
          <table:table-cell office:value-type="float" office:value="0.217368802401" calcext:value-type="float">
            <text:p>0.21736880240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50866133247" calcext:value-type="float">
            <text:p>0.150866133247</text:p>
          </table:table-cell>
          <table:table-cell office:value-type="float" office:value="0.142775556825" calcext:value-type="float">
            <text:p>0.142775556825</text:p>
          </table:table-cell>
          <table:table-cell office:value-type="float" office:value="0.197365401386" calcext:value-type="float">
            <text:p>0.197365401386</text:p>
          </table:table-cell>
          <table:table-cell office:value-type="float" office:value="0.212193354725" calcext:value-type="float">
            <text:p>0.21219335472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4098799357" calcext:value-type="float">
            <text:p>0.14098799357</text:p>
          </table:table-cell>
          <table:table-cell office:value-type="float" office:value="0.142775556825" calcext:value-type="float">
            <text:p>0.142775556825</text:p>
          </table:table-cell>
          <table:table-cell office:value-type="float" office:value="0.197365401386" calcext:value-type="float">
            <text:p>0.197365401386</text:p>
          </table:table-cell>
          <table:table-cell office:value-type="float" office:value="0.212193354725" calcext:value-type="float">
            <text:p>0.21219335472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39191968174" calcext:value-type="float">
            <text:p>0.139191968174</text:p>
          </table:table-cell>
          <table:table-cell office:value-type="float" office:value="0.140255988175" calcext:value-type="float">
            <text:p>0.140255988175</text:p>
          </table:table-cell>
          <table:table-cell office:value-type="float" office:value="0.197365401386" calcext:value-type="float">
            <text:p>0.197365401386</text:p>
          </table:table-cell>
          <table:table-cell office:value-type="float" office:value="0.212193354725" calcext:value-type="float">
            <text:p>0.21219335472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38293955477" calcext:value-type="float">
            <text:p>0.138293955477</text:p>
          </table:table-cell>
          <table:table-cell office:value-type="float" office:value="0.140255988175" calcext:value-type="float">
            <text:p>0.140255988175</text:p>
          </table:table-cell>
          <table:table-cell office:value-type="float" office:value="0.197365401386" calcext:value-type="float">
            <text:p>0.197365401386</text:p>
          </table:table-cell>
          <table:table-cell office:value-type="float" office:value="0.212193354725" calcext:value-type="float">
            <text:p>0.21219335472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37395942779" calcext:value-type="float">
            <text:p>0.137395942779</text:p>
          </table:table-cell>
          <table:table-cell office:value-type="float" office:value="0.133537138442" calcext:value-type="float">
            <text:p>0.133537138442</text:p>
          </table:table-cell>
          <table:table-cell office:value-type="float" office:value="0.197365401386" calcext:value-type="float">
            <text:p>0.197365401386</text:p>
          </table:table-cell>
          <table:table-cell office:value-type="float" office:value="0.201842459373" calcext:value-type="float">
            <text:p>0.20184245937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34701904685" calcext:value-type="float">
            <text:p>0.134701904685</text:p>
          </table:table-cell>
          <table:table-cell office:value-type="float" office:value="0.131857426009" calcext:value-type="float">
            <text:p>0.131857426009</text:p>
          </table:table-cell>
          <table:table-cell office:value-type="float" office:value="0.197365401386" calcext:value-type="float">
            <text:p>0.197365401386</text:p>
          </table:table-cell>
          <table:table-cell office:value-type="float" office:value="0.201842459373" calcext:value-type="float">
            <text:p>0.20184245937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31109853893" calcext:value-type="float">
            <text:p>0.131109853893</text:p>
          </table:table-cell>
          <table:table-cell office:value-type="float" office:value="0.130177713575" calcext:value-type="float">
            <text:p>0.130177713575</text:p>
          </table:table-cell>
          <table:table-cell office:value-type="float" office:value="0.192775508331" calcext:value-type="float">
            <text:p>0.192775508331</text:p>
          </table:table-cell>
          <table:table-cell office:value-type="float" office:value="0.201842459373" calcext:value-type="float">
            <text:p>0.20184245937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27517803102" calcext:value-type="float">
            <text:p>0.127517803102</text:p>
          </table:table-cell>
          <table:table-cell office:value-type="float" office:value="0.128498001142" calcext:value-type="float">
            <text:p>0.128498001142</text:p>
          </table:table-cell>
          <table:table-cell office:value-type="float" office:value="0.188185615275" calcext:value-type="float">
            <text:p>0.188185615275</text:p>
          </table:table-cell>
          <table:table-cell office:value-type="float" office:value="0.196667011697" calcext:value-type="float">
            <text:p>0.19666701169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24823765008" calcext:value-type="float">
            <text:p>0.124823765008</text:p>
          </table:table-cell>
          <table:table-cell office:value-type="float" office:value="0.125138576276" calcext:value-type="float">
            <text:p>0.125138576276</text:p>
          </table:table-cell>
          <table:table-cell office:value-type="float" office:value="0.188185615275" calcext:value-type="float">
            <text:p>0.188185615275</text:p>
          </table:table-cell>
          <table:table-cell office:value-type="float" office:value="0.19149156402" calcext:value-type="float">
            <text:p>0.1914915640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2392575231" calcext:value-type="float">
            <text:p>0.12392575231</text:p>
          </table:table-cell>
          <table:table-cell office:value-type="float" office:value="0.125138576276" calcext:value-type="float">
            <text:p>0.125138576276</text:p>
          </table:table-cell>
          <table:table-cell office:value-type="float" office:value="0.18359572222" calcext:value-type="float">
            <text:p>0.18359572222</text:p>
          </table:table-cell>
          <table:table-cell office:value-type="float" office:value="0.19149156402" calcext:value-type="float">
            <text:p>0.1914915640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21231714216" calcext:value-type="float">
            <text:p>0.121231714216</text:p>
          </table:table-cell>
          <table:table-cell office:value-type="float" office:value="0.125138576276" calcext:value-type="float">
            <text:p>0.125138576276</text:p>
          </table:table-cell>
          <table:table-cell office:value-type="float" office:value="0.18359572222" calcext:value-type="float">
            <text:p>0.18359572222</text:p>
          </table:table-cell>
          <table:table-cell office:value-type="float" office:value="0.19149156402" calcext:value-type="float">
            <text:p>0.1914915640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20333701519" calcext:value-type="float">
            <text:p>0.120333701519</text:p>
          </table:table-cell>
          <table:table-cell office:value-type="float" office:value="0.122619007626" calcext:value-type="float">
            <text:p>0.122619007626</text:p>
          </table:table-cell>
          <table:table-cell office:value-type="float" office:value="0.179005829164" calcext:value-type="float">
            <text:p>0.179005829164</text:p>
          </table:table-cell>
          <table:table-cell office:value-type="float" office:value="0.186316116344" calcext:value-type="float">
            <text:p>0.18631611634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19435688821" calcext:value-type="float">
            <text:p>0.119435688821</text:p>
          </table:table-cell>
          <table:table-cell office:value-type="float" office:value="0.122619007626" calcext:value-type="float">
            <text:p>0.122619007626</text:p>
          </table:table-cell>
          <table:table-cell office:value-type="float" office:value="0.174415936109" calcext:value-type="float">
            <text:p>0.174415936109</text:p>
          </table:table-cell>
          <table:table-cell office:value-type="float" office:value="0.186316116344" calcext:value-type="float">
            <text:p>0.18631611634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18537676123" calcext:value-type="float">
            <text:p>0.118537676123</text:p>
          </table:table-cell>
          <table:table-cell office:value-type="float" office:value="0.121779151409" calcext:value-type="float">
            <text:p>0.121779151409</text:p>
          </table:table-cell>
          <table:table-cell office:value-type="float" office:value="0.169826043053" calcext:value-type="float">
            <text:p>0.169826043053</text:p>
          </table:table-cell>
          <table:table-cell office:value-type="float" office:value="0.181140668668" calcext:value-type="float">
            <text:p>0.18114066866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18537676123" calcext:value-type="float">
            <text:p>0.118537676123</text:p>
          </table:table-cell>
          <table:table-cell office:value-type="float" office:value="0.120939295193" calcext:value-type="float">
            <text:p>0.120939295193</text:p>
          </table:table-cell>
          <table:table-cell office:value-type="float" office:value="0.169826043053" calcext:value-type="float">
            <text:p>0.169826043053</text:p>
          </table:table-cell>
          <table:table-cell office:value-type="float" office:value="0.181140668668" calcext:value-type="float">
            <text:p>0.18114066866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17639663425" calcext:value-type="float">
            <text:p>0.117639663425</text:p>
          </table:table-cell>
          <table:table-cell office:value-type="float" office:value="0.119259582759" calcext:value-type="float">
            <text:p>0.119259582759</text:p>
          </table:table-cell>
          <table:table-cell office:value-type="float" office:value="0.169826043053" calcext:value-type="float">
            <text:p>0.169826043053</text:p>
          </table:table-cell>
          <table:table-cell office:value-type="float" office:value="0.181140668668" calcext:value-type="float">
            <text:p>0.18114066866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17639663425" calcext:value-type="float">
            <text:p>0.117639663425</text:p>
          </table:table-cell>
          <table:table-cell office:value-type="float" office:value="0.115060301676" calcext:value-type="float">
            <text:p>0.115060301676</text:p>
          </table:table-cell>
          <table:table-cell office:value-type="float" office:value="0.165236149998" calcext:value-type="float">
            <text:p>0.165236149998</text:p>
          </table:table-cell>
          <table:table-cell office:value-type="float" office:value="0.175965220992" calcext:value-type="float">
            <text:p>0.17596522099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16741650727" calcext:value-type="float">
            <text:p>0.116741650727</text:p>
          </table:table-cell>
          <table:table-cell office:value-type="float" office:value="0.11422044546" calcext:value-type="float">
            <text:p>0.11422044546</text:p>
          </table:table-cell>
          <table:table-cell office:value-type="float" office:value="0.165236149998" calcext:value-type="float">
            <text:p>0.165236149998</text:p>
          </table:table-cell>
          <table:table-cell office:value-type="float" office:value="0.175965220992" calcext:value-type="float">
            <text:p>0.17596522099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14945625331" calcext:value-type="float">
            <text:p>0.114945625331</text:p>
          </table:table-cell>
          <table:table-cell office:value-type="float" office:value="0.112540733027" calcext:value-type="float">
            <text:p>0.112540733027</text:p>
          </table:table-cell>
          <table:table-cell office:value-type="float" office:value="0.160646256942" calcext:value-type="float">
            <text:p>0.160646256942</text:p>
          </table:table-cell>
          <table:table-cell office:value-type="float" office:value="0.170789773315" calcext:value-type="float">
            <text:p>0.17078977331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13149599935" calcext:value-type="float">
            <text:p>0.113149599935</text:p>
          </table:table-cell>
          <table:table-cell office:value-type="float" office:value="0.110861020593" calcext:value-type="float">
            <text:p>0.110861020593</text:p>
          </table:table-cell>
          <table:table-cell office:value-type="float" office:value="0.160646256942" calcext:value-type="float">
            <text:p>0.160646256942</text:p>
          </table:table-cell>
          <table:table-cell office:value-type="float" office:value="0.170789773315" calcext:value-type="float">
            <text:p>0.17078977331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13149599935" calcext:value-type="float">
            <text:p>0.113149599935</text:p>
          </table:table-cell>
          <table:table-cell office:value-type="float" office:value="0.110021164377" calcext:value-type="float">
            <text:p>0.110021164377</text:p>
          </table:table-cell>
          <table:table-cell office:value-type="float" office:value="0.156056363887" calcext:value-type="float">
            <text:p>0.156056363887</text:p>
          </table:table-cell>
          <table:table-cell office:value-type="float" office:value="0.165614325639" calcext:value-type="float">
            <text:p>0.16561432563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12251587237" calcext:value-type="float">
            <text:p>0.112251587237</text:p>
          </table:table-cell>
          <table:table-cell office:value-type="float" office:value="0.107501595727" calcext:value-type="float">
            <text:p>0.107501595727</text:p>
          </table:table-cell>
          <table:table-cell office:value-type="float" office:value="0.156056363887" calcext:value-type="float">
            <text:p>0.156056363887</text:p>
          </table:table-cell>
          <table:table-cell office:value-type="float" office:value="0.160438877963" calcext:value-type="float">
            <text:p>0.16043887796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09557549144" calcext:value-type="float">
            <text:p>0.109557549144</text:p>
          </table:table-cell>
          <table:table-cell office:value-type="float" office:value="0.107501595727" calcext:value-type="float">
            <text:p>0.107501595727</text:p>
          </table:table-cell>
          <table:table-cell office:value-type="float" office:value="0.156056363887" calcext:value-type="float">
            <text:p>0.156056363887</text:p>
          </table:table-cell>
          <table:table-cell office:value-type="float" office:value="0.160438877963" calcext:value-type="float">
            <text:p>0.16043887796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08659536446" calcext:value-type="float">
            <text:p>0.108659536446</text:p>
          </table:table-cell>
          <table:table-cell office:value-type="float" office:value="0.107501595727" calcext:value-type="float">
            <text:p>0.107501595727</text:p>
          </table:table-cell>
          <table:table-cell office:value-type="float" office:value="0.151466470831" calcext:value-type="float">
            <text:p>0.151466470831</text:p>
          </table:table-cell>
          <table:table-cell office:value-type="float" office:value="0.155263430287" calcext:value-type="float">
            <text:p>0.15526343028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08659536446" calcext:value-type="float">
            <text:p>0.108659536446</text:p>
          </table:table-cell>
          <table:table-cell office:value-type="float" office:value="0.10666173951" calcext:value-type="float">
            <text:p>0.10666173951</text:p>
          </table:table-cell>
          <table:table-cell office:value-type="float" office:value="0.151466470831" calcext:value-type="float">
            <text:p>0.151466470831</text:p>
          </table:table-cell>
          <table:table-cell office:value-type="float" office:value="0.15008798261" calcext:value-type="float">
            <text:p>0.1500879826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0686351105" calcext:value-type="float">
            <text:p>0.10686351105</text:p>
          </table:table-cell>
          <table:table-cell office:value-type="float" office:value="0.105821883294" calcext:value-type="float">
            <text:p>0.105821883294</text:p>
          </table:table-cell>
          <table:table-cell office:value-type="float" office:value="0.151466470831" calcext:value-type="float">
            <text:p>0.151466470831</text:p>
          </table:table-cell>
          <table:table-cell office:value-type="float" office:value="0.15008798261" calcext:value-type="float">
            <text:p>0.1500879826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05965498352" calcext:value-type="float">
            <text:p>0.105965498352</text:p>
          </table:table-cell>
          <table:table-cell office:value-type="float" office:value="0.10414217086" calcext:value-type="float">
            <text:p>0.10414217086</text:p>
          </table:table-cell>
          <table:table-cell office:value-type="float" office:value="0.151466470831" calcext:value-type="float">
            <text:p>0.151466470831</text:p>
          </table:table-cell>
          <table:table-cell office:value-type="float" office:value="0.15008798261" calcext:value-type="float">
            <text:p>0.1500879826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04169472956" calcext:value-type="float">
            <text:p>0.104169472956</text:p>
          </table:table-cell>
          <table:table-cell office:value-type="float" office:value="0.10414217086" calcext:value-type="float">
            <text:p>0.10414217086</text:p>
          </table:table-cell>
          <table:table-cell office:value-type="float" office:value="0.146876577776" calcext:value-type="float">
            <text:p>0.146876577776</text:p>
          </table:table-cell>
          <table:table-cell office:value-type="float" office:value="0.15008798261" calcext:value-type="float">
            <text:p>0.1500879826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02373447561" calcext:value-type="float">
            <text:p>0.102373447561</text:p>
          </table:table-cell>
          <table:table-cell office:value-type="float" office:value="0.102462458427" calcext:value-type="float">
            <text:p>0.102462458427</text:p>
          </table:table-cell>
          <table:table-cell office:value-type="float" office:value="0.14228668472" calcext:value-type="float">
            <text:p>0.14228668472</text:p>
          </table:table-cell>
          <table:table-cell office:value-type="float" office:value="0.144912534934" calcext:value-type="float">
            <text:p>0.14491253493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00577422165" calcext:value-type="float">
            <text:p>0.100577422165</text:p>
          </table:table-cell>
          <table:table-cell office:value-type="float" office:value="0.102462458427" calcext:value-type="float">
            <text:p>0.102462458427</text:p>
          </table:table-cell>
          <table:table-cell office:value-type="float" office:value="0.14228668472" calcext:value-type="float">
            <text:p>0.14228668472</text:p>
          </table:table-cell>
          <table:table-cell office:value-type="float" office:value="0.144912534934" calcext:value-type="float">
            <text:p>0.14491253493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00577422165" calcext:value-type="float">
            <text:p>0.100577422165</text:p>
          </table:table-cell>
          <table:table-cell office:value-type="float" office:value="0.100782745994" calcext:value-type="float">
            <text:p>0.100782745994</text:p>
          </table:table-cell>
          <table:table-cell office:value-type="float" office:value="0.14228668472" calcext:value-type="float">
            <text:p>0.14228668472</text:p>
          </table:table-cell>
          <table:table-cell office:value-type="float" office:value="0.139737087258" calcext:value-type="float">
            <text:p>0.13973708725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00577422165" calcext:value-type="float">
            <text:p>0.100577422165</text:p>
          </table:table-cell>
          <table:table-cell office:value-type="float" office:value="0.100782745994" calcext:value-type="float">
            <text:p>0.100782745994</text:p>
          </table:table-cell>
          <table:table-cell office:value-type="float" office:value="0.137696791665" calcext:value-type="float">
            <text:p>0.137696791665</text:p>
          </table:table-cell>
          <table:table-cell office:value-type="float" office:value="0.139737087258" calcext:value-type="float">
            <text:p>0.13973708725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00577422165" calcext:value-type="float">
            <text:p>0.100577422165</text:p>
          </table:table-cell>
          <table:table-cell office:value-type="float" office:value="0.100782745994" calcext:value-type="float">
            <text:p>0.100782745994</text:p>
          </table:table-cell>
          <table:table-cell office:value-type="float" office:value="0.137696791665" calcext:value-type="float">
            <text:p>0.137696791665</text:p>
          </table:table-cell>
          <table:table-cell office:value-type="float" office:value="0.139737087258" calcext:value-type="float">
            <text:p>0.13973708725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996794094668" calcext:value-type="float">
            <text:p>0.0996794094668</text:p>
          </table:table-cell>
          <table:table-cell office:value-type="float" office:value="0.0999428897773" calcext:value-type="float">
            <text:p>0.0999428897773</text:p>
          </table:table-cell>
          <table:table-cell office:value-type="float" office:value="0.133106898609" calcext:value-type="float">
            <text:p>0.133106898609</text:p>
          </table:table-cell>
          <table:table-cell office:value-type="float" office:value="0.139737087258" calcext:value-type="float">
            <text:p>0.13973708725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996794094668" calcext:value-type="float">
            <text:p>0.0996794094668</text:p>
          </table:table-cell>
          <table:table-cell office:value-type="float" office:value="0.0999428897773" calcext:value-type="float">
            <text:p>0.0999428897773</text:p>
          </table:table-cell>
          <table:table-cell office:value-type="float" office:value="0.133106898609" calcext:value-type="float">
            <text:p>0.133106898609</text:p>
          </table:table-cell>
          <table:table-cell office:value-type="float" office:value="0.134561639582" calcext:value-type="float">
            <text:p>0.13456163958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98781396769" calcext:value-type="float">
            <text:p>0.098781396769</text:p>
          </table:table-cell>
          <table:table-cell office:value-type="float" office:value="0.0999428897773" calcext:value-type="float">
            <text:p>0.0999428897773</text:p>
          </table:table-cell>
          <table:table-cell office:value-type="float" office:value="0.133106898609" calcext:value-type="float">
            <text:p>0.133106898609</text:p>
          </table:table-cell>
          <table:table-cell office:value-type="float" office:value="0.134561639582" calcext:value-type="float">
            <text:p>0.13456163958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98781396769" calcext:value-type="float">
            <text:p>0.098781396769</text:p>
          </table:table-cell>
          <table:table-cell office:value-type="float" office:value="0.0965834649108" calcext:value-type="float">
            <text:p>0.0965834649108</text:p>
          </table:table-cell>
          <table:table-cell office:value-type="float" office:value="0.133106898609" calcext:value-type="float">
            <text:p>0.133106898609</text:p>
          </table:table-cell>
          <table:table-cell office:value-type="float" office:value="0.134561639582" calcext:value-type="float">
            <text:p>0.13456163958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98781396769" calcext:value-type="float">
            <text:p>0.098781396769</text:p>
          </table:table-cell>
          <table:table-cell office:value-type="float" office:value="0.0965834649108" calcext:value-type="float">
            <text:p>0.0965834649108</text:p>
          </table:table-cell>
          <table:table-cell office:value-type="float" office:value="0.128517005554" calcext:value-type="float">
            <text:p>0.128517005554</text:p>
          </table:table-cell>
          <table:table-cell office:value-type="float" office:value="0.129386191906" calcext:value-type="float">
            <text:p>0.12938619190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960873586753" calcext:value-type="float">
            <text:p>0.0960873586753</text:p>
          </table:table-cell>
          <table:table-cell office:value-type="float" office:value="0.0949037524776" calcext:value-type="float">
            <text:p>0.0949037524776</text:p>
          </table:table-cell>
          <table:table-cell office:value-type="float" office:value="0.128517005554" calcext:value-type="float">
            <text:p>0.128517005554</text:p>
          </table:table-cell>
          <table:table-cell office:value-type="float" office:value="0.129386191906" calcext:value-type="float">
            <text:p>0.12938619190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951893459774" calcext:value-type="float">
            <text:p>0.0951893459774</text:p>
          </table:table-cell>
          <table:table-cell office:value-type="float" office:value="0.094063896261" calcext:value-type="float">
            <text:p>0.094063896261</text:p>
          </table:table-cell>
          <table:table-cell office:value-type="float" office:value="0.128517005554" calcext:value-type="float">
            <text:p>0.128517005554</text:p>
          </table:table-cell>
          <table:table-cell office:value-type="float" office:value="0.119035296553" calcext:value-type="float">
            <text:p>0.11903529655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942913332795" calcext:value-type="float">
            <text:p>0.0942913332795</text:p>
          </table:table-cell>
          <table:table-cell office:value-type="float" office:value="0.0932240400443" calcext:value-type="float">
            <text:p>0.0932240400443</text:p>
          </table:table-cell>
          <table:table-cell office:value-type="float" office:value="0.123927112498" calcext:value-type="float">
            <text:p>0.123927112498</text:p>
          </table:table-cell>
          <table:table-cell office:value-type="float" office:value="0.113859848877" calcext:value-type="float">
            <text:p>0.11385984887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942913332795" calcext:value-type="float">
            <text:p>0.0942913332795</text:p>
          </table:table-cell>
          <table:table-cell office:value-type="float" office:value="0.0923841838277" calcext:value-type="float">
            <text:p>0.0923841838277</text:p>
          </table:table-cell>
          <table:table-cell office:value-type="float" office:value="0.123927112498" calcext:value-type="float">
            <text:p>0.123927112498</text:p>
          </table:table-cell>
          <table:table-cell office:value-type="float" office:value="0.113859848877" calcext:value-type="float">
            <text:p>0.11385984887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933933205816" calcext:value-type="float">
            <text:p>0.0933933205816</text:p>
          </table:table-cell>
          <table:table-cell office:value-type="float" office:value="0.0923841838277" calcext:value-type="float">
            <text:p>0.0923841838277</text:p>
          </table:table-cell>
          <table:table-cell office:value-type="float" office:value="0.123927112498" calcext:value-type="float">
            <text:p>0.123927112498</text:p>
          </table:table-cell>
          <table:table-cell office:value-type="float" office:value="0.113859848877" calcext:value-type="float">
            <text:p>0.11385984887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933933205816" calcext:value-type="float">
            <text:p>0.0933933205816</text:p>
          </table:table-cell>
          <table:table-cell office:value-type="float" office:value="0.0915443276111" calcext:value-type="float">
            <text:p>0.0915443276111</text:p>
          </table:table-cell>
          <table:table-cell office:value-type="float" office:value="0.119337219443" calcext:value-type="float">
            <text:p>0.119337219443</text:p>
          </table:table-cell>
          <table:table-cell office:value-type="float" office:value="0.113859848877" calcext:value-type="float">
            <text:p>0.11385984887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915972951858" calcext:value-type="float">
            <text:p>0.0915972951858</text:p>
          </table:table-cell>
          <table:table-cell office:value-type="float" office:value="0.0907044713945" calcext:value-type="float">
            <text:p>0.0907044713945</text:p>
          </table:table-cell>
          <table:table-cell office:value-type="float" office:value="0.119337219443" calcext:value-type="float">
            <text:p>0.119337219443</text:p>
          </table:table-cell>
          <table:table-cell office:value-type="float" office:value="0.108684401201" calcext:value-type="float">
            <text:p>0.10868440120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915972951858" calcext:value-type="float">
            <text:p>0.0915972951858</text:p>
          </table:table-cell>
          <table:table-cell office:value-type="float" office:value="0.0898646151779" calcext:value-type="float">
            <text:p>0.0898646151779</text:p>
          </table:table-cell>
          <table:table-cell office:value-type="float" office:value="0.119337219443" calcext:value-type="float">
            <text:p>0.119337219443</text:p>
          </table:table-cell>
          <table:table-cell office:value-type="float" office:value="0.108684401201" calcext:value-type="float">
            <text:p>0.10868440120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906992824879" calcext:value-type="float">
            <text:p>0.0906992824879</text:p>
          </table:table-cell>
          <table:table-cell office:value-type="float" office:value="0.0898646151779" calcext:value-type="float">
            <text:p>0.0898646151779</text:p>
          </table:table-cell>
          <table:table-cell office:value-type="float" office:value="0.119337219443" calcext:value-type="float">
            <text:p>0.119337219443</text:p>
          </table:table-cell>
          <table:table-cell office:value-type="float" office:value="0.108684401201" calcext:value-type="float">
            <text:p>0.10868440120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8980126979" calcext:value-type="float">
            <text:p>0.08980126979</text:p>
          </table:table-cell>
          <table:table-cell office:value-type="float" office:value="0.0890247589613" calcext:value-type="float">
            <text:p>0.0890247589613</text:p>
          </table:table-cell>
          <table:table-cell office:value-type="float" office:value="0.119337219443" calcext:value-type="float">
            <text:p>0.119337219443</text:p>
          </table:table-cell>
          <table:table-cell office:value-type="float" office:value="0.108684401201" calcext:value-type="float">
            <text:p>0.10868440120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8980126979" calcext:value-type="float">
            <text:p>0.08980126979</text:p>
          </table:table-cell>
          <table:table-cell office:value-type="float" office:value="0.0890247589613" calcext:value-type="float">
            <text:p>0.0890247589613</text:p>
          </table:table-cell>
          <table:table-cell office:value-type="float" office:value="0.119337219443" calcext:value-type="float">
            <text:p>0.119337219443</text:p>
          </table:table-cell>
          <table:table-cell office:value-type="float" office:value="0.103508953524" calcext:value-type="float">
            <text:p>0.10350895352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889032570921" calcext:value-type="float">
            <text:p>0.0889032570921</text:p>
          </table:table-cell>
          <table:table-cell office:value-type="float" office:value="0.0890247589613" calcext:value-type="float">
            <text:p>0.0890247589613</text:p>
          </table:table-cell>
          <table:table-cell office:value-type="float" office:value="0.114747326387" calcext:value-type="float">
            <text:p>0.114747326387</text:p>
          </table:table-cell>
          <table:table-cell office:value-type="float" office:value="0.103508953524" calcext:value-type="float">
            <text:p>0.10350895352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889032570921" calcext:value-type="float">
            <text:p>0.0889032570921</text:p>
          </table:table-cell>
          <table:table-cell office:value-type="float" office:value="0.0881849027447" calcext:value-type="float">
            <text:p>0.0881849027447</text:p>
          </table:table-cell>
          <table:table-cell office:value-type="float" office:value="0.114747326387" calcext:value-type="float">
            <text:p>0.114747326387</text:p>
          </table:table-cell>
          <table:table-cell office:value-type="float" office:value="0.103508953524" calcext:value-type="float">
            <text:p>0.10350895352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889032570921" calcext:value-type="float">
            <text:p>0.0889032570921</text:p>
          </table:table-cell>
          <table:table-cell office:value-type="float" office:value="0.087345046528" calcext:value-type="float">
            <text:p>0.087345046528</text:p>
          </table:table-cell>
          <table:table-cell office:value-type="float" office:value="0.114747326387" calcext:value-type="float">
            <text:p>0.114747326387</text:p>
          </table:table-cell>
          <table:table-cell office:value-type="float" office:value="0.103508953524" calcext:value-type="float">
            <text:p>0.10350895352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889032570921" calcext:value-type="float">
            <text:p>0.0889032570921</text:p>
          </table:table-cell>
          <table:table-cell office:value-type="float" office:value="0.0856653340948" calcext:value-type="float">
            <text:p>0.0856653340948</text:p>
          </table:table-cell>
          <table:table-cell office:value-type="float" office:value="0.114747326387" calcext:value-type="float">
            <text:p>0.114747326387</text:p>
          </table:table-cell>
          <table:table-cell office:value-type="float" office:value="0.103508953524" calcext:value-type="float">
            <text:p>0.10350895352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853112063005" calcext:value-type="float">
            <text:p>0.0853112063005</text:p>
          </table:table-cell>
          <table:table-cell office:value-type="float" office:value="0.0856653340948" calcext:value-type="float">
            <text:p>0.0856653340948</text:p>
          </table:table-cell>
          <table:table-cell office:value-type="float" office:value="0.110157433332" calcext:value-type="float">
            <text:p>0.110157433332</text:p>
          </table:table-cell>
          <table:table-cell office:value-type="float" office:value="0.103508953524" calcext:value-type="float">
            <text:p>0.10350895352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853112063005" calcext:value-type="float">
            <text:p>0.0853112063005</text:p>
          </table:table-cell>
          <table:table-cell office:value-type="float" office:value="0.0856653340948" calcext:value-type="float">
            <text:p>0.0856653340948</text:p>
          </table:table-cell>
          <table:table-cell office:value-type="float" office:value="0.110157433332" calcext:value-type="float">
            <text:p>0.110157433332</text:p>
          </table:table-cell>
          <table:table-cell office:value-type="float" office:value="0.0983335058483" calcext:value-type="float">
            <text:p>0.098333505848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844131936026" calcext:value-type="float">
            <text:p>0.0844131936026</text:p>
          </table:table-cell>
          <table:table-cell office:value-type="float" office:value="0.0856653340948" calcext:value-type="float">
            <text:p>0.0856653340948</text:p>
          </table:table-cell>
          <table:table-cell office:value-type="float" office:value="0.110157433332" calcext:value-type="float">
            <text:p>0.110157433332</text:p>
          </table:table-cell>
          <table:table-cell office:value-type="float" office:value="0.0983335058483" calcext:value-type="float">
            <text:p>0.098333505848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844131936026" calcext:value-type="float">
            <text:p>0.0844131936026</text:p>
          </table:table-cell>
          <table:table-cell office:value-type="float" office:value="0.0848254778782" calcext:value-type="float">
            <text:p>0.0848254778782</text:p>
          </table:table-cell>
          <table:table-cell office:value-type="float" office:value="0.110157433332" calcext:value-type="float">
            <text:p>0.110157433332</text:p>
          </table:table-cell>
          <table:table-cell office:value-type="float" office:value="0.0983335058483" calcext:value-type="float">
            <text:p>0.098333505848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817191555089" calcext:value-type="float">
            <text:p>0.0817191555089</text:p>
          </table:table-cell>
          <table:table-cell office:value-type="float" office:value="0.0848254778782" calcext:value-type="float">
            <text:p>0.0848254778782</text:p>
          </table:table-cell>
          <table:table-cell office:value-type="float" office:value="0.110157433332" calcext:value-type="float">
            <text:p>0.110157433332</text:p>
          </table:table-cell>
          <table:table-cell office:value-type="float" office:value="0.0983335058483" calcext:value-type="float">
            <text:p>0.098333505848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80821142811" calcext:value-type="float">
            <text:p>0.080821142811</text:p>
          </table:table-cell>
          <table:table-cell office:value-type="float" office:value="0.083145765445" calcext:value-type="float">
            <text:p>0.083145765445</text:p>
          </table:table-cell>
          <table:table-cell office:value-type="float" office:value="0.105567540276" calcext:value-type="float">
            <text:p>0.105567540276</text:p>
          </table:table-cell>
          <table:table-cell office:value-type="float" office:value="0.0983335058483" calcext:value-type="float">
            <text:p>0.0983335058483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80821142811" calcext:value-type="float">
            <text:p>0.080821142811</text:p>
          </table:table-cell>
          <table:table-cell office:value-type="float" office:value="0.0823059092283" calcext:value-type="float">
            <text:p>0.0823059092283</text:p>
          </table:table-cell>
          <table:table-cell office:value-type="float" office:value="0.105567540276" calcext:value-type="float">
            <text:p>0.105567540276</text:p>
          </table:table-cell>
          <table:table-cell office:value-type="float" office:value="0.0983335058483" calcext:value-type="float">
            <text:p>0.098333505848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80821142811" calcext:value-type="float">
            <text:p>0.080821142811</text:p>
          </table:table-cell>
          <table:table-cell office:value-type="float" office:value="0.0823059092283" calcext:value-type="float">
            <text:p>0.0823059092283</text:p>
          </table:table-cell>
          <table:table-cell office:value-type="float" office:value="0.105567540276" calcext:value-type="float">
            <text:p>0.105567540276</text:p>
          </table:table-cell>
          <table:table-cell office:value-type="float" office:value="0.0983335058483" calcext:value-type="float">
            <text:p>0.098333505848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799231301131" calcext:value-type="float">
            <text:p>0.0799231301131</text:p>
          </table:table-cell>
          <table:table-cell office:value-type="float" office:value="0.0797863405785" calcext:value-type="float">
            <text:p>0.0797863405785</text:p>
          </table:table-cell>
          <table:table-cell office:value-type="float" office:value="0.100977647221" calcext:value-type="float">
            <text:p>0.100977647221</text:p>
          </table:table-cell>
          <table:table-cell office:value-type="float" office:value="0.0983335058483" calcext:value-type="float">
            <text:p>0.098333505848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790251174152" calcext:value-type="float">
            <text:p>0.0790251174152</text:p>
          </table:table-cell>
          <table:table-cell office:value-type="float" office:value="0.0789464843619" calcext:value-type="float">
            <text:p>0.0789464843619</text:p>
          </table:table-cell>
          <table:table-cell office:value-type="float" office:value="0.100977647221" calcext:value-type="float">
            <text:p>0.100977647221</text:p>
          </table:table-cell>
          <table:table-cell office:value-type="float" office:value="0.0983335058483" calcext:value-type="float">
            <text:p>0.098333505848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781271047173" calcext:value-type="float">
            <text:p>0.0781271047173</text:p>
          </table:table-cell>
          <table:table-cell office:value-type="float" office:value="0.0772667719286" calcext:value-type="float">
            <text:p>0.0772667719286</text:p>
          </table:table-cell>
          <table:table-cell office:value-type="float" office:value="0.100977647221" calcext:value-type="float">
            <text:p>0.100977647221</text:p>
          </table:table-cell>
          <table:table-cell office:value-type="float" office:value="0.093158058172" calcext:value-type="float">
            <text:p>0.09315805817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781271047173" calcext:value-type="float">
            <text:p>0.0781271047173</text:p>
          </table:table-cell>
          <table:table-cell office:value-type="float" office:value="0.0772667719286" calcext:value-type="float">
            <text:p>0.0772667719286</text:p>
          </table:table-cell>
          <table:table-cell office:value-type="float" office:value="0.100977647221" calcext:value-type="float">
            <text:p>0.100977647221</text:p>
          </table:table-cell>
          <table:table-cell office:value-type="float" office:value="0.093158058172" calcext:value-type="float">
            <text:p>0.09315805817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772290920194" calcext:value-type="float">
            <text:p>0.0772290920194</text:p>
          </table:table-cell>
          <table:table-cell office:value-type="float" office:value="0.0772667719286" calcext:value-type="float">
            <text:p>0.0772667719286</text:p>
          </table:table-cell>
          <table:table-cell office:value-type="float" office:value="0.100977647221" calcext:value-type="float">
            <text:p>0.100977647221</text:p>
          </table:table-cell>
          <table:table-cell office:value-type="float" office:value="0.093158058172" calcext:value-type="float">
            <text:p>0.09315805817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745350539257" calcext:value-type="float">
            <text:p>0.0745350539257</text:p>
          </table:table-cell>
          <table:table-cell office:value-type="float" office:value="0.0772667719286" calcext:value-type="float">
            <text:p>0.0772667719286</text:p>
          </table:table-cell>
          <table:table-cell office:value-type="float" office:value="0.0963877541653" calcext:value-type="float">
            <text:p>0.0963877541653</text:p>
          </table:table-cell>
          <table:table-cell office:value-type="float" office:value="0.093158058172" calcext:value-type="float">
            <text:p>0.09315805817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745350539257" calcext:value-type="float">
            <text:p>0.0745350539257</text:p>
          </table:table-cell>
          <table:table-cell office:value-type="float" office:value="0.0772667719286" calcext:value-type="float">
            <text:p>0.0772667719286</text:p>
          </table:table-cell>
          <table:table-cell office:value-type="float" office:value="0.0963877541653" calcext:value-type="float">
            <text:p>0.0963877541653</text:p>
          </table:table-cell>
          <table:table-cell office:value-type="float" office:value="0.093158058172" calcext:value-type="float">
            <text:p>0.09315805817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736370412278" calcext:value-type="float">
            <text:p>0.0736370412278</text:p>
          </table:table-cell>
          <table:table-cell office:value-type="float" office:value="0.076426915712" calcext:value-type="float">
            <text:p>0.076426915712</text:p>
          </table:table-cell>
          <table:table-cell office:value-type="float" office:value="0.0963877541653" calcext:value-type="float">
            <text:p>0.0963877541653</text:p>
          </table:table-cell>
          <table:table-cell office:value-type="float" office:value="0.093158058172" calcext:value-type="float">
            <text:p>0.09315805817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727390285299" calcext:value-type="float">
            <text:p>0.0727390285299</text:p>
          </table:table-cell>
          <table:table-cell office:value-type="float" office:value="0.0755870594954" calcext:value-type="float">
            <text:p>0.0755870594954</text:p>
          </table:table-cell>
          <table:table-cell office:value-type="float" office:value="0.0963877541653" calcext:value-type="float">
            <text:p>0.0963877541653</text:p>
          </table:table-cell>
          <table:table-cell office:value-type="float" office:value="0.093158058172" calcext:value-type="float">
            <text:p>0.09315805817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727390285299" calcext:value-type="float">
            <text:p>0.0727390285299</text:p>
          </table:table-cell>
          <table:table-cell office:value-type="float" office:value="0.0755870594954" calcext:value-type="float">
            <text:p>0.0755870594954</text:p>
          </table:table-cell>
          <table:table-cell office:value-type="float" office:value="0.0963877541653" calcext:value-type="float">
            <text:p>0.0963877541653</text:p>
          </table:table-cell>
          <table:table-cell office:value-type="float" office:value="0.093158058172" calcext:value-type="float">
            <text:p>0.09315805817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727390285299" calcext:value-type="float">
            <text:p>0.0727390285299</text:p>
          </table:table-cell>
          <table:table-cell office:value-type="float" office:value="0.0747472032788" calcext:value-type="float">
            <text:p>0.0747472032788</text:p>
          </table:table-cell>
          <table:table-cell office:value-type="float" office:value="0.0963877541653" calcext:value-type="float">
            <text:p>0.0963877541653</text:p>
          </table:table-cell>
          <table:table-cell office:value-type="float" office:value="0.093158058172" calcext:value-type="float">
            <text:p>0.09315805817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71841015832" calcext:value-type="float">
            <text:p>0.071841015832</text:p>
          </table:table-cell>
          <table:table-cell office:value-type="float" office:value="0.0739073470622" calcext:value-type="float">
            <text:p>0.0739073470622</text:p>
          </table:table-cell>
          <table:table-cell office:value-type="float" office:value="0.0963877541653" calcext:value-type="float">
            <text:p>0.0963877541653</text:p>
          </table:table-cell>
          <table:table-cell office:value-type="float" office:value="0.093158058172" calcext:value-type="float">
            <text:p>0.09315805817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709430031341" calcext:value-type="float">
            <text:p>0.0709430031341</text:p>
          </table:table-cell>
          <table:table-cell office:value-type="float" office:value="0.0739073470622" calcext:value-type="float">
            <text:p>0.0739073470622</text:p>
          </table:table-cell>
          <table:table-cell office:value-type="float" office:value="0.0963877541653" calcext:value-type="float">
            <text:p>0.0963877541653</text:p>
          </table:table-cell>
          <table:table-cell office:value-type="float" office:value="0.093158058172" calcext:value-type="float">
            <text:p>0.09315805817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709430031341" calcext:value-type="float">
            <text:p>0.0709430031341</text:p>
          </table:table-cell>
          <table:table-cell office:value-type="float" office:value="0.0739073470622" calcext:value-type="float">
            <text:p>0.0739073470622</text:p>
          </table:table-cell>
          <table:table-cell office:value-type="float" office:value="0.0963877541653" calcext:value-type="float">
            <text:p>0.0963877541653</text:p>
          </table:table-cell>
          <table:table-cell office:value-type="float" office:value="0.093158058172" calcext:value-type="float">
            <text:p>0.09315805817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700449904362" calcext:value-type="float">
            <text:p>0.0700449904362</text:p>
          </table:table-cell>
          <table:table-cell office:value-type="float" office:value="0.0730674908456" calcext:value-type="float">
            <text:p>0.0730674908456</text:p>
          </table:table-cell>
          <table:table-cell office:value-type="float" office:value="0.0917978611098" calcext:value-type="float">
            <text:p>0.0917978611098</text:p>
          </table:table-cell>
          <table:table-cell office:value-type="float" office:value="0.093158058172" calcext:value-type="float">
            <text:p>0.09315805817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691469777383" calcext:value-type="float">
            <text:p>0.0691469777383</text:p>
          </table:table-cell>
          <table:table-cell office:value-type="float" office:value="0.0730674908456" calcext:value-type="float">
            <text:p>0.0730674908456</text:p>
          </table:table-cell>
          <table:table-cell office:value-type="float" office:value="0.0917978611098" calcext:value-type="float">
            <text:p>0.0917978611098</text:p>
          </table:table-cell>
          <table:table-cell office:value-type="float" office:value="0.093158058172" calcext:value-type="float">
            <text:p>0.09315805817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691469777383" calcext:value-type="float">
            <text:p>0.0691469777383</text:p>
          </table:table-cell>
          <table:table-cell office:value-type="float" office:value="0.0713877784123" calcext:value-type="float">
            <text:p>0.0713877784123</text:p>
          </table:table-cell>
          <table:table-cell office:value-type="float" office:value="0.0917978611098" calcext:value-type="float">
            <text:p>0.0917978611098</text:p>
          </table:table-cell>
          <table:table-cell office:value-type="float" office:value="0.0879826104958" calcext:value-type="float">
            <text:p>0.0879826104958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682489650404" calcext:value-type="float">
            <text:p>0.0682489650404</text:p>
          </table:table-cell>
          <table:table-cell office:value-type="float" office:value="0.0713877784123" calcext:value-type="float">
            <text:p>0.0713877784123</text:p>
          </table:table-cell>
          <table:table-cell office:value-type="float" office:value="0.0917978611098" calcext:value-type="float">
            <text:p>0.0917978611098</text:p>
          </table:table-cell>
          <table:table-cell office:value-type="float" office:value="0.0879826104958" calcext:value-type="float">
            <text:p>0.087982610495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682489650404" calcext:value-type="float">
            <text:p>0.0682489650404</text:p>
          </table:table-cell>
          <table:table-cell office:value-type="float" office:value="0.0713877784123" calcext:value-type="float">
            <text:p>0.0713877784123</text:p>
          </table:table-cell>
          <table:table-cell office:value-type="float" office:value="0.0917978611098" calcext:value-type="float">
            <text:p>0.0917978611098</text:p>
          </table:table-cell>
          <table:table-cell office:value-type="float" office:value="0.0879826104958" calcext:value-type="float">
            <text:p>0.087982610495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673509523425" calcext:value-type="float">
            <text:p>0.0673509523425</text:p>
          </table:table-cell>
          <table:table-cell office:value-type="float" office:value="0.0713877784123" calcext:value-type="float">
            <text:p>0.0713877784123</text:p>
          </table:table-cell>
          <table:table-cell office:value-type="float" office:value="0.0917978611098" calcext:value-type="float">
            <text:p>0.0917978611098</text:p>
          </table:table-cell>
          <table:table-cell office:value-type="float" office:value="0.0879826104958" calcext:value-type="float">
            <text:p>0.087982610495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673509523425" calcext:value-type="float">
            <text:p>0.0673509523425</text:p>
          </table:table-cell>
          <table:table-cell office:value-type="float" office:value="0.0705479221957" calcext:value-type="float">
            <text:p>0.0705479221957</text:p>
          </table:table-cell>
          <table:table-cell office:value-type="float" office:value="0.0917978611098" calcext:value-type="float">
            <text:p>0.0917978611098</text:p>
          </table:table-cell>
          <table:table-cell office:value-type="float" office:value="0.0879826104958" calcext:value-type="float">
            <text:p>0.0879826104958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664529396446" calcext:value-type="float">
            <text:p>0.0664529396446</text:p>
          </table:table-cell>
          <table:table-cell office:value-type="float" office:value="0.0705479221957" calcext:value-type="float">
            <text:p>0.0705479221957</text:p>
          </table:table-cell>
          <table:table-cell office:value-type="float" office:value="0.0872079680543" calcext:value-type="float">
            <text:p>0.0872079680543</text:p>
          </table:table-cell>
          <table:table-cell office:value-type="float" office:value="0.0879826104958" calcext:value-type="float">
            <text:p>0.087982610495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655549269467" calcext:value-type="float">
            <text:p>0.0655549269467</text:p>
          </table:table-cell>
          <table:table-cell office:value-type="float" office:value="0.0697080659791" calcext:value-type="float">
            <text:p>0.0697080659791</text:p>
          </table:table-cell>
          <table:table-cell office:value-type="float" office:value="0.0872079680543" calcext:value-type="float">
            <text:p>0.0872079680543</text:p>
          </table:table-cell>
          <table:table-cell office:value-type="float" office:value="0.0828071628196" calcext:value-type="float">
            <text:p>0.082807162819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655549269467" calcext:value-type="float">
            <text:p>0.0655549269467</text:p>
          </table:table-cell>
          <table:table-cell office:value-type="float" office:value="0.0697080659791" calcext:value-type="float">
            <text:p>0.0697080659791</text:p>
          </table:table-cell>
          <table:table-cell office:value-type="float" office:value="0.0872079680543" calcext:value-type="float">
            <text:p>0.0872079680543</text:p>
          </table:table-cell>
          <table:table-cell office:value-type="float" office:value="0.0828071628196" calcext:value-type="float">
            <text:p>0.082807162819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62860888853" calcext:value-type="float">
            <text:p>0.062860888853</text:p>
          </table:table-cell>
          <table:table-cell office:value-type="float" office:value="0.0697080659791" calcext:value-type="float">
            <text:p>0.0697080659791</text:p>
          </table:table-cell>
          <table:table-cell office:value-type="float" office:value="0.0872079680543" calcext:value-type="float">
            <text:p>0.0872079680543</text:p>
          </table:table-cell>
          <table:table-cell office:value-type="float" office:value="0.0828071628196" calcext:value-type="float">
            <text:p>0.082807162819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619628761551" calcext:value-type="float">
            <text:p>0.0619628761551</text:p>
          </table:table-cell>
          <table:table-cell office:value-type="float" office:value="0.0688682097625" calcext:value-type="float">
            <text:p>0.0688682097625</text:p>
          </table:table-cell>
          <table:table-cell office:value-type="float" office:value="0.0872079680543" calcext:value-type="float">
            <text:p>0.0872079680543</text:p>
          </table:table-cell>
          <table:table-cell office:value-type="float" office:value="0.0828071628196" calcext:value-type="float">
            <text:p>0.0828071628196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619628761551" calcext:value-type="float">
            <text:p>0.0619628761551</text:p>
          </table:table-cell>
          <table:table-cell office:value-type="float" office:value="0.0688682097625" calcext:value-type="float">
            <text:p>0.0688682097625</text:p>
          </table:table-cell>
          <table:table-cell office:value-type="float" office:value="0.0872079680543" calcext:value-type="float">
            <text:p>0.0872079680543</text:p>
          </table:table-cell>
          <table:table-cell office:value-type="float" office:value="0.0828071628196" calcext:value-type="float">
            <text:p>0.082807162819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610648634572" calcext:value-type="float">
            <text:p>0.0610648634572</text:p>
          </table:table-cell>
          <table:table-cell office:value-type="float" office:value="0.0688682097625" calcext:value-type="float">
            <text:p>0.0688682097625</text:p>
          </table:table-cell>
          <table:table-cell office:value-type="float" office:value="0.0872079680543" calcext:value-type="float">
            <text:p>0.0872079680543</text:p>
          </table:table-cell>
          <table:table-cell office:value-type="float" office:value="0.0828071628196" calcext:value-type="float">
            <text:p>0.082807162819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601668507593" calcext:value-type="float">
            <text:p>0.0601668507593</text:p>
          </table:table-cell>
          <table:table-cell office:value-type="float" office:value="0.0688682097625" calcext:value-type="float">
            <text:p>0.0688682097625</text:p>
          </table:table-cell>
          <table:table-cell office:value-type="float" office:value="0.0872079680543" calcext:value-type="float">
            <text:p>0.0872079680543</text:p>
          </table:table-cell>
          <table:table-cell office:value-type="float" office:value="0.0828071628196" calcext:value-type="float">
            <text:p>0.082807162819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592688380614" calcext:value-type="float">
            <text:p>0.0592688380614</text:p>
          </table:table-cell>
          <table:table-cell office:value-type="float" office:value="0.0680283535459" calcext:value-type="float">
            <text:p>0.0680283535459</text:p>
          </table:table-cell>
          <table:table-cell office:value-type="float" office:value="0.0872079680543" calcext:value-type="float">
            <text:p>0.0872079680543</text:p>
          </table:table-cell>
          <table:table-cell office:value-type="float" office:value="0.0828071628196" calcext:value-type="float">
            <text:p>0.082807162819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592688380614" calcext:value-type="float">
            <text:p>0.0592688380614</text:p>
          </table:table-cell>
          <table:table-cell office:value-type="float" office:value="0.0663486411126" calcext:value-type="float">
            <text:p>0.0663486411126</text:p>
          </table:table-cell>
          <table:table-cell office:value-type="float" office:value="0.0872079680543" calcext:value-type="float">
            <text:p>0.0872079680543</text:p>
          </table:table-cell>
          <table:table-cell office:value-type="float" office:value="0.0828071628196" calcext:value-type="float">
            <text:p>0.082807162819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592688380614" calcext:value-type="float">
            <text:p>0.0592688380614</text:p>
          </table:table-cell>
          <table:table-cell office:value-type="float" office:value="0.0663486411126" calcext:value-type="float">
            <text:p>0.0663486411126</text:p>
          </table:table-cell>
          <table:table-cell office:value-type="float" office:value="0.0872079680543" calcext:value-type="float">
            <text:p>0.0872079680543</text:p>
          </table:table-cell>
          <table:table-cell office:value-type="float" office:value="0.0776317151434" calcext:value-type="float">
            <text:p>0.077631715143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565747999677" calcext:value-type="float">
            <text:p>0.0565747999677</text:p>
          </table:table-cell>
          <table:table-cell office:value-type="float" office:value="0.0663486411126" calcext:value-type="float">
            <text:p>0.0663486411126</text:p>
          </table:table-cell>
          <table:table-cell office:value-type="float" office:value="0.0826180749989" calcext:value-type="float">
            <text:p>0.0826180749989</text:p>
          </table:table-cell>
          <table:table-cell office:value-type="float" office:value="0.0776317151434" calcext:value-type="float">
            <text:p>0.077631715143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565747999677" calcext:value-type="float">
            <text:p>0.0565747999677</text:p>
          </table:table-cell>
          <table:table-cell office:value-type="float" office:value="0.065508784896" calcext:value-type="float">
            <text:p>0.065508784896</text:p>
          </table:table-cell>
          <table:table-cell office:value-type="float" office:value="0.0826180749989" calcext:value-type="float">
            <text:p>0.0826180749989</text:p>
          </table:table-cell>
          <table:table-cell office:value-type="float" office:value="0.0776317151434" calcext:value-type="float">
            <text:p>0.077631715143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556767872698" calcext:value-type="float">
            <text:p>0.0556767872698</text:p>
          </table:table-cell>
          <table:table-cell office:value-type="float" office:value="0.065508784896" calcext:value-type="float">
            <text:p>0.065508784896</text:p>
          </table:table-cell>
          <table:table-cell office:value-type="float" office:value="0.0826180749989" calcext:value-type="float">
            <text:p>0.0826180749989</text:p>
          </table:table-cell>
          <table:table-cell office:value-type="float" office:value="0.0776317151434" calcext:value-type="float">
            <text:p>0.0776317151434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556767872698" calcext:value-type="float">
            <text:p>0.0556767872698</text:p>
          </table:table-cell>
          <table:table-cell office:value-type="float" office:value="0.0646689286794" calcext:value-type="float">
            <text:p>0.0646689286794</text:p>
          </table:table-cell>
          <table:table-cell office:value-type="float" office:value="0.0826180749989" calcext:value-type="float">
            <text:p>0.0826180749989</text:p>
          </table:table-cell>
          <table:table-cell office:value-type="float" office:value="0.0776317151434" calcext:value-type="float">
            <text:p>0.077631715143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547787745719" calcext:value-type="float">
            <text:p>0.0547787745719</text:p>
          </table:table-cell>
          <table:table-cell office:value-type="float" office:value="0.0646689286794" calcext:value-type="float">
            <text:p>0.0646689286794</text:p>
          </table:table-cell>
          <table:table-cell office:value-type="float" office:value="0.0780281819434" calcext:value-type="float">
            <text:p>0.0780281819434</text:p>
          </table:table-cell>
          <table:table-cell office:value-type="float" office:value="0.0776317151434" calcext:value-type="float">
            <text:p>0.077631715143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547787745719" calcext:value-type="float">
            <text:p>0.0547787745719</text:p>
          </table:table-cell>
          <table:table-cell office:value-type="float" office:value="0.0638290724628" calcext:value-type="float">
            <text:p>0.0638290724628</text:p>
          </table:table-cell>
          <table:table-cell office:value-type="float" office:value="0.0780281819434" calcext:value-type="float">
            <text:p>0.0780281819434</text:p>
          </table:table-cell>
          <table:table-cell office:value-type="float" office:value="0.0776317151434" calcext:value-type="float">
            <text:p>0.077631715143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547787745719" calcext:value-type="float">
            <text:p>0.0547787745719</text:p>
          </table:table-cell>
          <table:table-cell office:value-type="float" office:value="0.0629892162462" calcext:value-type="float">
            <text:p>0.0629892162462</text:p>
          </table:table-cell>
          <table:table-cell office:value-type="float" office:value="0.0780281819434" calcext:value-type="float">
            <text:p>0.0780281819434</text:p>
          </table:table-cell>
          <table:table-cell office:value-type="float" office:value="0.0776317151434" calcext:value-type="float">
            <text:p>0.0776317151434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547787745719" calcext:value-type="float">
            <text:p>0.0547787745719</text:p>
          </table:table-cell>
          <table:table-cell office:value-type="float" office:value="0.0629892162462" calcext:value-type="float">
            <text:p>0.0629892162462</text:p>
          </table:table-cell>
          <table:table-cell office:value-type="float" office:value="0.0780281819434" calcext:value-type="float">
            <text:p>0.0780281819434</text:p>
          </table:table-cell>
          <table:table-cell office:value-type="float" office:value="0.0776317151434" calcext:value-type="float">
            <text:p>0.077631715143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547787745719" calcext:value-type="float">
            <text:p>0.0547787745719</text:p>
          </table:table-cell>
          <table:table-cell office:value-type="float" office:value="0.0629892162462" calcext:value-type="float">
            <text:p>0.0629892162462</text:p>
          </table:table-cell>
          <table:table-cell office:value-type="float" office:value="0.0780281819434" calcext:value-type="float">
            <text:p>0.0780281819434</text:p>
          </table:table-cell>
          <table:table-cell office:value-type="float" office:value="0.0724562674671" calcext:value-type="float">
            <text:p>0.072456267467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53880761874" calcext:value-type="float">
            <text:p>0.053880761874</text:p>
          </table:table-cell>
          <table:table-cell office:value-type="float" office:value="0.0621493600296" calcext:value-type="float">
            <text:p>0.0621493600296</text:p>
          </table:table-cell>
          <table:table-cell office:value-type="float" office:value="0.0780281819434" calcext:value-type="float">
            <text:p>0.0780281819434</text:p>
          </table:table-cell>
          <table:table-cell office:value-type="float" office:value="0.0724562674671" calcext:value-type="float">
            <text:p>0.072456267467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53880761874" calcext:value-type="float">
            <text:p>0.053880761874</text:p>
          </table:table-cell>
          <table:table-cell office:value-type="float" office:value="0.0613095038129" calcext:value-type="float">
            <text:p>0.0613095038129</text:p>
          </table:table-cell>
          <table:table-cell office:value-type="float" office:value="0.0780281819434" calcext:value-type="float">
            <text:p>0.0780281819434</text:p>
          </table:table-cell>
          <table:table-cell office:value-type="float" office:value="0.0724562674671" calcext:value-type="float">
            <text:p>0.072456267467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29827491761" calcext:value-type="float">
            <text:p>0.0529827491761</text:p>
          </table:table-cell>
          <table:table-cell office:value-type="float" office:value="0.0613095038129" calcext:value-type="float">
            <text:p>0.0613095038129</text:p>
          </table:table-cell>
          <table:table-cell office:value-type="float" office:value="0.0780281819434" calcext:value-type="float">
            <text:p>0.0780281819434</text:p>
          </table:table-cell>
          <table:table-cell office:value-type="float" office:value="0.0724562674671" calcext:value-type="float">
            <text:p>0.072456267467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529827491761" calcext:value-type="float">
            <text:p>0.0529827491761</text:p>
          </table:table-cell>
          <table:table-cell office:value-type="float" office:value="0.0613095038129" calcext:value-type="float">
            <text:p>0.0613095038129</text:p>
          </table:table-cell>
          <table:table-cell office:value-type="float" office:value="0.0734382888879" calcext:value-type="float">
            <text:p>0.0734382888879</text:p>
          </table:table-cell>
          <table:table-cell office:value-type="float" office:value="0.0724562674671" calcext:value-type="float">
            <text:p>0.072456267467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529827491761" calcext:value-type="float">
            <text:p>0.0529827491761</text:p>
          </table:table-cell>
          <table:table-cell office:value-type="float" office:value="0.0613095038129" calcext:value-type="float">
            <text:p>0.0613095038129</text:p>
          </table:table-cell>
          <table:table-cell office:value-type="float" office:value="0.0734382888879" calcext:value-type="float">
            <text:p>0.0734382888879</text:p>
          </table:table-cell>
          <table:table-cell office:value-type="float" office:value="0.0724562674671" calcext:value-type="float">
            <text:p>0.072456267467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520847364782" calcext:value-type="float">
            <text:p>0.0520847364782</text:p>
          </table:table-cell>
          <table:table-cell office:value-type="float" office:value="0.0596297913797" calcext:value-type="float">
            <text:p>0.0596297913797</text:p>
          </table:table-cell>
          <table:table-cell office:value-type="float" office:value="0.0734382888879" calcext:value-type="float">
            <text:p>0.0734382888879</text:p>
          </table:table-cell>
          <table:table-cell office:value-type="float" office:value="0.0724562674671" calcext:value-type="float">
            <text:p>0.072456267467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520847364782" calcext:value-type="float">
            <text:p>0.0520847364782</text:p>
          </table:table-cell>
          <table:table-cell office:value-type="float" office:value="0.0596297913797" calcext:value-type="float">
            <text:p>0.0596297913797</text:p>
          </table:table-cell>
          <table:table-cell office:value-type="float" office:value="0.0734382888879" calcext:value-type="float">
            <text:p>0.0734382888879</text:p>
          </table:table-cell>
          <table:table-cell office:value-type="float" office:value="0.0724562674671" calcext:value-type="float">
            <text:p>0.072456267467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520847364782" calcext:value-type="float">
            <text:p>0.0520847364782</text:p>
          </table:table-cell>
          <table:table-cell office:value-type="float" office:value="0.0596297913797" calcext:value-type="float">
            <text:p>0.0596297913797</text:p>
          </table:table-cell>
          <table:table-cell office:value-type="float" office:value="0.0734382888879" calcext:value-type="float">
            <text:p>0.0734382888879</text:p>
          </table:table-cell>
          <table:table-cell office:value-type="float" office:value="0.0724562674671" calcext:value-type="float">
            <text:p>0.072456267467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511867237803" calcext:value-type="float">
            <text:p>0.0511867237803</text:p>
          </table:table-cell>
          <table:table-cell office:value-type="float" office:value="0.0587899351631" calcext:value-type="float">
            <text:p>0.0587899351631</text:p>
          </table:table-cell>
          <table:table-cell office:value-type="float" office:value="0.0734382888879" calcext:value-type="float">
            <text:p>0.0734382888879</text:p>
          </table:table-cell>
          <table:table-cell office:value-type="float" office:value="0.0724562674671" calcext:value-type="float">
            <text:p>0.072456267467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511867237803" calcext:value-type="float">
            <text:p>0.0511867237803</text:p>
          </table:table-cell>
          <table:table-cell office:value-type="float" office:value="0.0587899351631" calcext:value-type="float">
            <text:p>0.0587899351631</text:p>
          </table:table-cell>
          <table:table-cell office:value-type="float" office:value="0.0734382888879" calcext:value-type="float">
            <text:p>0.0734382888879</text:p>
          </table:table-cell>
          <table:table-cell office:value-type="float" office:value="0.0724562674671" calcext:value-type="float">
            <text:p>0.072456267467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511867237803" calcext:value-type="float">
            <text:p>0.0511867237803</text:p>
          </table:table-cell>
          <table:table-cell office:value-type="float" office:value="0.0579500789465" calcext:value-type="float">
            <text:p>0.0579500789465</text:p>
          </table:table-cell>
          <table:table-cell office:value-type="float" office:value="0.0688483958324" calcext:value-type="float">
            <text:p>0.0688483958324</text:p>
          </table:table-cell>
          <table:table-cell office:value-type="float" office:value="0.0672808197909" calcext:value-type="float">
            <text:p>0.067280819790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511867237803" calcext:value-type="float">
            <text:p>0.0511867237803</text:p>
          </table:table-cell>
          <table:table-cell office:value-type="float" office:value="0.0579500789465" calcext:value-type="float">
            <text:p>0.0579500789465</text:p>
          </table:table-cell>
          <table:table-cell office:value-type="float" office:value="0.0688483958324" calcext:value-type="float">
            <text:p>0.0688483958324</text:p>
          </table:table-cell>
          <table:table-cell office:value-type="float" office:value="0.0672808197909" calcext:value-type="float">
            <text:p>0.067280819790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11867237803" calcext:value-type="float">
            <text:p>0.0511867237803</text:p>
          </table:table-cell>
          <table:table-cell office:value-type="float" office:value="0.0571102227299" calcext:value-type="float">
            <text:p>0.0571102227299</text:p>
          </table:table-cell>
          <table:table-cell office:value-type="float" office:value="0.0688483958324" calcext:value-type="float">
            <text:p>0.0688483958324</text:p>
          </table:table-cell>
          <table:table-cell office:value-type="float" office:value="0.0672808197909" calcext:value-type="float">
            <text:p>0.067280819790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502887110824" calcext:value-type="float">
            <text:p>0.0502887110824</text:p>
          </table:table-cell>
          <table:table-cell office:value-type="float" office:value="0.0571102227299" calcext:value-type="float">
            <text:p>0.0571102227299</text:p>
          </table:table-cell>
          <table:table-cell office:value-type="float" office:value="0.0688483958324" calcext:value-type="float">
            <text:p>0.0688483958324</text:p>
          </table:table-cell>
          <table:table-cell office:value-type="float" office:value="0.0672808197909" calcext:value-type="float">
            <text:p>0.067280819790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502887110824" calcext:value-type="float">
            <text:p>0.0502887110824</text:p>
          </table:table-cell>
          <table:table-cell office:value-type="float" office:value="0.0562703665133" calcext:value-type="float">
            <text:p>0.0562703665133</text:p>
          </table:table-cell>
          <table:table-cell office:value-type="float" office:value="0.0688483958324" calcext:value-type="float">
            <text:p>0.0688483958324</text:p>
          </table:table-cell>
          <table:table-cell office:value-type="float" office:value="0.0672808197909" calcext:value-type="float">
            <text:p>0.067280819790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502887110824" calcext:value-type="float">
            <text:p>0.0502887110824</text:p>
          </table:table-cell>
          <table:table-cell office:value-type="float" office:value="0.0562703665133" calcext:value-type="float">
            <text:p>0.0562703665133</text:p>
          </table:table-cell>
          <table:table-cell office:value-type="float" office:value="0.0688483958324" calcext:value-type="float">
            <text:p>0.0688483958324</text:p>
          </table:table-cell>
          <table:table-cell office:value-type="float" office:value="0.0672808197909" calcext:value-type="float">
            <text:p>0.067280819790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493906983845" calcext:value-type="float">
            <text:p>0.0493906983845</text:p>
          </table:table-cell>
          <table:table-cell office:value-type="float" office:value="0.0562703665133" calcext:value-type="float">
            <text:p>0.0562703665133</text:p>
          </table:table-cell>
          <table:table-cell office:value-type="float" office:value="0.0688483958324" calcext:value-type="float">
            <text:p>0.0688483958324</text:p>
          </table:table-cell>
          <table:table-cell office:value-type="float" office:value="0.0672808197909" calcext:value-type="float">
            <text:p>0.067280819790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493906983845" calcext:value-type="float">
            <text:p>0.0493906983845</text:p>
          </table:table-cell>
          <table:table-cell office:value-type="float" office:value="0.0562703665133" calcext:value-type="float">
            <text:p>0.0562703665133</text:p>
          </table:table-cell>
          <table:table-cell office:value-type="float" office:value="0.0688483958324" calcext:value-type="float">
            <text:p>0.0688483958324</text:p>
          </table:table-cell>
          <table:table-cell office:value-type="float" office:value="0.0672808197909" calcext:value-type="float">
            <text:p>0.067280819790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93906983845" calcext:value-type="float">
            <text:p>0.0493906983845</text:p>
          </table:table-cell>
          <table:table-cell office:value-type="float" office:value="0.0562703665133" calcext:value-type="float">
            <text:p>0.0562703665133</text:p>
          </table:table-cell>
          <table:table-cell office:value-type="float" office:value="0.0688483958324" calcext:value-type="float">
            <text:p>0.0688483958324</text:p>
          </table:table-cell>
          <table:table-cell office:value-type="float" office:value="0.0672808197909" calcext:value-type="float">
            <text:p>0.067280819790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493906983845" calcext:value-type="float">
            <text:p>0.0493906983845</text:p>
          </table:table-cell>
          <table:table-cell office:value-type="float" office:value="0.0554305102966" calcext:value-type="float">
            <text:p>0.0554305102966</text:p>
          </table:table-cell>
          <table:table-cell office:value-type="float" office:value="0.0688483958324" calcext:value-type="float">
            <text:p>0.0688483958324</text:p>
          </table:table-cell>
          <table:table-cell office:value-type="float" office:value="0.0672808197909" calcext:value-type="float">
            <text:p>0.067280819790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493906983845" calcext:value-type="float">
            <text:p>0.0493906983845</text:p>
          </table:table-cell>
          <table:table-cell office:value-type="float" office:value="0.05459065408" calcext:value-type="float">
            <text:p>0.05459065408</text:p>
          </table:table-cell>
          <table:table-cell office:value-type="float" office:value="0.0642585027769" calcext:value-type="float">
            <text:p>0.0642585027769</text:p>
          </table:table-cell>
          <table:table-cell office:value-type="float" office:value="0.0672808197909" calcext:value-type="float">
            <text:p>0.067280819790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484926856866" calcext:value-type="float">
            <text:p>0.0484926856866</text:p>
          </table:table-cell>
          <table:table-cell office:value-type="float" office:value="0.05459065408" calcext:value-type="float">
            <text:p>0.05459065408</text:p>
          </table:table-cell>
          <table:table-cell office:value-type="float" office:value="0.0642585027769" calcext:value-type="float">
            <text:p>0.0642585027769</text:p>
          </table:table-cell>
          <table:table-cell office:value-type="float" office:value="0.0672808197909" calcext:value-type="float">
            <text:p>0.067280819790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84926856866" calcext:value-type="float">
            <text:p>0.0484926856866</text:p>
          </table:table-cell>
          <table:table-cell office:value-type="float" office:value="0.05459065408" calcext:value-type="float">
            <text:p>0.05459065408</text:p>
          </table:table-cell>
          <table:table-cell office:value-type="float" office:value="0.0642585027769" calcext:value-type="float">
            <text:p>0.0642585027769</text:p>
          </table:table-cell>
          <table:table-cell office:value-type="float" office:value="0.0672808197909" calcext:value-type="float">
            <text:p>0.067280819790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475946729887" calcext:value-type="float">
            <text:p>0.0475946729887</text:p>
          </table:table-cell>
          <table:table-cell office:value-type="float" office:value="0.05459065408" calcext:value-type="float">
            <text:p>0.05459065408</text:p>
          </table:table-cell>
          <table:table-cell office:value-type="float" office:value="0.0642585027769" calcext:value-type="float">
            <text:p>0.0642585027769</text:p>
          </table:table-cell>
          <table:table-cell office:value-type="float" office:value="0.0672808197909" calcext:value-type="float">
            <text:p>0.067280819790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475946729887" calcext:value-type="float">
            <text:p>0.0475946729887</text:p>
          </table:table-cell>
          <table:table-cell office:value-type="float" office:value="0.05459065408" calcext:value-type="float">
            <text:p>0.05459065408</text:p>
          </table:table-cell>
          <table:table-cell office:value-type="float" office:value="0.0642585027769" calcext:value-type="float">
            <text:p>0.0642585027769</text:p>
          </table:table-cell>
          <table:table-cell office:value-type="float" office:value="0.0672808197909" calcext:value-type="float">
            <text:p>0.067280819790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475946729887" calcext:value-type="float">
            <text:p>0.0475946729887</text:p>
          </table:table-cell>
          <table:table-cell office:value-type="float" office:value="0.05459065408" calcext:value-type="float">
            <text:p>0.05459065408</text:p>
          </table:table-cell>
          <table:table-cell office:value-type="float" office:value="0.0642585027769" calcext:value-type="float">
            <text:p>0.0642585027769</text:p>
          </table:table-cell>
          <table:table-cell office:value-type="float" office:value="0.0672808197909" calcext:value-type="float">
            <text:p>0.067280819790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475946729887" calcext:value-type="float">
            <text:p>0.0475946729887</text:p>
          </table:table-cell>
          <table:table-cell office:value-type="float" office:value="0.0537507978634" calcext:value-type="float">
            <text:p>0.0537507978634</text:p>
          </table:table-cell>
          <table:table-cell office:value-type="float" office:value="0.0642585027769" calcext:value-type="float">
            <text:p>0.0642585027769</text:p>
          </table:table-cell>
          <table:table-cell office:value-type="float" office:value="0.0672808197909" calcext:value-type="float">
            <text:p>0.067280819790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475946729887" calcext:value-type="float">
            <text:p>0.0475946729887</text:p>
          </table:table-cell>
          <table:table-cell office:value-type="float" office:value="0.0537507978634" calcext:value-type="float">
            <text:p>0.0537507978634</text:p>
          </table:table-cell>
          <table:table-cell office:value-type="float" office:value="0.0642585027769" calcext:value-type="float">
            <text:p>0.0642585027769</text:p>
          </table:table-cell>
          <table:table-cell office:value-type="float" office:value="0.0672808197909" calcext:value-type="float">
            <text:p>0.067280819790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475946729887" calcext:value-type="float">
            <text:p>0.0475946729887</text:p>
          </table:table-cell>
          <table:table-cell office:value-type="float" office:value="0.0529109416468" calcext:value-type="float">
            <text:p>0.0529109416468</text:p>
          </table:table-cell>
          <table:table-cell office:value-type="float" office:value="0.0642585027769" calcext:value-type="float">
            <text:p>0.0642585027769</text:p>
          </table:table-cell>
          <table:table-cell office:value-type="float" office:value="0.0621053721147" calcext:value-type="float">
            <text:p>0.0621053721147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475946729887" calcext:value-type="float">
            <text:p>0.0475946729887</text:p>
          </table:table-cell>
          <table:table-cell office:value-type="float" office:value="0.0529109416468" calcext:value-type="float">
            <text:p>0.0529109416468</text:p>
          </table:table-cell>
          <table:table-cell office:value-type="float" office:value="0.0642585027769" calcext:value-type="float">
            <text:p>0.0642585027769</text:p>
          </table:table-cell>
          <table:table-cell office:value-type="float" office:value="0.0621053721147" calcext:value-type="float">
            <text:p>0.062105372114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466966602908" calcext:value-type="float">
            <text:p>0.0466966602908</text:p>
          </table:table-cell>
          <table:table-cell office:value-type="float" office:value="0.0529109416468" calcext:value-type="float">
            <text:p>0.0529109416468</text:p>
          </table:table-cell>
          <table:table-cell office:value-type="float" office:value="0.0642585027769" calcext:value-type="float">
            <text:p>0.0642585027769</text:p>
          </table:table-cell>
          <table:table-cell office:value-type="float" office:value="0.0621053721147" calcext:value-type="float">
            <text:p>0.062105372114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466966602908" calcext:value-type="float">
            <text:p>0.0466966602908</text:p>
          </table:table-cell>
          <table:table-cell office:value-type="float" office:value="0.0529109416468" calcext:value-type="float">
            <text:p>0.0529109416468</text:p>
          </table:table-cell>
          <table:table-cell office:value-type="float" office:value="0.0642585027769" calcext:value-type="float">
            <text:p>0.0642585027769</text:p>
          </table:table-cell>
          <table:table-cell office:value-type="float" office:value="0.0621053721147" calcext:value-type="float">
            <text:p>0.062105372114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466966602908" calcext:value-type="float">
            <text:p>0.0466966602908</text:p>
          </table:table-cell>
          <table:table-cell office:value-type="float" office:value="0.0529109416468" calcext:value-type="float">
            <text:p>0.0529109416468</text:p>
          </table:table-cell>
          <table:table-cell office:value-type="float" office:value="0.0642585027769" calcext:value-type="float">
            <text:p>0.0642585027769</text:p>
          </table:table-cell>
          <table:table-cell office:value-type="float" office:value="0.0621053721147" calcext:value-type="float">
            <text:p>0.062105372114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466966602908" calcext:value-type="float">
            <text:p>0.0466966602908</text:p>
          </table:table-cell>
          <table:table-cell office:value-type="float" office:value="0.0512312292136" calcext:value-type="float">
            <text:p>0.0512312292136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621053721147" calcext:value-type="float">
            <text:p>0.062105372114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466966602908" calcext:value-type="float">
            <text:p>0.0466966602908</text:p>
          </table:table-cell>
          <table:table-cell office:value-type="float" office:value="0.0512312292136" calcext:value-type="float">
            <text:p>0.0512312292136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621053721147" calcext:value-type="float">
            <text:p>0.0621053721147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466966602908" calcext:value-type="float">
            <text:p>0.0466966602908</text:p>
          </table:table-cell>
          <table:table-cell office:value-type="float" office:value="0.0512312292136" calcext:value-type="float">
            <text:p>0.0512312292136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621053721147" calcext:value-type="float">
            <text:p>0.0621053721147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466966602908" calcext:value-type="float">
            <text:p>0.0466966602908</text:p>
          </table:table-cell>
          <table:table-cell office:value-type="float" office:value="0.0503913729969" calcext:value-type="float">
            <text:p>0.0503913729969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621053721147" calcext:value-type="float">
            <text:p>0.062105372114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457986475929" calcext:value-type="float">
            <text:p>0.0457986475929</text:p>
          </table:table-cell>
          <table:table-cell office:value-type="float" office:value="0.0503913729969" calcext:value-type="float">
            <text:p>0.0503913729969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621053721147" calcext:value-type="float">
            <text:p>0.062105372114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457986475929" calcext:value-type="float">
            <text:p>0.0457986475929</text:p>
          </table:table-cell>
          <table:table-cell office:value-type="float" office:value="0.0503913729969" calcext:value-type="float">
            <text:p>0.0503913729969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621053721147" calcext:value-type="float">
            <text:p>0.0621053721147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457986475929" calcext:value-type="float">
            <text:p>0.0457986475929</text:p>
          </table:table-cell>
          <table:table-cell office:value-type="float" office:value="0.0503913729969" calcext:value-type="float">
            <text:p>0.0503913729969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621053721147" calcext:value-type="float">
            <text:p>0.0621053721147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457986475929" calcext:value-type="float">
            <text:p>0.0457986475929</text:p>
          </table:table-cell>
          <table:table-cell office:value-type="float" office:value="0.0495515167803" calcext:value-type="float">
            <text:p>0.0495515167803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621053721147" calcext:value-type="float">
            <text:p>0.0621053721147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457986475929" calcext:value-type="float">
            <text:p>0.0457986475929</text:p>
          </table:table-cell>
          <table:table-cell office:value-type="float" office:value="0.0495515167803" calcext:value-type="float">
            <text:p>0.0495515167803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621053721147" calcext:value-type="float">
            <text:p>0.062105372114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457986475929" calcext:value-type="float">
            <text:p>0.0457986475929</text:p>
          </table:table-cell>
          <table:table-cell office:value-type="float" office:value="0.0495515167803" calcext:value-type="float">
            <text:p>0.0495515167803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621053721147" calcext:value-type="float">
            <text:p>0.062105372114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44900634895" calcext:value-type="float">
            <text:p>0.044900634895</text:p>
          </table:table-cell>
          <table:table-cell office:value-type="float" office:value="0.0495515167803" calcext:value-type="float">
            <text:p>0.0495515167803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621053721147" calcext:value-type="float">
            <text:p>0.062105372114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44900634895" calcext:value-type="float">
            <text:p>0.044900634895</text:p>
          </table:table-cell>
          <table:table-cell office:value-type="float" office:value="0.0495515167803" calcext:value-type="float">
            <text:p>0.0495515167803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621053721147" calcext:value-type="float">
            <text:p>0.062105372114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440026221971" calcext:value-type="float">
            <text:p>0.0440026221971</text:p>
          </table:table-cell>
          <table:table-cell office:value-type="float" office:value="0.0487116605637" calcext:value-type="float">
            <text:p>0.0487116605637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621053721147" calcext:value-type="float">
            <text:p>0.062105372114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440026221971" calcext:value-type="float">
            <text:p>0.0440026221971</text:p>
          </table:table-cell>
          <table:table-cell office:value-type="float" office:value="0.0487116605637" calcext:value-type="float">
            <text:p>0.0487116605637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569299244385" calcext:value-type="float">
            <text:p>0.056929924438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440026221971" calcext:value-type="float">
            <text:p>0.0440026221971</text:p>
          </table:table-cell>
          <table:table-cell office:value-type="float" office:value="0.0487116605637" calcext:value-type="float">
            <text:p>0.0487116605637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569299244385" calcext:value-type="float">
            <text:p>0.056929924438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440026221971" calcext:value-type="float">
            <text:p>0.0440026221971</text:p>
          </table:table-cell>
          <table:table-cell office:value-type="float" office:value="0.0487116605637" calcext:value-type="float">
            <text:p>0.0487116605637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569299244385" calcext:value-type="float">
            <text:p>0.056929924438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431046094992" calcext:value-type="float">
            <text:p>0.0431046094992</text:p>
          </table:table-cell>
          <table:table-cell office:value-type="float" office:value="0.0487116605637" calcext:value-type="float">
            <text:p>0.0487116605637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569299244385" calcext:value-type="float">
            <text:p>0.056929924438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431046094992" calcext:value-type="float">
            <text:p>0.0431046094992</text:p>
          </table:table-cell>
          <table:table-cell office:value-type="float" office:value="0.0478718043471" calcext:value-type="float">
            <text:p>0.0478718043471</text:p>
          </table:table-cell>
          <table:table-cell office:value-type="float" office:value="0.0596686097214" calcext:value-type="float">
            <text:p>0.0596686097214</text:p>
          </table:table-cell>
          <table:table-cell office:value-type="float" office:value="0.0569299244385" calcext:value-type="float">
            <text:p>0.056929924438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431046094992" calcext:value-type="float">
            <text:p>0.0431046094992</text:p>
          </table:table-cell>
          <table:table-cell office:value-type="float" office:value="0.0478718043471" calcext:value-type="float">
            <text:p>0.0478718043471</text:p>
          </table:table-cell>
          <table:table-cell office:value-type="float" office:value="0.0550787166659" calcext:value-type="float">
            <text:p>0.0550787166659</text:p>
          </table:table-cell>
          <table:table-cell office:value-type="float" office:value="0.0569299244385" calcext:value-type="float">
            <text:p>0.056929924438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431046094992" calcext:value-type="float">
            <text:p>0.0431046094992</text:p>
          </table:table-cell>
          <table:table-cell office:value-type="float" office:value="0.0478718043471" calcext:value-type="float">
            <text:p>0.0478718043471</text:p>
          </table:table-cell>
          <table:table-cell office:value-type="float" office:value="0.0550787166659" calcext:value-type="float">
            <text:p>0.0550787166659</text:p>
          </table:table-cell>
          <table:table-cell office:value-type="float" office:value="0.0569299244385" calcext:value-type="float">
            <text:p>0.056929924438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431046094992" calcext:value-type="float">
            <text:p>0.0431046094992</text:p>
          </table:table-cell>
          <table:table-cell office:value-type="float" office:value="0.0478718043471" calcext:value-type="float">
            <text:p>0.0478718043471</text:p>
          </table:table-cell>
          <table:table-cell office:value-type="float" office:value="0.0550787166659" calcext:value-type="float">
            <text:p>0.0550787166659</text:p>
          </table:table-cell>
          <table:table-cell office:value-type="float" office:value="0.0569299244385" calcext:value-type="float">
            <text:p>0.056929924438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431046094992" calcext:value-type="float">
            <text:p>0.0431046094992</text:p>
          </table:table-cell>
          <table:table-cell office:value-type="float" office:value="0.0470319481305" calcext:value-type="float">
            <text:p>0.0470319481305</text:p>
          </table:table-cell>
          <table:table-cell office:value-type="float" office:value="0.0550787166659" calcext:value-type="float">
            <text:p>0.0550787166659</text:p>
          </table:table-cell>
          <table:table-cell office:value-type="float" office:value="0.0569299244385" calcext:value-type="float">
            <text:p>0.056929924438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422065968013" calcext:value-type="float">
            <text:p>0.0422065968013</text:p>
          </table:table-cell>
          <table:table-cell office:value-type="float" office:value="0.0470319481305" calcext:value-type="float">
            <text:p>0.0470319481305</text:p>
          </table:table-cell>
          <table:table-cell office:value-type="float" office:value="0.0550787166659" calcext:value-type="float">
            <text:p>0.0550787166659</text:p>
          </table:table-cell>
          <table:table-cell office:value-type="float" office:value="0.0569299244385" calcext:value-type="float">
            <text:p>0.056929924438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422065968013" calcext:value-type="float">
            <text:p>0.0422065968013</text:p>
          </table:table-cell>
          <table:table-cell office:value-type="float" office:value="0.0470319481305" calcext:value-type="float">
            <text:p>0.0470319481305</text:p>
          </table:table-cell>
          <table:table-cell office:value-type="float" office:value="0.0550787166659" calcext:value-type="float">
            <text:p>0.0550787166659</text:p>
          </table:table-cell>
          <table:table-cell office:value-type="float" office:value="0.0569299244385" calcext:value-type="float">
            <text:p>0.056929924438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422065968013" calcext:value-type="float">
            <text:p>0.0422065968013</text:p>
          </table:table-cell>
          <table:table-cell office:value-type="float" office:value="0.0470319481305" calcext:value-type="float">
            <text:p>0.0470319481305</text:p>
          </table:table-cell>
          <table:table-cell office:value-type="float" office:value="0.0550787166659" calcext:value-type="float">
            <text:p>0.0550787166659</text:p>
          </table:table-cell>
          <table:table-cell office:value-type="float" office:value="0.0569299244385" calcext:value-type="float">
            <text:p>0.056929924438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422065968013" calcext:value-type="float">
            <text:p>0.0422065968013</text:p>
          </table:table-cell>
          <table:table-cell office:value-type="float" office:value="0.0470319481305" calcext:value-type="float">
            <text:p>0.0470319481305</text:p>
          </table:table-cell>
          <table:table-cell office:value-type="float" office:value="0.0550787166659" calcext:value-type="float">
            <text:p>0.0550787166659</text:p>
          </table:table-cell>
          <table:table-cell office:value-type="float" office:value="0.0569299244385" calcext:value-type="float">
            <text:p>0.056929924438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422065968013" calcext:value-type="float">
            <text:p>0.0422065968013</text:p>
          </table:table-cell>
          <table:table-cell office:value-type="float" office:value="0.0470319481305" calcext:value-type="float">
            <text:p>0.0470319481305</text:p>
          </table:table-cell>
          <table:table-cell office:value-type="float" office:value="0.0550787166659" calcext:value-type="float">
            <text:p>0.0550787166659</text:p>
          </table:table-cell>
          <table:table-cell office:value-type="float" office:value="0.0569299244385" calcext:value-type="float">
            <text:p>0.056929924438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422065968013" calcext:value-type="float">
            <text:p>0.0422065968013</text:p>
          </table:table-cell>
          <table:table-cell office:value-type="float" office:value="0.0470319481305" calcext:value-type="float">
            <text:p>0.0470319481305</text:p>
          </table:table-cell>
          <table:table-cell office:value-type="float" office:value="0.0550787166659" calcext:value-type="float">
            <text:p>0.0550787166659</text:p>
          </table:table-cell>
          <table:table-cell office:value-type="float" office:value="0.0569299244385" calcext:value-type="float">
            <text:p>0.056929924438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422065968013" calcext:value-type="float">
            <text:p>0.0422065968013</text:p>
          </table:table-cell>
          <table:table-cell office:value-type="float" office:value="0.0461920919139" calcext:value-type="float">
            <text:p>0.0461920919139</text:p>
          </table:table-cell>
          <table:table-cell office:value-type="float" office:value="0.0550787166659" calcext:value-type="float">
            <text:p>0.0550787166659</text:p>
          </table:table-cell>
          <table:table-cell office:value-type="float" office:value="0.0569299244385" calcext:value-type="float">
            <text:p>0.056929924438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422065968013" calcext:value-type="float">
            <text:p>0.0422065968013</text:p>
          </table:table-cell>
          <table:table-cell office:value-type="float" office:value="0.0461920919139" calcext:value-type="float">
            <text:p>0.0461920919139</text:p>
          </table:table-cell>
          <table:table-cell office:value-type="float" office:value="0.0550787166659" calcext:value-type="float">
            <text:p>0.0550787166659</text:p>
          </table:table-cell>
          <table:table-cell office:value-type="float" office:value="0.0569299244385" calcext:value-type="float">
            <text:p>0.056929924438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422065968013" calcext:value-type="float">
            <text:p>0.0422065968013</text:p>
          </table:table-cell>
          <table:table-cell office:value-type="float" office:value="0.0461920919139" calcext:value-type="float">
            <text:p>0.0461920919139</text:p>
          </table:table-cell>
          <table:table-cell office:value-type="float" office:value="0.0550787166659" calcext:value-type="float">
            <text:p>0.0550787166659</text:p>
          </table:table-cell>
          <table:table-cell office:value-type="float" office:value="0.0569299244385" calcext:value-type="float">
            <text:p>0.056929924438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413085841034" calcext:value-type="float">
            <text:p>0.0413085841034</text:p>
          </table:table-cell>
          <table:table-cell office:value-type="float" office:value="0.0461920919139" calcext:value-type="float">
            <text:p>0.0461920919139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69299244385" calcext:value-type="float">
            <text:p>0.056929924438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413085841034" calcext:value-type="float">
            <text:p>0.0413085841034</text:p>
          </table:table-cell>
          <table:table-cell office:value-type="float" office:value="0.0461920919139" calcext:value-type="float">
            <text:p>0.0461920919139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69299244385" calcext:value-type="float">
            <text:p>0.056929924438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404105714055" calcext:value-type="float">
            <text:p>0.0404105714055</text:p>
          </table:table-cell>
          <table:table-cell office:value-type="float" office:value="0.0461920919139" calcext:value-type="float">
            <text:p>0.0461920919139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404105714055" calcext:value-type="float">
            <text:p>0.0404105714055</text:p>
          </table:table-cell>
          <table:table-cell office:value-type="float" office:value="0.0461920919139" calcext:value-type="float">
            <text:p>0.0461920919139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404105714055" calcext:value-type="float">
            <text:p>0.0404105714055</text:p>
          </table:table-cell>
          <table:table-cell office:value-type="float" office:value="0.0453522356972" calcext:value-type="float">
            <text:p>0.0453522356972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395125587076" calcext:value-type="float">
            <text:p>0.0395125587076</text:p>
          </table:table-cell>
          <table:table-cell office:value-type="float" office:value="0.0453522356972" calcext:value-type="float">
            <text:p>0.0453522356972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395125587076" calcext:value-type="float">
            <text:p>0.0395125587076</text:p>
          </table:table-cell>
          <table:table-cell office:value-type="float" office:value="0.0453522356972" calcext:value-type="float">
            <text:p>0.0453522356972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395125587076" calcext:value-type="float">
            <text:p>0.0395125587076</text:p>
          </table:table-cell>
          <table:table-cell office:value-type="float" office:value="0.0445123794806" calcext:value-type="float">
            <text:p>0.0445123794806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95125587076" calcext:value-type="float">
            <text:p>0.0395125587076</text:p>
          </table:table-cell>
          <table:table-cell office:value-type="float" office:value="0.043672523264" calcext:value-type="float">
            <text:p>0.043672523264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395125587076" calcext:value-type="float">
            <text:p>0.0395125587076</text:p>
          </table:table-cell>
          <table:table-cell office:value-type="float" office:value="0.0428326670474" calcext:value-type="float">
            <text:p>0.0428326670474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395125587076" calcext:value-type="float">
            <text:p>0.0395125587076</text:p>
          </table:table-cell>
          <table:table-cell office:value-type="float" office:value="0.0428326670474" calcext:value-type="float">
            <text:p>0.0428326670474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395125587076" calcext:value-type="float">
            <text:p>0.0395125587076</text:p>
          </table:table-cell>
          <table:table-cell office:value-type="float" office:value="0.0428326670474" calcext:value-type="float">
            <text:p>0.0428326670474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395125587076" calcext:value-type="float">
            <text:p>0.0395125587076</text:p>
          </table:table-cell>
          <table:table-cell office:value-type="float" office:value="0.0428326670474" calcext:value-type="float">
            <text:p>0.0428326670474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395125587076" calcext:value-type="float">
            <text:p>0.0395125587076</text:p>
          </table:table-cell>
          <table:table-cell office:value-type="float" office:value="0.0428326670474" calcext:value-type="float">
            <text:p>0.0428326670474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395125587076" calcext:value-type="float">
            <text:p>0.0395125587076</text:p>
          </table:table-cell>
          <table:table-cell office:value-type="float" office:value="0.0419928108308" calcext:value-type="float">
            <text:p>0.0419928108308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386145460097" calcext:value-type="float">
            <text:p>0.0386145460097</text:p>
          </table:table-cell>
          <table:table-cell office:value-type="float" office:value="0.0419928108308" calcext:value-type="float">
            <text:p>0.0419928108308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386145460097" calcext:value-type="float">
            <text:p>0.0386145460097</text:p>
          </table:table-cell>
          <table:table-cell office:value-type="float" office:value="0.0419928108308" calcext:value-type="float">
            <text:p>0.0419928108308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386145460097" calcext:value-type="float">
            <text:p>0.0386145460097</text:p>
          </table:table-cell>
          <table:table-cell office:value-type="float" office:value="0.0419928108308" calcext:value-type="float">
            <text:p>0.0419928108308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386145460097" calcext:value-type="float">
            <text:p>0.0386145460097</text:p>
          </table:table-cell>
          <table:table-cell office:value-type="float" office:value="0.0411529546142" calcext:value-type="float">
            <text:p>0.0411529546142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386145460097" calcext:value-type="float">
            <text:p>0.0386145460097</text:p>
          </table:table-cell>
          <table:table-cell office:value-type="float" office:value="0.0411529546142" calcext:value-type="float">
            <text:p>0.0411529546142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386145460097" calcext:value-type="float">
            <text:p>0.0386145460097</text:p>
          </table:table-cell>
          <table:table-cell office:value-type="float" office:value="0.0411529546142" calcext:value-type="float">
            <text:p>0.0411529546142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386145460097" calcext:value-type="float">
            <text:p>0.0386145460097</text:p>
          </table:table-cell>
          <table:table-cell office:value-type="float" office:value="0.0411529546142" calcext:value-type="float">
            <text:p>0.0411529546142</text:p>
          </table:table-cell>
          <table:table-cell office:value-type="float" office:value="0.0504888236104" calcext:value-type="float">
            <text:p>0.0504888236104</text:p>
          </table:table-cell>
          <table:table-cell office:value-type="float" office:value="0.0517544767622" calcext:value-type="float">
            <text:p>0.051754476762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377165333118" calcext:value-type="float">
            <text:p>0.0377165333118</text:p>
          </table:table-cell>
          <table:table-cell office:value-type="float" office:value="0.0411529546142" calcext:value-type="float">
            <text:p>0.0411529546142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517544767622" calcext:value-type="float">
            <text:p>0.051754476762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377165333118" calcext:value-type="float">
            <text:p>0.0377165333118</text:p>
          </table:table-cell>
          <table:table-cell office:value-type="float" office:value="0.0403130983976" calcext:value-type="float">
            <text:p>0.0403130983976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517544767622" calcext:value-type="float">
            <text:p>0.051754476762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377165333118" calcext:value-type="float">
            <text:p>0.0377165333118</text:p>
          </table:table-cell>
          <table:table-cell office:value-type="float" office:value="0.0403130983976" calcext:value-type="float">
            <text:p>0.0403130983976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517544767622" calcext:value-type="float">
            <text:p>0.051754476762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377165333118" calcext:value-type="float">
            <text:p>0.0377165333118</text:p>
          </table:table-cell>
          <table:table-cell office:value-type="float" office:value="0.0403130983976" calcext:value-type="float">
            <text:p>0.0403130983976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517544767622" calcext:value-type="float">
            <text:p>0.051754476762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377165333118" calcext:value-type="float">
            <text:p>0.0377165333118</text:p>
          </table:table-cell>
          <table:table-cell office:value-type="float" office:value="0.0403130983976" calcext:value-type="float">
            <text:p>0.0403130983976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517544767622" calcext:value-type="float">
            <text:p>0.051754476762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368185206139" calcext:value-type="float">
            <text:p>0.0368185206139</text:p>
          </table:table-cell>
          <table:table-cell office:value-type="float" office:value="0.0403130983976" calcext:value-type="float">
            <text:p>0.0403130983976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517544767622" calcext:value-type="float">
            <text:p>0.051754476762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368185206139" calcext:value-type="float">
            <text:p>0.0368185206139</text:p>
          </table:table-cell>
          <table:table-cell office:value-type="float" office:value="0.0403130983976" calcext:value-type="float">
            <text:p>0.0403130983976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368185206139" calcext:value-type="float">
            <text:p>0.0368185206139</text:p>
          </table:table-cell>
          <table:table-cell office:value-type="float" office:value="0.0403130983976" calcext:value-type="float">
            <text:p>0.0403130983976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368185206139" calcext:value-type="float">
            <text:p>0.0368185206139</text:p>
          </table:table-cell>
          <table:table-cell office:value-type="float" office:value="0.0394732421809" calcext:value-type="float">
            <text:p>0.0394732421809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35920507916" calcext:value-type="float">
            <text:p>0.035920507916</text:p>
          </table:table-cell>
          <table:table-cell office:value-type="float" office:value="0.0394732421809" calcext:value-type="float">
            <text:p>0.0394732421809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35920507916" calcext:value-type="float">
            <text:p>0.035920507916</text:p>
          </table:table-cell>
          <table:table-cell office:value-type="float" office:value="0.0394732421809" calcext:value-type="float">
            <text:p>0.0394732421809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35920507916" calcext:value-type="float">
            <text:p>0.035920507916</text:p>
          </table:table-cell>
          <table:table-cell office:value-type="float" office:value="0.0386333859643" calcext:value-type="float">
            <text:p>0.0386333859643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35920507916" calcext:value-type="float">
            <text:p>0.035920507916</text:p>
          </table:table-cell>
          <table:table-cell office:value-type="float" office:value="0.0386333859643" calcext:value-type="float">
            <text:p>0.0386333859643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35920507916" calcext:value-type="float">
            <text:p>0.035920507916</text:p>
          </table:table-cell>
          <table:table-cell office:value-type="float" office:value="0.0386333859643" calcext:value-type="float">
            <text:p>0.0386333859643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350224952181" calcext:value-type="float">
            <text:p>0.0350224952181</text:p>
          </table:table-cell>
          <table:table-cell office:value-type="float" office:value="0.0386333859643" calcext:value-type="float">
            <text:p>0.0386333859643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350224952181" calcext:value-type="float">
            <text:p>0.0350224952181</text:p>
          </table:table-cell>
          <table:table-cell office:value-type="float" office:value="0.0386333859643" calcext:value-type="float">
            <text:p>0.0386333859643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350224952181" calcext:value-type="float">
            <text:p>0.0350224952181</text:p>
          </table:table-cell>
          <table:table-cell office:value-type="float" office:value="0.0386333859643" calcext:value-type="float">
            <text:p>0.0386333859643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350224952181" calcext:value-type="float">
            <text:p>0.0350224952181</text:p>
          </table:table-cell>
          <table:table-cell office:value-type="float" office:value="0.0386333859643" calcext:value-type="float">
            <text:p>0.0386333859643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350224952181" calcext:value-type="float">
            <text:p>0.0350224952181</text:p>
          </table:table-cell>
          <table:table-cell office:value-type="float" office:value="0.0377935297477" calcext:value-type="float">
            <text:p>0.0377935297477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350224952181" calcext:value-type="float">
            <text:p>0.0350224952181</text:p>
          </table:table-cell>
          <table:table-cell office:value-type="float" office:value="0.0377935297477" calcext:value-type="float">
            <text:p>0.0377935297477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350224952181" calcext:value-type="float">
            <text:p>0.0350224952181</text:p>
          </table:table-cell>
          <table:table-cell office:value-type="float" office:value="0.0377935297477" calcext:value-type="float">
            <text:p>0.0377935297477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350224952181" calcext:value-type="float">
            <text:p>0.0350224952181</text:p>
          </table:table-cell>
          <table:table-cell office:value-type="float" office:value="0.0377935297477" calcext:value-type="float">
            <text:p>0.0377935297477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350224952181" calcext:value-type="float">
            <text:p>0.0350224952181</text:p>
          </table:table-cell>
          <table:table-cell office:value-type="float" office:value="0.0369536735311" calcext:value-type="float">
            <text:p>0.0369536735311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350224952181" calcext:value-type="float">
            <text:p>0.0350224952181</text:p>
          </table:table-cell>
          <table:table-cell office:value-type="float" office:value="0.0369536735311" calcext:value-type="float">
            <text:p>0.0369536735311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341244825202" calcext:value-type="float">
            <text:p>0.0341244825202</text:p>
          </table:table-cell>
          <table:table-cell office:value-type="float" office:value="0.0369536735311" calcext:value-type="float">
            <text:p>0.0369536735311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341244825202" calcext:value-type="float">
            <text:p>0.0341244825202</text:p>
          </table:table-cell>
          <table:table-cell office:value-type="float" office:value="0.0361138173145" calcext:value-type="float">
            <text:p>0.0361138173145</text:p>
          </table:table-cell>
          <table:table-cell office:value-type="float" office:value="0.0458989305549" calcext:value-type="float">
            <text:p>0.0458989305549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341244825202" calcext:value-type="float">
            <text:p>0.0341244825202</text:p>
          </table:table-cell>
          <table:table-cell office:value-type="float" office:value="0.0361138173145" calcext:value-type="float">
            <text:p>0.0361138173145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341244825202" calcext:value-type="float">
            <text:p>0.0341244825202</text:p>
          </table:table-cell>
          <table:table-cell office:value-type="float" office:value="0.0361138173145" calcext:value-type="float">
            <text:p>0.0361138173145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341244825202" calcext:value-type="float">
            <text:p>0.0341244825202</text:p>
          </table:table-cell>
          <table:table-cell office:value-type="float" office:value="0.0361138173145" calcext:value-type="float">
            <text:p>0.0361138173145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332264698223" calcext:value-type="float">
            <text:p>0.0332264698223</text:p>
          </table:table-cell>
          <table:table-cell office:value-type="float" office:value="0.0361138173145" calcext:value-type="float">
            <text:p>0.0361138173145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332264698223" calcext:value-type="float">
            <text:p>0.0332264698223</text:p>
          </table:table-cell>
          <table:table-cell office:value-type="float" office:value="0.0361138173145" calcext:value-type="float">
            <text:p>0.0361138173145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332264698223" calcext:value-type="float">
            <text:p>0.0332264698223</text:p>
          </table:table-cell>
          <table:table-cell office:value-type="float" office:value="0.0352739610979" calcext:value-type="float">
            <text:p>0.0352739610979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332264698223" calcext:value-type="float">
            <text:p>0.0332264698223</text:p>
          </table:table-cell>
          <table:table-cell office:value-type="float" office:value="0.0352739610979" calcext:value-type="float">
            <text:p>0.0352739610979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332264698223" calcext:value-type="float">
            <text:p>0.0332264698223</text:p>
          </table:table-cell>
          <table:table-cell office:value-type="float" office:value="0.0352739610979" calcext:value-type="float">
            <text:p>0.0352739610979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332264698223" calcext:value-type="float">
            <text:p>0.0332264698223</text:p>
          </table:table-cell>
          <table:table-cell office:value-type="float" office:value="0.0352739610979" calcext:value-type="float">
            <text:p>0.0352739610979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332264698223" calcext:value-type="float">
            <text:p>0.0332264698223</text:p>
          </table:table-cell>
          <table:table-cell office:value-type="float" office:value="0.0352739610979" calcext:value-type="float">
            <text:p>0.0352739610979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32264698223" calcext:value-type="float">
            <text:p>0.0332264698223</text:p>
          </table:table-cell>
          <table:table-cell office:value-type="float" office:value="0.0352739610979" calcext:value-type="float">
            <text:p>0.0352739610979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323284571244" calcext:value-type="float">
            <text:p>0.0323284571244</text:p>
          </table:table-cell>
          <table:table-cell office:value-type="float" office:value="0.0352739610979" calcext:value-type="float">
            <text:p>0.0352739610979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6579029086" calcext:value-type="float">
            <text:p>0.046579029086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323284571244" calcext:value-type="float">
            <text:p>0.0323284571244</text:p>
          </table:table-cell>
          <table:table-cell office:value-type="float" office:value="0.0352739610979" calcext:value-type="float">
            <text:p>0.0352739610979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323284571244" calcext:value-type="float">
            <text:p>0.0323284571244</text:p>
          </table:table-cell>
          <table:table-cell office:value-type="float" office:value="0.0344341048812" calcext:value-type="float">
            <text:p>0.0344341048812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323284571244" calcext:value-type="float">
            <text:p>0.0323284571244</text:p>
          </table:table-cell>
          <table:table-cell office:value-type="float" office:value="0.0344341048812" calcext:value-type="float">
            <text:p>0.0344341048812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323284571244" calcext:value-type="float">
            <text:p>0.0323284571244</text:p>
          </table:table-cell>
          <table:table-cell office:value-type="float" office:value="0.0344341048812" calcext:value-type="float">
            <text:p>0.0344341048812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323284571244" calcext:value-type="float">
            <text:p>0.0323284571244</text:p>
          </table:table-cell>
          <table:table-cell office:value-type="float" office:value="0.0344341048812" calcext:value-type="float">
            <text:p>0.0344341048812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323284571244" calcext:value-type="float">
            <text:p>0.0323284571244</text:p>
          </table:table-cell>
          <table:table-cell office:value-type="float" office:value="0.0344341048812" calcext:value-type="float">
            <text:p>0.0344341048812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323284571244" calcext:value-type="float">
            <text:p>0.0323284571244</text:p>
          </table:table-cell>
          <table:table-cell office:value-type="float" office:value="0.0344341048812" calcext:value-type="float">
            <text:p>0.0344341048812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314304444265" calcext:value-type="float">
            <text:p>0.0314304444265</text:p>
          </table:table-cell>
          <table:table-cell office:value-type="float" office:value="0.0344341048812" calcext:value-type="float">
            <text:p>0.0344341048812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314304444265" calcext:value-type="float">
            <text:p>0.0314304444265</text:p>
          </table:table-cell>
          <table:table-cell office:value-type="float" office:value="0.0344341048812" calcext:value-type="float">
            <text:p>0.0344341048812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314304444265" calcext:value-type="float">
            <text:p>0.0314304444265</text:p>
          </table:table-cell>
          <table:table-cell office:value-type="float" office:value="0.0344341048812" calcext:value-type="float">
            <text:p>0.0344341048812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314304444265" calcext:value-type="float">
            <text:p>0.0314304444265</text:p>
          </table:table-cell>
          <table:table-cell office:value-type="float" office:value="0.0344341048812" calcext:value-type="float">
            <text:p>0.0344341048812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314304444265" calcext:value-type="float">
            <text:p>0.0314304444265</text:p>
          </table:table-cell>
          <table:table-cell office:value-type="float" office:value="0.0335942486646" calcext:value-type="float">
            <text:p>0.0335942486646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314304444265" calcext:value-type="float">
            <text:p>0.0314304444265</text:p>
          </table:table-cell>
          <table:table-cell office:value-type="float" office:value="0.0335942486646" calcext:value-type="float">
            <text:p>0.0335942486646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314304444265" calcext:value-type="float">
            <text:p>0.0314304444265</text:p>
          </table:table-cell>
          <table:table-cell office:value-type="float" office:value="0.0335942486646" calcext:value-type="float">
            <text:p>0.0335942486646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314304444265" calcext:value-type="float">
            <text:p>0.0314304444265</text:p>
          </table:table-cell>
          <table:table-cell office:value-type="float" office:value="0.032754392448" calcext:value-type="float">
            <text:p>0.032754392448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314304444265" calcext:value-type="float">
            <text:p>0.0314304444265</text:p>
          </table:table-cell>
          <table:table-cell office:value-type="float" office:value="0.032754392448" calcext:value-type="float">
            <text:p>0.032754392448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314304444265" calcext:value-type="float">
            <text:p>0.0314304444265</text:p>
          </table:table-cell>
          <table:table-cell office:value-type="float" office:value="0.032754392448" calcext:value-type="float">
            <text:p>0.032754392448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305324317286" calcext:value-type="float">
            <text:p>0.0305324317286</text:p>
          </table:table-cell>
          <table:table-cell office:value-type="float" office:value="0.032754392448" calcext:value-type="float">
            <text:p>0.032754392448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305324317286" calcext:value-type="float">
            <text:p>0.0305324317286</text:p>
          </table:table-cell>
          <table:table-cell office:value-type="float" office:value="0.032754392448" calcext:value-type="float">
            <text:p>0.032754392448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305324317286" calcext:value-type="float">
            <text:p>0.0305324317286</text:p>
          </table:table-cell>
          <table:table-cell office:value-type="float" office:value="0.032754392448" calcext:value-type="float">
            <text:p>0.032754392448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305324317286" calcext:value-type="float">
            <text:p>0.0305324317286</text:p>
          </table:table-cell>
          <table:table-cell office:value-type="float" office:value="0.032754392448" calcext:value-type="float">
            <text:p>0.032754392448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305324317286" calcext:value-type="float">
            <text:p>0.0305324317286</text:p>
          </table:table-cell>
          <table:table-cell office:value-type="float" office:value="0.032754392448" calcext:value-type="float">
            <text:p>0.032754392448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305324317286" calcext:value-type="float">
            <text:p>0.0305324317286</text:p>
          </table:table-cell>
          <table:table-cell office:value-type="float" office:value="0.032754392448" calcext:value-type="float">
            <text:p>0.032754392448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305324317286" calcext:value-type="float">
            <text:p>0.0305324317286</text:p>
          </table:table-cell>
          <table:table-cell office:value-type="float" office:value="0.032754392448" calcext:value-type="float">
            <text:p>0.032754392448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305324317286" calcext:value-type="float">
            <text:p>0.0305324317286</text:p>
          </table:table-cell>
          <table:table-cell office:value-type="float" office:value="0.032754392448" calcext:value-type="float">
            <text:p>0.032754392448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296344190307" calcext:value-type="float">
            <text:p>0.0296344190307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413090374994" calcext:value-type="float">
            <text:p>0.0413090374994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296344190307" calcext:value-type="float">
            <text:p>0.0296344190307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296344190307" calcext:value-type="float">
            <text:p>0.0296344190307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296344190307" calcext:value-type="float">
            <text:p>0.0296344190307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287364063328" calcext:value-type="float">
            <text:p>0.0287364063328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287364063328" calcext:value-type="float">
            <text:p>0.0287364063328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287364063328" calcext:value-type="float">
            <text:p>0.0287364063328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287364063328" calcext:value-type="float">
            <text:p>0.0287364063328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287364063328" calcext:value-type="float">
            <text:p>0.0287364063328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287364063328" calcext:value-type="float">
            <text:p>0.0287364063328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287364063328" calcext:value-type="float">
            <text:p>0.0287364063328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414035814098" calcext:value-type="float">
            <text:p>0.0414035814098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287364063328" calcext:value-type="float">
            <text:p>0.0287364063328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287364063328" calcext:value-type="float">
            <text:p>0.0287364063328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287364063328" calcext:value-type="float">
            <text:p>0.0287364063328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287364063328" calcext:value-type="float">
            <text:p>0.0287364063328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278383936349" calcext:value-type="float">
            <text:p>0.0278383936349</text:p>
          </table:table-cell>
          <table:table-cell office:value-type="float" office:value="0.0319145362314" calcext:value-type="float">
            <text:p>0.0319145362314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278383936349" calcext:value-type="float">
            <text:p>0.0278383936349</text:p>
          </table:table-cell>
          <table:table-cell office:value-type="float" office:value="0.0310746800148" calcext:value-type="float">
            <text:p>0.0310746800148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278383936349" calcext:value-type="float">
            <text:p>0.0278383936349</text:p>
          </table:table-cell>
          <table:table-cell office:value-type="float" office:value="0.0310746800148" calcext:value-type="float">
            <text:p>0.0310746800148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278383936349" calcext:value-type="float">
            <text:p>0.0278383936349</text:p>
          </table:table-cell>
          <table:table-cell office:value-type="float" office:value="0.0302348237982" calcext:value-type="float">
            <text:p>0.0302348237982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278383936349" calcext:value-type="float">
            <text:p>0.0278383936349</text:p>
          </table:table-cell>
          <table:table-cell office:value-type="float" office:value="0.0302348237982" calcext:value-type="float">
            <text:p>0.0302348237982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278383936349" calcext:value-type="float">
            <text:p>0.0278383936349</text:p>
          </table:table-cell>
          <table:table-cell office:value-type="float" office:value="0.0302348237982" calcext:value-type="float">
            <text:p>0.0302348237982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278383936349" calcext:value-type="float">
            <text:p>0.0278383936349</text:p>
          </table:table-cell>
          <table:table-cell office:value-type="float" office:value="0.0302348237982" calcext:value-type="float">
            <text:p>0.0302348237982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278383936349" calcext:value-type="float">
            <text:p>0.0278383936349</text:p>
          </table:table-cell>
          <table:table-cell office:value-type="float" office:value="0.0302348237982" calcext:value-type="float">
            <text:p>0.0302348237982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26940380937" calcext:value-type="float">
            <text:p>0.026940380937</text:p>
          </table:table-cell>
          <table:table-cell office:value-type="float" office:value="0.0302348237982" calcext:value-type="float">
            <text:p>0.0302348237982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26940380937" calcext:value-type="float">
            <text:p>0.026940380937</text:p>
          </table:table-cell>
          <table:table-cell office:value-type="float" office:value="0.0302348237982" calcext:value-type="float">
            <text:p>0.0302348237982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26940380937" calcext:value-type="float">
            <text:p>0.026940380937</text:p>
          </table:table-cell>
          <table:table-cell office:value-type="float" office:value="0.0302348237982" calcext:value-type="float">
            <text:p>0.0302348237982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26940380937" calcext:value-type="float">
            <text:p>0.026940380937</text:p>
          </table:table-cell>
          <table:table-cell office:value-type="float" office:value="0.0302348237982" calcext:value-type="float">
            <text:p>0.0302348237982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26940380937" calcext:value-type="float">
            <text:p>0.026940380937</text:p>
          </table:table-cell>
          <table:table-cell office:value-type="float" office:value="0.0302348237982" calcext:value-type="float">
            <text:p>0.0302348237982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26940380937" calcext:value-type="float">
            <text:p>0.026940380937</text:p>
          </table:table-cell>
          <table:table-cell office:value-type="float" office:value="0.0302348237982" calcext:value-type="float">
            <text:p>0.0302348237982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26940380937" calcext:value-type="float">
            <text:p>0.026940380937</text:p>
          </table:table-cell>
          <table:table-cell office:value-type="float" office:value="0.0302348237982" calcext:value-type="float">
            <text:p>0.0302348237982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26940380937" calcext:value-type="float">
            <text:p>0.026940380937</text:p>
          </table:table-cell>
          <table:table-cell office:value-type="float" office:value="0.0293949675816" calcext:value-type="float">
            <text:p>0.0293949675816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26940380937" calcext:value-type="float">
            <text:p>0.026940380937</text:p>
          </table:table-cell>
          <table:table-cell office:value-type="float" office:value="0.0293949675816" calcext:value-type="float">
            <text:p>0.0293949675816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26940380937" calcext:value-type="float">
            <text:p>0.026940380937</text:p>
          </table:table-cell>
          <table:table-cell office:value-type="float" office:value="0.0293949675816" calcext:value-type="float">
            <text:p>0.0293949675816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26940380937" calcext:value-type="float">
            <text:p>0.026940380937</text:p>
          </table:table-cell>
          <table:table-cell office:value-type="float" office:value="0.0293949675816" calcext:value-type="float">
            <text:p>0.0293949675816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93949675816" calcext:value-type="float">
            <text:p>0.0293949675816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93949675816" calcext:value-type="float">
            <text:p>0.0293949675816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93949675816" calcext:value-type="float">
            <text:p>0.0293949675816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93949675816" calcext:value-type="float">
            <text:p>0.0293949675816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85551113649" calcext:value-type="float">
            <text:p>0.0285551113649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85551113649" calcext:value-type="float">
            <text:p>0.0285551113649</text:p>
          </table:table-cell>
          <table:table-cell office:value-type="float" office:value="0.0367191444439" calcext:value-type="float">
            <text:p>0.0367191444439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85551113649" calcext:value-type="float">
            <text:p>0.0285551113649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85551113649" calcext:value-type="float">
            <text:p>0.0285551113649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85551113649" calcext:value-type="float">
            <text:p>0.0285551113649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85551113649" calcext:value-type="float">
            <text:p>0.0285551113649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85551113649" calcext:value-type="float">
            <text:p>0.0285551113649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85551113649" calcext:value-type="float">
            <text:p>0.0285551113649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85551113649" calcext:value-type="float">
            <text:p>0.0285551113649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85551113649" calcext:value-type="float">
            <text:p>0.0285551113649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77152551483" calcext:value-type="float">
            <text:p>0.0277152551483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260423682391" calcext:value-type="float">
            <text:p>0.0260423682391</text:p>
          </table:table-cell>
          <table:table-cell office:value-type="float" office:value="0.0277152551483" calcext:value-type="float">
            <text:p>0.0277152551483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77152551483" calcext:value-type="float">
            <text:p>0.0277152551483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77152551483" calcext:value-type="float">
            <text:p>0.0277152551483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77152551483" calcext:value-type="float">
            <text:p>0.0277152551483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77152551483" calcext:value-type="float">
            <text:p>0.0277152551483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77152551483" calcext:value-type="float">
            <text:p>0.0277152551483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77152551483" calcext:value-type="float">
            <text:p>0.0277152551483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77152551483" calcext:value-type="float">
            <text:p>0.0277152551483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77152551483" calcext:value-type="float">
            <text:p>0.0277152551483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62281337336" calcext:value-type="float">
            <text:p>0.0362281337336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77152551483" calcext:value-type="float">
            <text:p>0.0277152551483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77152551483" calcext:value-type="float">
            <text:p>0.0277152551483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77152551483" calcext:value-type="float">
            <text:p>0.0277152551483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251443555412" calcext:value-type="float">
            <text:p>0.0251443555412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242463428433" calcext:value-type="float">
            <text:p>0.0242463428433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242463428433" calcext:value-type="float">
            <text:p>0.0242463428433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242463428433" calcext:value-type="float">
            <text:p>0.0242463428433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242463428433" calcext:value-type="float">
            <text:p>0.0242463428433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242463428433" calcext:value-type="float">
            <text:p>0.0242463428433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242463428433" calcext:value-type="float">
            <text:p>0.0242463428433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242463428433" calcext:value-type="float">
            <text:p>0.0242463428433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242463428433" calcext:value-type="float">
            <text:p>0.0242463428433</text:p>
          </table:table-cell>
          <table:table-cell office:value-type="float" office:value="0.0268753989317" calcext:value-type="float">
            <text:p>0.0268753989317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242463428433" calcext:value-type="float">
            <text:p>0.0242463428433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242463428433" calcext:value-type="float">
            <text:p>0.0242463428433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242463428433" calcext:value-type="float">
            <text:p>0.0242463428433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242463428433" calcext:value-type="float">
            <text:p>0.0242463428433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242463428433" calcext:value-type="float">
            <text:p>0.0242463428433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321292513884" calcext:value-type="float">
            <text:p>0.0321292513884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60355427151" calcext:value-type="float">
            <text:p>0.0260355427151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51956864985" calcext:value-type="float">
            <text:p>0.0251956864985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51956864985" calcext:value-type="float">
            <text:p>0.0251956864985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51956864985" calcext:value-type="float">
            <text:p>0.0251956864985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233483301454" calcext:value-type="float">
            <text:p>0.0233483301454</text:p>
          </table:table-cell>
          <table:table-cell office:value-type="float" office:value="0.0251956864985" calcext:value-type="float">
            <text:p>0.0251956864985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51956864985" calcext:value-type="float">
            <text:p>0.0251956864985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51956864985" calcext:value-type="float">
            <text:p>0.0251956864985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51956864985" calcext:value-type="float">
            <text:p>0.0251956864985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51956864985" calcext:value-type="float">
            <text:p>0.0251956864985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51956864985" calcext:value-type="float">
            <text:p>0.0251956864985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51956864985" calcext:value-type="float">
            <text:p>0.0251956864985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51956864985" calcext:value-type="float">
            <text:p>0.0251956864985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51956864985" calcext:value-type="float">
            <text:p>0.0251956864985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43558302819" calcext:value-type="float">
            <text:p>0.0243558302819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43558302819" calcext:value-type="float">
            <text:p>0.0243558302819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43558302819" calcext:value-type="float">
            <text:p>0.0243558302819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43558302819" calcext:value-type="float">
            <text:p>0.0243558302819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43558302819" calcext:value-type="float">
            <text:p>0.0243558302819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43558302819" calcext:value-type="float">
            <text:p>0.0243558302819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43558302819" calcext:value-type="float">
            <text:p>0.0243558302819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43558302819" calcext:value-type="float">
            <text:p>0.0243558302819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43558302819" calcext:value-type="float">
            <text:p>0.0243558302819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43558302819" calcext:value-type="float">
            <text:p>0.0243558302819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35159740652" calcext:value-type="float">
            <text:p>0.023515974065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35159740652" calcext:value-type="float">
            <text:p>0.023515974065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224503174475" calcext:value-type="float">
            <text:p>0.0224503174475</text:p>
          </table:table-cell>
          <table:table-cell office:value-type="float" office:value="0.0235159740652" calcext:value-type="float">
            <text:p>0.023515974065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35159740652" calcext:value-type="float">
            <text:p>0.023515974065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35159740652" calcext:value-type="float">
            <text:p>0.023515974065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35159740652" calcext:value-type="float">
            <text:p>0.023515974065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35159740652" calcext:value-type="float">
            <text:p>0.023515974065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35159740652" calcext:value-type="float">
            <text:p>0.023515974065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26761178486" calcext:value-type="float">
            <text:p>0.0226761178486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310526860573" calcext:value-type="float">
            <text:p>0.0310526860573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26761178486" calcext:value-type="float">
            <text:p>0.0226761178486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26761178486" calcext:value-type="float">
            <text:p>0.0226761178486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26761178486" calcext:value-type="float">
            <text:p>0.0226761178486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26761178486" calcext:value-type="float">
            <text:p>0.0226761178486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26761178486" calcext:value-type="float">
            <text:p>0.0226761178486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26761178486" calcext:value-type="float">
            <text:p>0.0226761178486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26761178486" calcext:value-type="float">
            <text:p>0.0226761178486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26761178486" calcext:value-type="float">
            <text:p>0.0226761178486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26761178486" calcext:value-type="float">
            <text:p>0.0226761178486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26761178486" calcext:value-type="float">
            <text:p>0.0226761178486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26761178486" calcext:value-type="float">
            <text:p>0.0226761178486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26761178486" calcext:value-type="float">
            <text:p>0.0226761178486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215523047496" calcext:value-type="float">
            <text:p>0.0215523047496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1836261632" calcext:value-type="float">
            <text:p>0.021836261632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206542920517" calcext:value-type="float">
            <text:p>0.0206542920517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197562793538" calcext:value-type="float">
            <text:p>0.0197562793538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197562793538" calcext:value-type="float">
            <text:p>0.0197562793538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197562793538" calcext:value-type="float">
            <text:p>0.0197562793538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197562793538" calcext:value-type="float">
            <text:p>0.0197562793538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7539358333" calcext:value-type="float">
            <text:p>0.027539358333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197562793538" calcext:value-type="float">
            <text:p>0.0197562793538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29494652775" calcext:value-type="float">
            <text:p>0.0229494652775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197562793538" calcext:value-type="float">
            <text:p>0.0197562793538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29494652775" calcext:value-type="float">
            <text:p>0.0229494652775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197562793538" calcext:value-type="float">
            <text:p>0.0197562793538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29494652775" calcext:value-type="float">
            <text:p>0.0229494652775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197562793538" calcext:value-type="float">
            <text:p>0.0197562793538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29494652775" calcext:value-type="float">
            <text:p>0.0229494652775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97562793538" calcext:value-type="float">
            <text:p>0.0197562793538</text:p>
          </table:table-cell>
          <table:table-cell office:value-type="float" office:value="0.0209964054154" calcext:value-type="float">
            <text:p>0.0209964054154</text:p>
          </table:table-cell>
          <table:table-cell office:value-type="float" office:value="0.0229494652775" calcext:value-type="float">
            <text:p>0.0229494652775</text:p>
          </table:table-cell>
          <table:table-cell office:value-type="float" office:value="0.0258772383811" calcext:value-type="float">
            <text:p>0.0258772383811</text:p>
          </table:table-cell>
          <table:table-cell/>
        </table:table-row>
        <table:table-row table:style-name="ro1" table:number-rows-repeated="10480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0108" number:language="en" number:country="JM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8T18:17:27.913124488</dc:date>
    <dc:creator>Simon Schneegans</dc:creator>
    <meta:document-statistic meta:table-count="2" meta:cell-count="2505" meta:object-count="1"/>
    <meta:generator>LibreOffice/4.2.3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JM">
      <number:number number:min-integer-digits="1"/>
    </number:number-style>
    <number:number-style style:name="N20000" number:language="en" number:country="AU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0">
      <style:chart-properties chart:symbol-type="non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 style:data-style-name="N2000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034cm" svg:height="14.185cm" xlink:href=".." xlink:type="simple" chart:class="chart:scatter" chart:style-name="ch1">
        <chart:legend chart:legend-position="end" svg:x="19.356cm" svg:y="6.046cm" style:legend-expansion="high" chart:style-name="ch2"/>
        <chart:plot-area chart:style-name="ch3" table:cell-range-address="Sheet1.A2:Sheet1.E502" chart:data-source-has-labels="both" svg:x="1.491cm" svg:y="1.267cm" svg:width="16.905cm" svg:height="11.654cm">
          <chartooo:coordinate-region svg:x="1.927cm" svg:y="1.466cm" svg:width="16.469cm" svg:height="10.808cm"/>
          <chart:axis chart:dimension="x" chart:name="primary-x" chart:style-name="ch4" chartooo:axis-type="auto">
            <chart:title svg:x="9.502cm" svg:y="13.204cm" chart:style-name="ch5">
              <text:p>Rank</text:p>
            </chart:title>
            <chart:categories table:cell-range-address="Sheet1.A3:Sheet1.A502"/>
          </chart:axis>
          <chart:axis chart:dimension="y" chart:name="primary-y" chart:style-name="ch6">
            <chart:title svg:x="0.451cm" svg:y="7.919cm" chart:style-name="ch7">
              <text:p>Frequency</text:p>
            </chart:title>
            <chart:grid chart:style-name="ch8" chart:class="major"/>
          </chart:axis>
          <chart:series chart:style-name="ch9" chart:values-cell-range-address="Sheet1.B3:Sheet1.B502" chart:label-cell-address="Sheet1.B2:Sheet1.B2" chart:class="chart:scatter">
            <chart:domain table:cell-range-address="Sheet1.A3:Sheet1.A502"/>
            <chart:data-point chart:repeated="500"/>
          </chart:series>
          <chart:series chart:style-name="ch10" chart:values-cell-range-address="Sheet1.C3:Sheet1.C502" chart:label-cell-address="Sheet1.C2:Sheet1.C2" chart:class="chart:scatter">
            <chart:data-point chart:repeated="500"/>
          </chart:series>
          <chart:series chart:style-name="ch11" chart:values-cell-range-address="Sheet1.D3:Sheet1.D502" chart:label-cell-address="Sheet1.D2:Sheet1.D2" chart:class="chart:scatter">
            <chart:data-point chart:repeated="500"/>
          </chart:series>
          <chart:series chart:style-name="ch12" chart:values-cell-range-address="Sheet1.E3:Sheet1.E502" chart:label-cell-address="Sheet1.E2:Sheet1.E2" chart:class="chart:scatter">
            <chart:data-point chart:repeated="5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n German</text:p>
                <draw:g>
                  <svg:desc>Sheet1.B2:Sheet1.B2</svg:desc>
                </draw:g>
              </table:table-cell>
              <table:table-cell office:value-type="string">
                <text:p>Mann English</text:p>
                <draw:g>
                  <svg:desc>Sheet1.C2:Sheet1.C2</svg:desc>
                </draw:g>
              </table:table-cell>
              <table:table-cell office:value-type="string">
                <text:p>Shakespeare German</text:p>
                <draw:g>
                  <svg:desc>Sheet1.D2:Sheet1.D2</svg:desc>
                </draw:g>
              </table:table-cell>
              <table:table-cell office:value-type="string">
                <text:p>Shakespeare English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502</svg:desc>
                </draw:g>
              </table:table-cell>
              <table:table-cell office:value-type="float" office:value="4.1030200167">
                <text:p>4.1030200167</text:p>
                <draw:g>
                  <svg:desc>Sheet1.B3:Sheet1.B502</svg:desc>
                </draw:g>
              </table:table-cell>
              <table:table-cell office:value-type="float" office:value="6.83139046595">
                <text:p>6.83139046595</text:p>
                <draw:g>
                  <svg:desc>Sheet1.C3:Sheet1.C502</svg:desc>
                </draw:g>
              </table:table-cell>
              <table:table-cell office:value-type="float" office:value="2.51067150135">
                <text:p>2.51067150135</text:p>
                <draw:g>
                  <svg:desc>Sheet1.D3:Sheet1.D502</svg:desc>
                </draw:g>
              </table:table-cell>
              <table:table-cell office:value-type="float" office:value="2.95000517545">
                <text:p>2.95000517545</text:p>
                <draw:g>
                  <svg:desc>Sheet1.E3:Sheet1.E50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5225176684">
                <text:p>2.5225176684</text:p>
              </table:table-cell>
              <table:table-cell office:value-type="float" office:value="3.70040649041">
                <text:p>3.70040649041</text:p>
              </table:table-cell>
              <table:table-cell office:value-type="float" office:value="2.44641299858">
                <text:p>2.44641299858</text:p>
              </table:table-cell>
              <table:table-cell office:value-type="float" office:value="2.71711003002">
                <text:p>2.7171100300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23964366856">
                <text:p>2.23964366856</text:p>
              </table:table-cell>
              <table:table-cell office:value-type="float" office:value="3.12678469446">
                <text:p>3.12678469446</text:p>
              </table:table-cell>
              <table:table-cell office:value-type="float" office:value="1.52843438748">
                <text:p>1.52843438748</text:p>
              </table:table-cell>
              <table:table-cell office:value-type="float" office:value="2.2409688438">
                <text:p>2.240968843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50776331977">
                <text:p>1.50776331977</text:p>
              </table:table-cell>
              <table:table-cell office:value-type="float" office:value="2.50865051903">
                <text:p>2.50865051903</text:p>
              </table:table-cell>
              <table:table-cell office:value-type="float" office:value="1.26681048332">
                <text:p>1.26681048332</text:p>
              </table:table-cell>
              <table:table-cell office:value-type="float" office:value="1.89938929717">
                <text:p>1.8993892971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48351697693">
                <text:p>1.48351697693</text:p>
              </table:table-cell>
              <table:table-cell office:value-type="float" office:value="2.18446601942">
                <text:p>2.18446601942</text:p>
              </table:table-cell>
              <table:table-cell office:value-type="float" office:value="1.19796208748">
                <text:p>1.19796208748</text:p>
              </table:table-cell>
              <table:table-cell office:value-type="float" office:value="1.82175758203">
                <text:p>1.8217575820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43322826585">
                <text:p>1.43322826585</text:p>
              </table:table-cell>
              <table:table-cell office:value-type="float" office:value="2.04504988746">
                <text:p>2.04504988746</text:p>
              </table:table-cell>
              <table:table-cell office:value-type="float" office:value="1.13829347776">
                <text:p>1.13829347776</text:p>
              </table:table-cell>
              <table:table-cell office:value-type="float" office:value="1.64579236104">
                <text:p>1.6457923610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33893693257">
                <text:p>1.33893693257</text:p>
              </table:table-cell>
              <table:table-cell office:value-type="float" office:value="1.64527832835">
                <text:p>1.64527832835</text:p>
              </table:table-cell>
              <table:table-cell office:value-type="float" office:value="1.00518657915">
                <text:p>1.00518657915</text:p>
              </table:table-cell>
              <table:table-cell office:value-type="float" office:value="1.48535348308">
                <text:p>1.4853534830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26709591674">
                <text:p>1.26709591674</text:p>
              </table:table-cell>
              <table:table-cell office:value-type="float" office:value="1.40339973796">
                <text:p>1.40339973796</text:p>
              </table:table-cell>
              <table:table-cell office:value-type="float" office:value="0.963877541653">
                <text:p>0.963877541653</text:p>
              </table:table-cell>
              <table:table-cell office:value-type="float" office:value="1.1748266225">
                <text:p>1.174826622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25093168817">
                <text:p>1.25093168817</text:p>
              </table:table-cell>
              <table:table-cell office:value-type="float" office:value="1.33201195955">
                <text:p>1.33201195955</text:p>
              </table:table-cell>
              <table:table-cell office:value-type="float" office:value="0.945517969431">
                <text:p>0.945517969431</text:p>
              </table:table-cell>
              <table:table-cell office:value-type="float" office:value="1.05061587827">
                <text:p>1.050615878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5965498352">
                <text:p>1.05965498352</text:p>
              </table:table-cell>
              <table:table-cell office:value-type="float" office:value="1.19763496489">
                <text:p>1.19763496489</text:p>
              </table:table-cell>
              <table:table-cell office:value-type="float" office:value="0.88584935971">
                <text:p>0.88584935971</text:p>
              </table:table-cell>
              <table:table-cell office:value-type="float" office:value="1.05061587827">
                <text:p>1.0506158782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04169472956">
                <text:p>1.04169472956</text:p>
              </table:table-cell>
              <table:table-cell office:value-type="float" office:value="1.0918130816">
                <text:p>1.0918130816</text:p>
              </table:table-cell>
              <table:table-cell office:value-type="float" office:value="0.862899894432">
                <text:p>0.862899894432</text:p>
              </table:table-cell>
              <table:table-cell office:value-type="float" office:value="0.97298416313">
                <text:p>0.9729841631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04079671687">
                <text:p>1.04079671687</text:p>
              </table:table-cell>
              <table:table-cell office:value-type="float" office:value="0.971713642624">
                <text:p>0.971713642624</text:p>
              </table:table-cell>
              <table:table-cell office:value-type="float" office:value="0.862899894432">
                <text:p>0.862899894432</text:p>
              </table:table-cell>
              <table:table-cell office:value-type="float" office:value="0.947106924749">
                <text:p>0.94710692474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0273265264">
                <text:p>1.0273265264</text:p>
              </table:table-cell>
              <table:table-cell office:value-type="float" office:value="0.912083851245">
                <text:p>0.912083851245</text:p>
              </table:table-cell>
              <table:table-cell office:value-type="float" office:value="0.853720108321">
                <text:p>0.853720108321</text:p>
              </table:table-cell>
              <table:table-cell office:value-type="float" office:value="0.879826104958">
                <text:p>0.87982610495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942913332795">
                <text:p>0.942913332795</text:p>
              </table:table-cell>
              <table:table-cell office:value-type="float" office:value="0.77686700037">
                <text:p>0.77686700037</text:p>
              </table:table-cell>
              <table:table-cell office:value-type="float" office:value="0.84454032221">
                <text:p>0.84454032221</text:p>
              </table:table-cell>
              <table:table-cell office:value-type="float" office:value="0.879826104958">
                <text:p>0.8798261049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849520012213">
                <text:p>0.849520012213</text:p>
              </table:table-cell>
              <table:table-cell office:value-type="float" office:value="0.760069876037">
                <text:p>0.760069876037</text:p>
              </table:table-cell>
              <table:table-cell office:value-type="float" office:value="0.817000963878">
                <text:p>0.817000963878</text:p>
              </table:table-cell>
              <table:table-cell office:value-type="float" office:value="0.848773418901">
                <text:p>0.84877341890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80821142811">
                <text:p>0.80821142811</text:p>
              </table:table-cell>
              <table:table-cell office:value-type="float" office:value="0.754190882521">
                <text:p>0.754190882521</text:p>
              </table:table-cell>
              <table:table-cell office:value-type="float" office:value="0.674714279157">
                <text:p>0.674714279157</text:p>
              </table:table-cell>
              <table:table-cell office:value-type="float" office:value="0.776317151434">
                <text:p>0.77631715143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81271047173">
                <text:p>0.781271047173</text:p>
              </table:table-cell>
              <table:table-cell office:value-type="float" office:value="0.731514764672">
                <text:p>0.731514764672</text:p>
              </table:table-cell>
              <table:table-cell office:value-type="float" office:value="0.656354706935">
                <text:p>0.656354706935</text:p>
              </table:table-cell>
              <table:table-cell office:value-type="float" office:value="0.771141703757">
                <text:p>0.77114170375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68698869402">
                <text:p>0.768698869402</text:p>
              </table:table-cell>
              <table:table-cell office:value-type="float" office:value="0.706319078174">
                <text:p>0.706319078174</text:p>
              </table:table-cell>
              <table:table-cell office:value-type="float" office:value="0.647174920824">
                <text:p>0.647174920824</text:p>
              </table:table-cell>
              <table:table-cell office:value-type="float" office:value="0.709036331643">
                <text:p>0.70903633164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690571764685">
                <text:p>0.690571764685</text:p>
              </table:table-cell>
              <table:table-cell office:value-type="float" office:value="0.623173312729">
                <text:p>0.623173312729</text:p>
              </table:table-cell>
              <table:table-cell office:value-type="float" office:value="0.637995134713">
                <text:p>0.637995134713</text:p>
              </table:table-cell>
              <table:table-cell office:value-type="float" office:value="0.69868543629">
                <text:p>0.698685436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16036710759">
                <text:p>0.616036710759</text:p>
              </table:table-cell>
              <table:table-cell office:value-type="float" office:value="0.601337051097">
                <text:p>0.601337051097</text:p>
              </table:table-cell>
              <table:table-cell office:value-type="float" office:value="0.633405241658">
                <text:p>0.633405241658</text:p>
              </table:table-cell>
              <table:table-cell office:value-type="float" office:value="0.683159093262">
                <text:p>0.68315909326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612444659967">
                <text:p>0.612444659967</text:p>
              </table:table-cell>
              <table:table-cell office:value-type="float" office:value="0.590418920281">
                <text:p>0.590418920281</text:p>
              </table:table-cell>
              <table:table-cell office:value-type="float" office:value="0.624225455547">
                <text:p>0.624225455547</text:p>
              </table:table-cell>
              <table:table-cell office:value-type="float" office:value="0.646930959528">
                <text:p>0.64693095952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563951974281">
                <text:p>0.563951974281</text:p>
              </table:table-cell>
              <table:table-cell office:value-type="float" office:value="0.552625390533">
                <text:p>0.552625390533</text:p>
              </table:table-cell>
              <table:table-cell office:value-type="float" office:value="0.573736631936">
                <text:p>0.573736631936</text:p>
              </table:table-cell>
              <table:table-cell office:value-type="float" office:value="0.621053721147">
                <text:p>0.62105372114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554073834604">
                <text:p>0.554073834604</text:p>
              </table:table-cell>
              <table:table-cell office:value-type="float" office:value="0.540027547284">
                <text:p>0.540027547284</text:p>
              </table:table-cell>
              <table:table-cell office:value-type="float" office:value="0.564556845825">
                <text:p>0.564556845825</text:p>
              </table:table-cell>
              <table:table-cell office:value-type="float" office:value="0.605527378118">
                <text:p>0.60552737811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55137979651">
                <text:p>0.55137979651</text:p>
              </table:table-cell>
              <table:table-cell office:value-type="float" office:value="0.513152148352">
                <text:p>0.513152148352</text:p>
              </table:table-cell>
              <table:table-cell office:value-type="float" office:value="0.541607380548">
                <text:p>0.541607380548</text:p>
              </table:table-cell>
              <table:table-cell office:value-type="float" office:value="0.59000103509">
                <text:p>0.5900010350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548685758417">
                <text:p>0.548685758417</text:p>
              </table:table-cell>
              <table:table-cell office:value-type="float" office:value="0.498034736453">
                <text:p>0.498034736453</text:p>
              </table:table-cell>
              <table:table-cell office:value-type="float" office:value="0.495708449993">
                <text:p>0.495708449993</text:p>
              </table:table-cell>
              <table:table-cell office:value-type="float" office:value="0.584825587413">
                <text:p>0.58482558741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543297682229">
                <text:p>0.543297682229</text:p>
              </table:table-cell>
              <table:table-cell office:value-type="float" office:value="0.442604226156">
                <text:p>0.442604226156</text:p>
              </table:table-cell>
              <table:table-cell office:value-type="float" office:value="0.472758984716">
                <text:p>0.472758984716</text:p>
              </table:table-cell>
              <table:table-cell office:value-type="float" office:value="0.579650139737">
                <text:p>0.57965013973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52174537748">
                <text:p>0.52174537748</text:p>
              </table:table-cell>
              <table:table-cell office:value-type="float" office:value="0.44176436994">
                <text:p>0.44176436994</text:p>
              </table:table-cell>
              <table:table-cell office:value-type="float" office:value="0.472758984716">
                <text:p>0.472758984716</text:p>
              </table:table-cell>
              <table:table-cell office:value-type="float" office:value="0.533071110651">
                <text:p>0.53307111065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514561275896">
                <text:p>0.514561275896</text:p>
              </table:table-cell>
              <table:table-cell office:value-type="float" office:value="0.43672523264">
                <text:p>0.43672523264</text:p>
              </table:table-cell>
              <table:table-cell office:value-type="float" office:value="0.463579198605">
                <text:p>0.463579198605</text:p>
              </table:table-cell>
              <table:table-cell office:value-type="float" office:value="0.517544767622">
                <text:p>0.51754476762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480436793376">
                <text:p>0.480436793376</text:p>
              </table:table-cell>
              <table:table-cell office:value-type="float" office:value="0.430006382907">
                <text:p>0.430006382907</text:p>
              </table:table-cell>
              <table:table-cell office:value-type="float" office:value="0.463579198605">
                <text:p>0.463579198605</text:p>
              </table:table-cell>
              <table:table-cell office:value-type="float" office:value="0.496842976918">
                <text:p>0.4968429769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41822247367">
                <text:p>0.441822247367</text:p>
              </table:table-cell>
              <table:table-cell office:value-type="float" office:value="0.406490408842">
                <text:p>0.406490408842</text:p>
              </table:table-cell>
              <table:table-cell office:value-type="float" office:value="0.449809519438">
                <text:p>0.449809519438</text:p>
              </table:table-cell>
              <table:table-cell office:value-type="float" office:value="0.46579029086">
                <text:p>0.4657902908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436434171179">
                <text:p>0.436434171179</text:p>
              </table:table-cell>
              <table:table-cell office:value-type="float" office:value="0.388013572076">
                <text:p>0.388013572076</text:p>
              </table:table-cell>
              <table:table-cell office:value-type="float" office:value="0.436039840272">
                <text:p>0.436039840272</text:p>
              </table:table-cell>
              <table:table-cell office:value-type="float" office:value="0.460614843184">
                <text:p>0.46061484318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426556031502">
                <text:p>0.426556031502</text:p>
              </table:table-cell>
              <table:table-cell office:value-type="float" office:value="0.372896160177">
                <text:p>0.372896160177</text:p>
              </table:table-cell>
              <table:table-cell office:value-type="float" office:value="0.426860054161">
                <text:p>0.426860054161</text:p>
              </table:table-cell>
              <table:table-cell office:value-type="float" office:value="0.455439395508">
                <text:p>0.45543939550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405901739451">
                <text:p>0.405901739451</text:p>
              </table:table-cell>
              <table:table-cell office:value-type="float" office:value="0.353579467195">
                <text:p>0.353579467195</text:p>
              </table:table-cell>
              <table:table-cell office:value-type="float" office:value="0.426860054161">
                <text:p>0.426860054161</text:p>
              </table:table-cell>
              <table:table-cell office:value-type="float" office:value="0.450263947831">
                <text:p>0.45026394783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331366685525">
                <text:p>0.331366685525</text:p>
              </table:table-cell>
              <table:table-cell office:value-type="float" office:value="0.345180905029">
                <text:p>0.345180905029</text:p>
              </table:table-cell>
              <table:table-cell office:value-type="float" office:value="0.426860054161">
                <text:p>0.426860054161</text:p>
              </table:table-cell>
              <table:table-cell office:value-type="float" office:value="0.439913052479">
                <text:p>0.43991305247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32059053315">
                <text:p>0.32059053315</text:p>
              </table:table-cell>
              <table:table-cell office:value-type="float" office:value="0.335942486646">
                <text:p>0.335942486646</text:p>
              </table:table-cell>
              <table:table-cell office:value-type="float" office:value="0.394730802772">
                <text:p>0.394730802772</text:p>
              </table:table-cell>
              <table:table-cell office:value-type="float" office:value="0.429562157127">
                <text:p>0.42956215712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297242203005">
                <text:p>0.297242203005</text:p>
              </table:table-cell>
              <table:table-cell office:value-type="float" office:value="0.314106225014">
                <text:p>0.314106225014</text:p>
              </table:table-cell>
              <table:table-cell office:value-type="float" office:value="0.362601551384">
                <text:p>0.362601551384</text:p>
              </table:table-cell>
              <table:table-cell office:value-type="float" office:value="0.42438670945">
                <text:p>0.4243867094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294548164911">
                <text:p>0.294548164911</text:p>
              </table:table-cell>
              <table:table-cell office:value-type="float" office:value="0.294789532032">
                <text:p>0.294789532032</text:p>
              </table:table-cell>
              <table:table-cell office:value-type="float" office:value="0.353421765273">
                <text:p>0.353421765273</text:p>
              </table:table-cell>
              <table:table-cell office:value-type="float" office:value="0.414035814098">
                <text:p>0.41403581409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289160088724">
                <text:p>0.289160088724</text:p>
              </table:table-cell>
              <table:table-cell office:value-type="float" office:value="0.293949675816">
                <text:p>0.293949675816</text:p>
              </table:table-cell>
              <table:table-cell office:value-type="float" office:value="0.335062193051">
                <text:p>0.335062193051</text:p>
              </table:table-cell>
              <table:table-cell office:value-type="float" office:value="0.398509471069">
                <text:p>0.39850947106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288262076026">
                <text:p>0.288262076026</text:p>
              </table:table-cell>
              <table:table-cell office:value-type="float" office:value="0.288910538516">
                <text:p>0.288910538516</text:p>
              </table:table-cell>
              <table:table-cell office:value-type="float" office:value="0.32588240694">
                <text:p>0.32588240694</text:p>
              </table:table-cell>
              <table:table-cell office:value-type="float" office:value="0.398509471069">
                <text:p>0.3985094710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84670025234">
                <text:p>0.284670025234</text:p>
              </table:table-cell>
              <table:table-cell office:value-type="float" office:value="0.288910538516">
                <text:p>0.288910538516</text:p>
              </table:table-cell>
              <table:table-cell office:value-type="float" office:value="0.321292513884">
                <text:p>0.321292513884</text:p>
              </table:table-cell>
              <table:table-cell office:value-type="float" office:value="0.393334023393">
                <text:p>0.39333402339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279281949047">
                <text:p>0.279281949047</text:p>
              </table:table-cell>
              <table:table-cell office:value-type="float" office:value="0.283871401216">
                <text:p>0.283871401216</text:p>
              </table:table-cell>
              <table:table-cell office:value-type="float" office:value="0.321292513884">
                <text:p>0.321292513884</text:p>
              </table:table-cell>
              <table:table-cell office:value-type="float" office:value="0.388158575717">
                <text:p>0.38815857571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278383936349">
                <text:p>0.278383936349</text:p>
              </table:table-cell>
              <table:table-cell office:value-type="float" office:value="0.28051197635">
                <text:p>0.28051197635</text:p>
              </table:table-cell>
              <table:table-cell office:value-type="float" office:value="0.307522834718">
                <text:p>0.307522834718</text:p>
              </table:table-cell>
              <table:table-cell office:value-type="float" office:value="0.388158575717">
                <text:p>0.38815857571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245157466527">
                <text:p>0.245157466527</text:p>
              </table:table-cell>
              <table:table-cell office:value-type="float" office:value="0.279672120133">
                <text:p>0.279672120133</text:p>
              </table:table-cell>
              <table:table-cell office:value-type="float" office:value="0.307522834718">
                <text:p>0.307522834718</text:p>
              </table:table-cell>
              <table:table-cell office:value-type="float" office:value="0.382983128041">
                <text:p>0.38298312804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241565415735">
                <text:p>0.241565415735</text:p>
              </table:table-cell>
              <table:table-cell office:value-type="float" office:value="0.2729532704">
                <text:p>0.2729532704</text:p>
              </table:table-cell>
              <table:table-cell office:value-type="float" office:value="0.307522834718">
                <text:p>0.307522834718</text:p>
              </table:table-cell>
              <table:table-cell office:value-type="float" office:value="0.377807680364">
                <text:p>0.37780768036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237973364943">
                <text:p>0.237973364943</text:p>
              </table:table-cell>
              <table:table-cell office:value-type="float" office:value="0.240198877952">
                <text:p>0.240198877952</text:p>
              </table:table-cell>
              <table:table-cell office:value-type="float" office:value="0.302932941662">
                <text:p>0.302932941662</text:p>
              </table:table-cell>
              <table:table-cell office:value-type="float" office:value="0.377807680364">
                <text:p>0.37780768036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237075352245">
                <text:p>0.237075352245</text:p>
              </table:table-cell>
              <table:table-cell office:value-type="float" office:value="0.231800315786">
                <text:p>0.231800315786</text:p>
              </table:table-cell>
              <table:table-cell office:value-type="float" office:value="0.293753155551">
                <text:p>0.293753155551</text:p>
              </table:table-cell>
              <table:table-cell office:value-type="float" office:value="0.362281337336">
                <text:p>0.36228133733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236177339548">
                <text:p>0.236177339548</text:p>
              </table:table-cell>
              <table:table-cell office:value-type="float" office:value="0.231800315786">
                <text:p>0.231800315786</text:p>
              </table:table-cell>
              <table:table-cell office:value-type="float" office:value="0.293753155551">
                <text:p>0.293753155551</text:p>
              </table:table-cell>
              <table:table-cell office:value-type="float" office:value="0.357105889659">
                <text:p>0.35710588965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236177339548">
                <text:p>0.236177339548</text:p>
              </table:table-cell>
              <table:table-cell office:value-type="float" office:value="0.224241609836">
                <text:p>0.224241609836</text:p>
              </table:table-cell>
              <table:table-cell office:value-type="float" office:value="0.293753155551">
                <text:p>0.293753155551</text:p>
              </table:table-cell>
              <table:table-cell office:value-type="float" office:value="0.346754994307">
                <text:p>0.34675499430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236177339548">
                <text:p>0.236177339548</text:p>
              </table:table-cell>
              <table:table-cell office:value-type="float" office:value="0.221722041187">
                <text:p>0.221722041187</text:p>
              </table:table-cell>
              <table:table-cell office:value-type="float" office:value="0.293753155551">
                <text:p>0.293753155551</text:p>
              </table:table-cell>
              <table:table-cell office:value-type="float" office:value="0.336404098955">
                <text:p>0.33640409895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3078926336">
                <text:p>0.23078926336</text:p>
              </table:table-cell>
              <table:table-cell office:value-type="float" office:value="0.21836261632">
                <text:p>0.21836261632</text:p>
              </table:table-cell>
              <table:table-cell office:value-type="float" office:value="0.289163262496">
                <text:p>0.289163262496</text:p>
              </table:table-cell>
              <table:table-cell office:value-type="float" office:value="0.326053203602">
                <text:p>0.3260532036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220013110985">
                <text:p>0.220013110985</text:p>
              </table:table-cell>
              <table:table-cell office:value-type="float" office:value="0.217522760103">
                <text:p>0.217522760103</text:p>
              </table:table-cell>
              <table:table-cell office:value-type="float" office:value="0.289163262496">
                <text:p>0.289163262496</text:p>
              </table:table-cell>
              <table:table-cell office:value-type="float" office:value="0.326053203602">
                <text:p>0.32605320360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216421060194">
                <text:p>0.216421060194</text:p>
              </table:table-cell>
              <table:table-cell office:value-type="float" office:value="0.205764773071">
                <text:p>0.205764773071</text:p>
              </table:table-cell>
              <table:table-cell office:value-type="float" office:value="0.289163262496">
                <text:p>0.289163262496</text:p>
              </table:table-cell>
              <table:table-cell office:value-type="float" office:value="0.31570230825">
                <text:p>0.3157023082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215523047496">
                <text:p>0.215523047496</text:p>
              </table:table-cell>
              <table:table-cell office:value-type="float" office:value="0.204924916854">
                <text:p>0.204924916854</text:p>
              </table:table-cell>
              <table:table-cell office:value-type="float" office:value="0.28457336944">
                <text:p>0.28457336944</text:p>
              </table:table-cell>
              <table:table-cell office:value-type="float" office:value="0.31570230825">
                <text:p>0.3157023082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2137270221">
                <text:p>0.2137270221</text:p>
              </table:table-cell>
              <table:table-cell office:value-type="float" office:value="0.189807504955">
                <text:p>0.189807504955</text:p>
              </table:table-cell>
              <table:table-cell office:value-type="float" office:value="0.28457336944">
                <text:p>0.28457336944</text:p>
              </table:table-cell>
              <table:table-cell office:value-type="float" office:value="0.300175965221">
                <text:p>0.30017596522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2137270221">
                <text:p>0.2137270221</text:p>
              </table:table-cell>
              <table:table-cell office:value-type="float" office:value="0.189807504955">
                <text:p>0.189807504955</text:p>
              </table:table-cell>
              <table:table-cell office:value-type="float" office:value="0.270803690274">
                <text:p>0.270803690274</text:p>
              </table:table-cell>
              <table:table-cell office:value-type="float" office:value="0.300175965221">
                <text:p>0.30017596522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210134971308">
                <text:p>0.210134971308</text:p>
              </table:table-cell>
              <table:table-cell office:value-type="float" office:value="0.188127792522">
                <text:p>0.188127792522</text:p>
              </table:table-cell>
              <table:table-cell office:value-type="float" office:value="0.270803690274">
                <text:p>0.270803690274</text:p>
              </table:table-cell>
              <table:table-cell office:value-type="float" office:value="0.300175965221">
                <text:p>0.30017596522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209236958611">
                <text:p>0.209236958611</text:p>
              </table:table-cell>
              <table:table-cell office:value-type="float" office:value="0.180569086572">
                <text:p>0.180569086572</text:p>
              </table:table-cell>
              <table:table-cell office:value-type="float" office:value="0.266213797219">
                <text:p>0.266213797219</text:p>
              </table:table-cell>
              <table:table-cell office:value-type="float" office:value="0.289825069869">
                <text:p>0.28982506986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206542920517">
                <text:p>0.206542920517</text:p>
              </table:table-cell>
              <table:table-cell office:value-type="float" office:value="0.178049517923">
                <text:p>0.178049517923</text:p>
              </table:table-cell>
              <table:table-cell office:value-type="float" office:value="0.252444118052">
                <text:p>0.252444118052</text:p>
              </table:table-cell>
              <table:table-cell office:value-type="float" office:value="0.269123279164">
                <text:p>0.26912327916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206542920517">
                <text:p>0.206542920517</text:p>
              </table:table-cell>
              <table:table-cell office:value-type="float" office:value="0.176369805489">
                <text:p>0.176369805489</text:p>
              </table:table-cell>
              <table:table-cell office:value-type="float" office:value="0.252444118052">
                <text:p>0.252444118052</text:p>
              </table:table-cell>
              <table:table-cell office:value-type="float" office:value="0.258772383811">
                <text:p>0.2587723838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02950869725">
                <text:p>0.202950869725</text:p>
              </table:table-cell>
              <table:table-cell office:value-type="float" office:value="0.176369805489">
                <text:p>0.176369805489</text:p>
              </table:table-cell>
              <table:table-cell office:value-type="float" office:value="0.252444118052">
                <text:p>0.252444118052</text:p>
              </table:table-cell>
              <table:table-cell office:value-type="float" office:value="0.258772383811">
                <text:p>0.25877238381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202052857027">
                <text:p>0.202052857027</text:p>
              </table:table-cell>
              <table:table-cell office:value-type="float" office:value="0.17133066819">
                <text:p>0.17133066819</text:p>
              </table:table-cell>
              <table:table-cell office:value-type="float" office:value="0.247854224997">
                <text:p>0.247854224997</text:p>
              </table:table-cell>
              <table:table-cell office:value-type="float" office:value="0.258772383811">
                <text:p>0.25877238381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198460806236">
                <text:p>0.198460806236</text:p>
              </table:table-cell>
              <table:table-cell office:value-type="float" office:value="0.167131387107">
                <text:p>0.167131387107</text:p>
              </table:table-cell>
              <table:table-cell office:value-type="float" office:value="0.243264331941">
                <text:p>0.243264331941</text:p>
              </table:table-cell>
              <table:table-cell office:value-type="float" office:value="0.258772383811">
                <text:p>0.25877238381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195766768142">
                <text:p>0.195766768142</text:p>
              </table:table-cell>
              <table:table-cell office:value-type="float" office:value="0.16629153089">
                <text:p>0.16629153089</text:p>
              </table:table-cell>
              <table:table-cell office:value-type="float" office:value="0.238674438886">
                <text:p>0.238674438886</text:p>
              </table:table-cell>
              <table:table-cell office:value-type="float" office:value="0.253596936135">
                <text:p>0.25359693613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191276704653">
                <text:p>0.191276704653</text:p>
              </table:table-cell>
              <table:table-cell office:value-type="float" office:value="0.162932106023">
                <text:p>0.162932106023</text:p>
              </table:table-cell>
              <table:table-cell office:value-type="float" office:value="0.229494652775">
                <text:p>0.229494652775</text:p>
              </table:table-cell>
              <table:table-cell office:value-type="float" office:value="0.253596936135">
                <text:p>0.25359693613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185888628465">
                <text:p>0.185888628465</text:p>
              </table:table-cell>
              <table:table-cell office:value-type="float" office:value="0.160412537374">
                <text:p>0.160412537374</text:p>
              </table:table-cell>
              <table:table-cell office:value-type="float" office:value="0.229494652775">
                <text:p>0.229494652775</text:p>
              </table:table-cell>
              <table:table-cell office:value-type="float" office:value="0.253596936135">
                <text:p>0.25359693613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17960253958">
                <text:p>0.17960253958</text:p>
              </table:table-cell>
              <table:table-cell office:value-type="float" office:value="0.156213256291">
                <text:p>0.156213256291</text:p>
              </table:table-cell>
              <table:table-cell office:value-type="float" office:value="0.229494652775">
                <text:p>0.229494652775</text:p>
              </table:table-cell>
              <table:table-cell office:value-type="float" office:value="0.253596936135">
                <text:p>0.25359693613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176908501486">
                <text:p>0.176908501486</text:p>
              </table:table-cell>
              <table:table-cell office:value-type="float" office:value="0.154533543857">
                <text:p>0.154533543857</text:p>
              </table:table-cell>
              <table:table-cell office:value-type="float" office:value="0.224904759719">
                <text:p>0.224904759719</text:p>
              </table:table-cell>
              <table:table-cell office:value-type="float" office:value="0.248421488459">
                <text:p>0.24842148845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167030361809">
                <text:p>0.167030361809</text:p>
              </table:table-cell>
              <table:table-cell office:value-type="float" office:value="0.154533543857">
                <text:p>0.154533543857</text:p>
              </table:table-cell>
              <table:table-cell office:value-type="float" office:value="0.224904759719">
                <text:p>0.224904759719</text:p>
              </table:table-cell>
              <table:table-cell office:value-type="float" office:value="0.248421488459">
                <text:p>0.24842148845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167030361809">
                <text:p>0.167030361809</text:p>
              </table:table-cell>
              <table:table-cell office:value-type="float" office:value="0.153693687641">
                <text:p>0.153693687641</text:p>
              </table:table-cell>
              <table:table-cell office:value-type="float" office:value="0.211135080553">
                <text:p>0.211135080553</text:p>
              </table:table-cell>
              <table:table-cell office:value-type="float" office:value="0.227719697754">
                <text:p>0.22771969775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65234336414">
                <text:p>0.165234336414</text:p>
              </table:table-cell>
              <table:table-cell office:value-type="float" office:value="0.152853831424">
                <text:p>0.152853831424</text:p>
              </table:table-cell>
              <table:table-cell office:value-type="float" office:value="0.211135080553">
                <text:p>0.211135080553</text:p>
              </table:table-cell>
              <table:table-cell office:value-type="float" office:value="0.227719697754">
                <text:p>0.22771969775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161642285622">
                <text:p>0.161642285622</text:p>
              </table:table-cell>
              <table:table-cell office:value-type="float" office:value="0.150334262774">
                <text:p>0.150334262774</text:p>
              </table:table-cell>
              <table:table-cell office:value-type="float" office:value="0.206545187497">
                <text:p>0.206545187497</text:p>
              </table:table-cell>
              <table:table-cell office:value-type="float" office:value="0.222544250078">
                <text:p>0.22254425007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160744272924">
                <text:p>0.160744272924</text:p>
              </table:table-cell>
              <table:table-cell office:value-type="float" office:value="0.147814694124">
                <text:p>0.147814694124</text:p>
              </table:table-cell>
              <table:table-cell office:value-type="float" office:value="0.206545187497">
                <text:p>0.206545187497</text:p>
              </table:table-cell>
              <table:table-cell office:value-type="float" office:value="0.222544250078">
                <text:p>0.22254425007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157152222132">
                <text:p>0.157152222132</text:p>
              </table:table-cell>
              <table:table-cell office:value-type="float" office:value="0.146134981691">
                <text:p>0.146134981691</text:p>
              </table:table-cell>
              <table:table-cell office:value-type="float" office:value="0.201955294442">
                <text:p>0.201955294442</text:p>
              </table:table-cell>
              <table:table-cell office:value-type="float" office:value="0.222544250078">
                <text:p>0.22254425007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156254209435">
                <text:p>0.156254209435</text:p>
              </table:table-cell>
              <table:table-cell office:value-type="float" office:value="0.145295125475">
                <text:p>0.145295125475</text:p>
              </table:table-cell>
              <table:table-cell office:value-type="float" office:value="0.201955294442">
                <text:p>0.201955294442</text:p>
              </table:table-cell>
              <table:table-cell office:value-type="float" office:value="0.217368802401">
                <text:p>0.21736880240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151764145945">
                <text:p>0.151764145945</text:p>
              </table:table-cell>
              <table:table-cell office:value-type="float" office:value="0.143615413041">
                <text:p>0.143615413041</text:p>
              </table:table-cell>
              <table:table-cell office:value-type="float" office:value="0.197365401386">
                <text:p>0.197365401386</text:p>
              </table:table-cell>
              <table:table-cell office:value-type="float" office:value="0.217368802401">
                <text:p>0.21736880240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150866133247">
                <text:p>0.150866133247</text:p>
              </table:table-cell>
              <table:table-cell office:value-type="float" office:value="0.142775556825">
                <text:p>0.142775556825</text:p>
              </table:table-cell>
              <table:table-cell office:value-type="float" office:value="0.197365401386">
                <text:p>0.197365401386</text:p>
              </table:table-cell>
              <table:table-cell office:value-type="float" office:value="0.212193354725">
                <text:p>0.21219335472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14098799357">
                <text:p>0.14098799357</text:p>
              </table:table-cell>
              <table:table-cell office:value-type="float" office:value="0.142775556825">
                <text:p>0.142775556825</text:p>
              </table:table-cell>
              <table:table-cell office:value-type="float" office:value="0.197365401386">
                <text:p>0.197365401386</text:p>
              </table:table-cell>
              <table:table-cell office:value-type="float" office:value="0.212193354725">
                <text:p>0.21219335472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139191968174">
                <text:p>0.139191968174</text:p>
              </table:table-cell>
              <table:table-cell office:value-type="float" office:value="0.140255988175">
                <text:p>0.140255988175</text:p>
              </table:table-cell>
              <table:table-cell office:value-type="float" office:value="0.197365401386">
                <text:p>0.197365401386</text:p>
              </table:table-cell>
              <table:table-cell office:value-type="float" office:value="0.212193354725">
                <text:p>0.21219335472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138293955477">
                <text:p>0.138293955477</text:p>
              </table:table-cell>
              <table:table-cell office:value-type="float" office:value="0.140255988175">
                <text:p>0.140255988175</text:p>
              </table:table-cell>
              <table:table-cell office:value-type="float" office:value="0.197365401386">
                <text:p>0.197365401386</text:p>
              </table:table-cell>
              <table:table-cell office:value-type="float" office:value="0.212193354725">
                <text:p>0.2121933547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37395942779">
                <text:p>0.137395942779</text:p>
              </table:table-cell>
              <table:table-cell office:value-type="float" office:value="0.133537138442">
                <text:p>0.133537138442</text:p>
              </table:table-cell>
              <table:table-cell office:value-type="float" office:value="0.197365401386">
                <text:p>0.197365401386</text:p>
              </table:table-cell>
              <table:table-cell office:value-type="float" office:value="0.201842459373">
                <text:p>0.20184245937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134701904685">
                <text:p>0.134701904685</text:p>
              </table:table-cell>
              <table:table-cell office:value-type="float" office:value="0.131857426009">
                <text:p>0.131857426009</text:p>
              </table:table-cell>
              <table:table-cell office:value-type="float" office:value="0.197365401386">
                <text:p>0.197365401386</text:p>
              </table:table-cell>
              <table:table-cell office:value-type="float" office:value="0.201842459373">
                <text:p>0.20184245937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131109853893">
                <text:p>0.131109853893</text:p>
              </table:table-cell>
              <table:table-cell office:value-type="float" office:value="0.130177713575">
                <text:p>0.130177713575</text:p>
              </table:table-cell>
              <table:table-cell office:value-type="float" office:value="0.192775508331">
                <text:p>0.192775508331</text:p>
              </table:table-cell>
              <table:table-cell office:value-type="float" office:value="0.201842459373">
                <text:p>0.20184245937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127517803102">
                <text:p>0.127517803102</text:p>
              </table:table-cell>
              <table:table-cell office:value-type="float" office:value="0.128498001142">
                <text:p>0.128498001142</text:p>
              </table:table-cell>
              <table:table-cell office:value-type="float" office:value="0.188185615275">
                <text:p>0.188185615275</text:p>
              </table:table-cell>
              <table:table-cell office:value-type="float" office:value="0.196667011697">
                <text:p>0.19666701169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124823765008">
                <text:p>0.124823765008</text:p>
              </table:table-cell>
              <table:table-cell office:value-type="float" office:value="0.125138576276">
                <text:p>0.125138576276</text:p>
              </table:table-cell>
              <table:table-cell office:value-type="float" office:value="0.188185615275">
                <text:p>0.188185615275</text:p>
              </table:table-cell>
              <table:table-cell office:value-type="float" office:value="0.19149156402">
                <text:p>0.1914915640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12392575231">
                <text:p>0.12392575231</text:p>
              </table:table-cell>
              <table:table-cell office:value-type="float" office:value="0.125138576276">
                <text:p>0.125138576276</text:p>
              </table:table-cell>
              <table:table-cell office:value-type="float" office:value="0.18359572222">
                <text:p>0.18359572222</text:p>
              </table:table-cell>
              <table:table-cell office:value-type="float" office:value="0.19149156402">
                <text:p>0.1914915640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121231714216">
                <text:p>0.121231714216</text:p>
              </table:table-cell>
              <table:table-cell office:value-type="float" office:value="0.125138576276">
                <text:p>0.125138576276</text:p>
              </table:table-cell>
              <table:table-cell office:value-type="float" office:value="0.18359572222">
                <text:p>0.18359572222</text:p>
              </table:table-cell>
              <table:table-cell office:value-type="float" office:value="0.19149156402">
                <text:p>0.1914915640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120333701519">
                <text:p>0.120333701519</text:p>
              </table:table-cell>
              <table:table-cell office:value-type="float" office:value="0.122619007626">
                <text:p>0.122619007626</text:p>
              </table:table-cell>
              <table:table-cell office:value-type="float" office:value="0.179005829164">
                <text:p>0.179005829164</text:p>
              </table:table-cell>
              <table:table-cell office:value-type="float" office:value="0.186316116344">
                <text:p>0.18631611634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119435688821">
                <text:p>0.119435688821</text:p>
              </table:table-cell>
              <table:table-cell office:value-type="float" office:value="0.122619007626">
                <text:p>0.122619007626</text:p>
              </table:table-cell>
              <table:table-cell office:value-type="float" office:value="0.174415936109">
                <text:p>0.174415936109</text:p>
              </table:table-cell>
              <table:table-cell office:value-type="float" office:value="0.186316116344">
                <text:p>0.18631611634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118537676123">
                <text:p>0.118537676123</text:p>
              </table:table-cell>
              <table:table-cell office:value-type="float" office:value="0.121779151409">
                <text:p>0.121779151409</text:p>
              </table:table-cell>
              <table:table-cell office:value-type="float" office:value="0.169826043053">
                <text:p>0.169826043053</text:p>
              </table:table-cell>
              <table:table-cell office:value-type="float" office:value="0.181140668668">
                <text:p>0.18114066866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18537676123">
                <text:p>0.118537676123</text:p>
              </table:table-cell>
              <table:table-cell office:value-type="float" office:value="0.120939295193">
                <text:p>0.120939295193</text:p>
              </table:table-cell>
              <table:table-cell office:value-type="float" office:value="0.169826043053">
                <text:p>0.169826043053</text:p>
              </table:table-cell>
              <table:table-cell office:value-type="float" office:value="0.181140668668">
                <text:p>0.18114066866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117639663425">
                <text:p>0.117639663425</text:p>
              </table:table-cell>
              <table:table-cell office:value-type="float" office:value="0.119259582759">
                <text:p>0.119259582759</text:p>
              </table:table-cell>
              <table:table-cell office:value-type="float" office:value="0.169826043053">
                <text:p>0.169826043053</text:p>
              </table:table-cell>
              <table:table-cell office:value-type="float" office:value="0.181140668668">
                <text:p>0.18114066866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117639663425">
                <text:p>0.117639663425</text:p>
              </table:table-cell>
              <table:table-cell office:value-type="float" office:value="0.115060301676">
                <text:p>0.115060301676</text:p>
              </table:table-cell>
              <table:table-cell office:value-type="float" office:value="0.165236149998">
                <text:p>0.165236149998</text:p>
              </table:table-cell>
              <table:table-cell office:value-type="float" office:value="0.175965220992">
                <text:p>0.17596522099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116741650727">
                <text:p>0.116741650727</text:p>
              </table:table-cell>
              <table:table-cell office:value-type="float" office:value="0.11422044546">
                <text:p>0.11422044546</text:p>
              </table:table-cell>
              <table:table-cell office:value-type="float" office:value="0.165236149998">
                <text:p>0.165236149998</text:p>
              </table:table-cell>
              <table:table-cell office:value-type="float" office:value="0.175965220992">
                <text:p>0.17596522099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114945625331">
                <text:p>0.114945625331</text:p>
              </table:table-cell>
              <table:table-cell office:value-type="float" office:value="0.112540733027">
                <text:p>0.112540733027</text:p>
              </table:table-cell>
              <table:table-cell office:value-type="float" office:value="0.160646256942">
                <text:p>0.160646256942</text:p>
              </table:table-cell>
              <table:table-cell office:value-type="float" office:value="0.170789773315">
                <text:p>0.17078977331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113149599935">
                <text:p>0.113149599935</text:p>
              </table:table-cell>
              <table:table-cell office:value-type="float" office:value="0.110861020593">
                <text:p>0.110861020593</text:p>
              </table:table-cell>
              <table:table-cell office:value-type="float" office:value="0.160646256942">
                <text:p>0.160646256942</text:p>
              </table:table-cell>
              <table:table-cell office:value-type="float" office:value="0.170789773315">
                <text:p>0.17078977331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113149599935">
                <text:p>0.113149599935</text:p>
              </table:table-cell>
              <table:table-cell office:value-type="float" office:value="0.110021164377">
                <text:p>0.110021164377</text:p>
              </table:table-cell>
              <table:table-cell office:value-type="float" office:value="0.156056363887">
                <text:p>0.156056363887</text:p>
              </table:table-cell>
              <table:table-cell office:value-type="float" office:value="0.165614325639">
                <text:p>0.16561432563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112251587237">
                <text:p>0.112251587237</text:p>
              </table:table-cell>
              <table:table-cell office:value-type="float" office:value="0.107501595727">
                <text:p>0.107501595727</text:p>
              </table:table-cell>
              <table:table-cell office:value-type="float" office:value="0.156056363887">
                <text:p>0.156056363887</text:p>
              </table:table-cell>
              <table:table-cell office:value-type="float" office:value="0.160438877963">
                <text:p>0.16043887796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109557549144">
                <text:p>0.109557549144</text:p>
              </table:table-cell>
              <table:table-cell office:value-type="float" office:value="0.107501595727">
                <text:p>0.107501595727</text:p>
              </table:table-cell>
              <table:table-cell office:value-type="float" office:value="0.156056363887">
                <text:p>0.156056363887</text:p>
              </table:table-cell>
              <table:table-cell office:value-type="float" office:value="0.160438877963">
                <text:p>0.16043887796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108659536446">
                <text:p>0.108659536446</text:p>
              </table:table-cell>
              <table:table-cell office:value-type="float" office:value="0.107501595727">
                <text:p>0.107501595727</text:p>
              </table:table-cell>
              <table:table-cell office:value-type="float" office:value="0.151466470831">
                <text:p>0.151466470831</text:p>
              </table:table-cell>
              <table:table-cell office:value-type="float" office:value="0.155263430287">
                <text:p>0.1552634302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08659536446">
                <text:p>0.108659536446</text:p>
              </table:table-cell>
              <table:table-cell office:value-type="float" office:value="0.10666173951">
                <text:p>0.10666173951</text:p>
              </table:table-cell>
              <table:table-cell office:value-type="float" office:value="0.151466470831">
                <text:p>0.151466470831</text:p>
              </table:table-cell>
              <table:table-cell office:value-type="float" office:value="0.15008798261">
                <text:p>0.15008798261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.10686351105">
                <text:p>0.10686351105</text:p>
              </table:table-cell>
              <table:table-cell office:value-type="float" office:value="0.105821883294">
                <text:p>0.105821883294</text:p>
              </table:table-cell>
              <table:table-cell office:value-type="float" office:value="0.151466470831">
                <text:p>0.151466470831</text:p>
              </table:table-cell>
              <table:table-cell office:value-type="float" office:value="0.15008798261">
                <text:p>0.15008798261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.105965498352">
                <text:p>0.105965498352</text:p>
              </table:table-cell>
              <table:table-cell office:value-type="float" office:value="0.10414217086">
                <text:p>0.10414217086</text:p>
              </table:table-cell>
              <table:table-cell office:value-type="float" office:value="0.151466470831">
                <text:p>0.151466470831</text:p>
              </table:table-cell>
              <table:table-cell office:value-type="float" office:value="0.15008798261">
                <text:p>0.15008798261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104169472956">
                <text:p>0.104169472956</text:p>
              </table:table-cell>
              <table:table-cell office:value-type="float" office:value="0.10414217086">
                <text:p>0.10414217086</text:p>
              </table:table-cell>
              <table:table-cell office:value-type="float" office:value="0.146876577776">
                <text:p>0.146876577776</text:p>
              </table:table-cell>
              <table:table-cell office:value-type="float" office:value="0.15008798261">
                <text:p>0.1500879826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102373447561">
                <text:p>0.102373447561</text:p>
              </table:table-cell>
              <table:table-cell office:value-type="float" office:value="0.102462458427">
                <text:p>0.102462458427</text:p>
              </table:table-cell>
              <table:table-cell office:value-type="float" office:value="0.14228668472">
                <text:p>0.14228668472</text:p>
              </table:table-cell>
              <table:table-cell office:value-type="float" office:value="0.144912534934">
                <text:p>0.14491253493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100577422165">
                <text:p>0.100577422165</text:p>
              </table:table-cell>
              <table:table-cell office:value-type="float" office:value="0.102462458427">
                <text:p>0.102462458427</text:p>
              </table:table-cell>
              <table:table-cell office:value-type="float" office:value="0.14228668472">
                <text:p>0.14228668472</text:p>
              </table:table-cell>
              <table:table-cell office:value-type="float" office:value="0.144912534934">
                <text:p>0.14491253493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.100577422165">
                <text:p>0.100577422165</text:p>
              </table:table-cell>
              <table:table-cell office:value-type="float" office:value="0.100782745994">
                <text:p>0.100782745994</text:p>
              </table:table-cell>
              <table:table-cell office:value-type="float" office:value="0.14228668472">
                <text:p>0.14228668472</text:p>
              </table:table-cell>
              <table:table-cell office:value-type="float" office:value="0.139737087258">
                <text:p>0.139737087258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100577422165">
                <text:p>0.100577422165</text:p>
              </table:table-cell>
              <table:table-cell office:value-type="float" office:value="0.100782745994">
                <text:p>0.100782745994</text:p>
              </table:table-cell>
              <table:table-cell office:value-type="float" office:value="0.137696791665">
                <text:p>0.137696791665</text:p>
              </table:table-cell>
              <table:table-cell office:value-type="float" office:value="0.139737087258">
                <text:p>0.139737087258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100577422165">
                <text:p>0.100577422165</text:p>
              </table:table-cell>
              <table:table-cell office:value-type="float" office:value="0.100782745994">
                <text:p>0.100782745994</text:p>
              </table:table-cell>
              <table:table-cell office:value-type="float" office:value="0.137696791665">
                <text:p>0.137696791665</text:p>
              </table:table-cell>
              <table:table-cell office:value-type="float" office:value="0.139737087258">
                <text:p>0.139737087258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0996794094668">
                <text:p>0.0996794094668</text:p>
              </table:table-cell>
              <table:table-cell office:value-type="float" office:value="0.0999428897773">
                <text:p>0.0999428897773</text:p>
              </table:table-cell>
              <table:table-cell office:value-type="float" office:value="0.133106898609">
                <text:p>0.133106898609</text:p>
              </table:table-cell>
              <table:table-cell office:value-type="float" office:value="0.139737087258">
                <text:p>0.13973708725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996794094668">
                <text:p>0.0996794094668</text:p>
              </table:table-cell>
              <table:table-cell office:value-type="float" office:value="0.0999428897773">
                <text:p>0.0999428897773</text:p>
              </table:table-cell>
              <table:table-cell office:value-type="float" office:value="0.133106898609">
                <text:p>0.133106898609</text:p>
              </table:table-cell>
              <table:table-cell office:value-type="float" office:value="0.134561639582">
                <text:p>0.13456163958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98781396769">
                <text:p>0.098781396769</text:p>
              </table:table-cell>
              <table:table-cell office:value-type="float" office:value="0.0999428897773">
                <text:p>0.0999428897773</text:p>
              </table:table-cell>
              <table:table-cell office:value-type="float" office:value="0.133106898609">
                <text:p>0.133106898609</text:p>
              </table:table-cell>
              <table:table-cell office:value-type="float" office:value="0.134561639582">
                <text:p>0.13456163958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98781396769">
                <text:p>0.098781396769</text:p>
              </table:table-cell>
              <table:table-cell office:value-type="float" office:value="0.0965834649108">
                <text:p>0.0965834649108</text:p>
              </table:table-cell>
              <table:table-cell office:value-type="float" office:value="0.133106898609">
                <text:p>0.133106898609</text:p>
              </table:table-cell>
              <table:table-cell office:value-type="float" office:value="0.134561639582">
                <text:p>0.134561639582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98781396769">
                <text:p>0.098781396769</text:p>
              </table:table-cell>
              <table:table-cell office:value-type="float" office:value="0.0965834649108">
                <text:p>0.0965834649108</text:p>
              </table:table-cell>
              <table:table-cell office:value-type="float" office:value="0.128517005554">
                <text:p>0.128517005554</text:p>
              </table:table-cell>
              <table:table-cell office:value-type="float" office:value="0.129386191906">
                <text:p>0.12938619190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960873586753">
                <text:p>0.0960873586753</text:p>
              </table:table-cell>
              <table:table-cell office:value-type="float" office:value="0.0949037524776">
                <text:p>0.0949037524776</text:p>
              </table:table-cell>
              <table:table-cell office:value-type="float" office:value="0.128517005554">
                <text:p>0.128517005554</text:p>
              </table:table-cell>
              <table:table-cell office:value-type="float" office:value="0.129386191906">
                <text:p>0.12938619190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0951893459774">
                <text:p>0.0951893459774</text:p>
              </table:table-cell>
              <table:table-cell office:value-type="float" office:value="0.094063896261">
                <text:p>0.094063896261</text:p>
              </table:table-cell>
              <table:table-cell office:value-type="float" office:value="0.128517005554">
                <text:p>0.128517005554</text:p>
              </table:table-cell>
              <table:table-cell office:value-type="float" office:value="0.119035296553">
                <text:p>0.119035296553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0942913332795">
                <text:p>0.0942913332795</text:p>
              </table:table-cell>
              <table:table-cell office:value-type="float" office:value="0.0932240400443">
                <text:p>0.0932240400443</text:p>
              </table:table-cell>
              <table:table-cell office:value-type="float" office:value="0.123927112498">
                <text:p>0.123927112498</text:p>
              </table:table-cell>
              <table:table-cell office:value-type="float" office:value="0.113859848877">
                <text:p>0.113859848877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942913332795">
                <text:p>0.0942913332795</text:p>
              </table:table-cell>
              <table:table-cell office:value-type="float" office:value="0.0923841838277">
                <text:p>0.0923841838277</text:p>
              </table:table-cell>
              <table:table-cell office:value-type="float" office:value="0.123927112498">
                <text:p>0.123927112498</text:p>
              </table:table-cell>
              <table:table-cell office:value-type="float" office:value="0.113859848877">
                <text:p>0.11385984887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0933933205816">
                <text:p>0.0933933205816</text:p>
              </table:table-cell>
              <table:table-cell office:value-type="float" office:value="0.0923841838277">
                <text:p>0.0923841838277</text:p>
              </table:table-cell>
              <table:table-cell office:value-type="float" office:value="0.123927112498">
                <text:p>0.123927112498</text:p>
              </table:table-cell>
              <table:table-cell office:value-type="float" office:value="0.113859848877">
                <text:p>0.113859848877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0933933205816">
                <text:p>0.0933933205816</text:p>
              </table:table-cell>
              <table:table-cell office:value-type="float" office:value="0.0915443276111">
                <text:p>0.0915443276111</text:p>
              </table:table-cell>
              <table:table-cell office:value-type="float" office:value="0.119337219443">
                <text:p>0.119337219443</text:p>
              </table:table-cell>
              <table:table-cell office:value-type="float" office:value="0.113859848877">
                <text:p>0.11385984887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915972951858">
                <text:p>0.0915972951858</text:p>
              </table:table-cell>
              <table:table-cell office:value-type="float" office:value="0.0907044713945">
                <text:p>0.0907044713945</text:p>
              </table:table-cell>
              <table:table-cell office:value-type="float" office:value="0.119337219443">
                <text:p>0.119337219443</text:p>
              </table:table-cell>
              <table:table-cell office:value-type="float" office:value="0.108684401201">
                <text:p>0.108684401201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0915972951858">
                <text:p>0.0915972951858</text:p>
              </table:table-cell>
              <table:table-cell office:value-type="float" office:value="0.0898646151779">
                <text:p>0.0898646151779</text:p>
              </table:table-cell>
              <table:table-cell office:value-type="float" office:value="0.119337219443">
                <text:p>0.119337219443</text:p>
              </table:table-cell>
              <table:table-cell office:value-type="float" office:value="0.108684401201">
                <text:p>0.1086844012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906992824879">
                <text:p>0.0906992824879</text:p>
              </table:table-cell>
              <table:table-cell office:value-type="float" office:value="0.0898646151779">
                <text:p>0.0898646151779</text:p>
              </table:table-cell>
              <table:table-cell office:value-type="float" office:value="0.119337219443">
                <text:p>0.119337219443</text:p>
              </table:table-cell>
              <table:table-cell office:value-type="float" office:value="0.108684401201">
                <text:p>0.10868440120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08980126979">
                <text:p>0.08980126979</text:p>
              </table:table-cell>
              <table:table-cell office:value-type="float" office:value="0.0890247589613">
                <text:p>0.0890247589613</text:p>
              </table:table-cell>
              <table:table-cell office:value-type="float" office:value="0.119337219443">
                <text:p>0.119337219443</text:p>
              </table:table-cell>
              <table:table-cell office:value-type="float" office:value="0.108684401201">
                <text:p>0.108684401201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08980126979">
                <text:p>0.08980126979</text:p>
              </table:table-cell>
              <table:table-cell office:value-type="float" office:value="0.0890247589613">
                <text:p>0.0890247589613</text:p>
              </table:table-cell>
              <table:table-cell office:value-type="float" office:value="0.119337219443">
                <text:p>0.119337219443</text:p>
              </table:table-cell>
              <table:table-cell office:value-type="float" office:value="0.103508953524">
                <text:p>0.10350895352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0889032570921">
                <text:p>0.0889032570921</text:p>
              </table:table-cell>
              <table:table-cell office:value-type="float" office:value="0.0890247589613">
                <text:p>0.0890247589613</text:p>
              </table:table-cell>
              <table:table-cell office:value-type="float" office:value="0.114747326387">
                <text:p>0.114747326387</text:p>
              </table:table-cell>
              <table:table-cell office:value-type="float" office:value="0.103508953524">
                <text:p>0.103508953524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0889032570921">
                <text:p>0.0889032570921</text:p>
              </table:table-cell>
              <table:table-cell office:value-type="float" office:value="0.0881849027447">
                <text:p>0.0881849027447</text:p>
              </table:table-cell>
              <table:table-cell office:value-type="float" office:value="0.114747326387">
                <text:p>0.114747326387</text:p>
              </table:table-cell>
              <table:table-cell office:value-type="float" office:value="0.103508953524">
                <text:p>0.103508953524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0889032570921">
                <text:p>0.0889032570921</text:p>
              </table:table-cell>
              <table:table-cell office:value-type="float" office:value="0.087345046528">
                <text:p>0.087345046528</text:p>
              </table:table-cell>
              <table:table-cell office:value-type="float" office:value="0.114747326387">
                <text:p>0.114747326387</text:p>
              </table:table-cell>
              <table:table-cell office:value-type="float" office:value="0.103508953524">
                <text:p>0.10350895352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889032570921">
                <text:p>0.0889032570921</text:p>
              </table:table-cell>
              <table:table-cell office:value-type="float" office:value="0.0856653340948">
                <text:p>0.0856653340948</text:p>
              </table:table-cell>
              <table:table-cell office:value-type="float" office:value="0.114747326387">
                <text:p>0.114747326387</text:p>
              </table:table-cell>
              <table:table-cell office:value-type="float" office:value="0.103508953524">
                <text:p>0.10350895352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0853112063005">
                <text:p>0.0853112063005</text:p>
              </table:table-cell>
              <table:table-cell office:value-type="float" office:value="0.0856653340948">
                <text:p>0.0856653340948</text:p>
              </table:table-cell>
              <table:table-cell office:value-type="float" office:value="0.110157433332">
                <text:p>0.110157433332</text:p>
              </table:table-cell>
              <table:table-cell office:value-type="float" office:value="0.103508953524">
                <text:p>0.10350895352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853112063005">
                <text:p>0.0853112063005</text:p>
              </table:table-cell>
              <table:table-cell office:value-type="float" office:value="0.0856653340948">
                <text:p>0.0856653340948</text:p>
              </table:table-cell>
              <table:table-cell office:value-type="float" office:value="0.110157433332">
                <text:p>0.110157433332</text:p>
              </table:table-cell>
              <table:table-cell office:value-type="float" office:value="0.0983335058483">
                <text:p>0.0983335058483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.0844131936026">
                <text:p>0.0844131936026</text:p>
              </table:table-cell>
              <table:table-cell office:value-type="float" office:value="0.0856653340948">
                <text:p>0.0856653340948</text:p>
              </table:table-cell>
              <table:table-cell office:value-type="float" office:value="0.110157433332">
                <text:p>0.110157433332</text:p>
              </table:table-cell>
              <table:table-cell office:value-type="float" office:value="0.0983335058483">
                <text:p>0.0983335058483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844131936026">
                <text:p>0.0844131936026</text:p>
              </table:table-cell>
              <table:table-cell office:value-type="float" office:value="0.0848254778782">
                <text:p>0.0848254778782</text:p>
              </table:table-cell>
              <table:table-cell office:value-type="float" office:value="0.110157433332">
                <text:p>0.110157433332</text:p>
              </table:table-cell>
              <table:table-cell office:value-type="float" office:value="0.0983335058483">
                <text:p>0.0983335058483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817191555089">
                <text:p>0.0817191555089</text:p>
              </table:table-cell>
              <table:table-cell office:value-type="float" office:value="0.0848254778782">
                <text:p>0.0848254778782</text:p>
              </table:table-cell>
              <table:table-cell office:value-type="float" office:value="0.110157433332">
                <text:p>0.110157433332</text:p>
              </table:table-cell>
              <table:table-cell office:value-type="float" office:value="0.0983335058483">
                <text:p>0.0983335058483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.080821142811">
                <text:p>0.080821142811</text:p>
              </table:table-cell>
              <table:table-cell office:value-type="float" office:value="0.083145765445">
                <text:p>0.083145765445</text:p>
              </table:table-cell>
              <table:table-cell office:value-type="float" office:value="0.105567540276">
                <text:p>0.105567540276</text:p>
              </table:table-cell>
              <table:table-cell office:value-type="float" office:value="0.0983335058483">
                <text:p>0.0983335058483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080821142811">
                <text:p>0.080821142811</text:p>
              </table:table-cell>
              <table:table-cell office:value-type="float" office:value="0.0823059092283">
                <text:p>0.0823059092283</text:p>
              </table:table-cell>
              <table:table-cell office:value-type="float" office:value="0.105567540276">
                <text:p>0.105567540276</text:p>
              </table:table-cell>
              <table:table-cell office:value-type="float" office:value="0.0983335058483">
                <text:p>0.0983335058483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.080821142811">
                <text:p>0.080821142811</text:p>
              </table:table-cell>
              <table:table-cell office:value-type="float" office:value="0.0823059092283">
                <text:p>0.0823059092283</text:p>
              </table:table-cell>
              <table:table-cell office:value-type="float" office:value="0.105567540276">
                <text:p>0.105567540276</text:p>
              </table:table-cell>
              <table:table-cell office:value-type="float" office:value="0.0983335058483">
                <text:p>0.0983335058483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.0799231301131">
                <text:p>0.0799231301131</text:p>
              </table:table-cell>
              <table:table-cell office:value-type="float" office:value="0.0797863405785">
                <text:p>0.0797863405785</text:p>
              </table:table-cell>
              <table:table-cell office:value-type="float" office:value="0.100977647221">
                <text:p>0.100977647221</text:p>
              </table:table-cell>
              <table:table-cell office:value-type="float" office:value="0.0983335058483">
                <text:p>0.0983335058483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790251174152">
                <text:p>0.0790251174152</text:p>
              </table:table-cell>
              <table:table-cell office:value-type="float" office:value="0.0789464843619">
                <text:p>0.0789464843619</text:p>
              </table:table-cell>
              <table:table-cell office:value-type="float" office:value="0.100977647221">
                <text:p>0.100977647221</text:p>
              </table:table-cell>
              <table:table-cell office:value-type="float" office:value="0.0983335058483">
                <text:p>0.0983335058483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.0781271047173">
                <text:p>0.0781271047173</text:p>
              </table:table-cell>
              <table:table-cell office:value-type="float" office:value="0.0772667719286">
                <text:p>0.0772667719286</text:p>
              </table:table-cell>
              <table:table-cell office:value-type="float" office:value="0.100977647221">
                <text:p>0.100977647221</text:p>
              </table:table-cell>
              <table:table-cell office:value-type="float" office:value="0.093158058172">
                <text:p>0.09315805817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781271047173">
                <text:p>0.0781271047173</text:p>
              </table:table-cell>
              <table:table-cell office:value-type="float" office:value="0.0772667719286">
                <text:p>0.0772667719286</text:p>
              </table:table-cell>
              <table:table-cell office:value-type="float" office:value="0.100977647221">
                <text:p>0.100977647221</text:p>
              </table:table-cell>
              <table:table-cell office:value-type="float" office:value="0.093158058172">
                <text:p>0.093158058172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0772290920194">
                <text:p>0.0772290920194</text:p>
              </table:table-cell>
              <table:table-cell office:value-type="float" office:value="0.0772667719286">
                <text:p>0.0772667719286</text:p>
              </table:table-cell>
              <table:table-cell office:value-type="float" office:value="0.100977647221">
                <text:p>0.100977647221</text:p>
              </table:table-cell>
              <table:table-cell office:value-type="float" office:value="0.093158058172">
                <text:p>0.093158058172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0745350539257">
                <text:p>0.0745350539257</text:p>
              </table:table-cell>
              <table:table-cell office:value-type="float" office:value="0.0772667719286">
                <text:p>0.0772667719286</text:p>
              </table:table-cell>
              <table:table-cell office:value-type="float" office:value="0.0963877541653">
                <text:p>0.0963877541653</text:p>
              </table:table-cell>
              <table:table-cell office:value-type="float" office:value="0.093158058172">
                <text:p>0.093158058172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0745350539257">
                <text:p>0.0745350539257</text:p>
              </table:table-cell>
              <table:table-cell office:value-type="float" office:value="0.0772667719286">
                <text:p>0.0772667719286</text:p>
              </table:table-cell>
              <table:table-cell office:value-type="float" office:value="0.0963877541653">
                <text:p>0.0963877541653</text:p>
              </table:table-cell>
              <table:table-cell office:value-type="float" office:value="0.093158058172">
                <text:p>0.093158058172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0736370412278">
                <text:p>0.0736370412278</text:p>
              </table:table-cell>
              <table:table-cell office:value-type="float" office:value="0.076426915712">
                <text:p>0.076426915712</text:p>
              </table:table-cell>
              <table:table-cell office:value-type="float" office:value="0.0963877541653">
                <text:p>0.0963877541653</text:p>
              </table:table-cell>
              <table:table-cell office:value-type="float" office:value="0.093158058172">
                <text:p>0.093158058172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0727390285299">
                <text:p>0.0727390285299</text:p>
              </table:table-cell>
              <table:table-cell office:value-type="float" office:value="0.0755870594954">
                <text:p>0.0755870594954</text:p>
              </table:table-cell>
              <table:table-cell office:value-type="float" office:value="0.0963877541653">
                <text:p>0.0963877541653</text:p>
              </table:table-cell>
              <table:table-cell office:value-type="float" office:value="0.093158058172">
                <text:p>0.093158058172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0727390285299">
                <text:p>0.0727390285299</text:p>
              </table:table-cell>
              <table:table-cell office:value-type="float" office:value="0.0755870594954">
                <text:p>0.0755870594954</text:p>
              </table:table-cell>
              <table:table-cell office:value-type="float" office:value="0.0963877541653">
                <text:p>0.0963877541653</text:p>
              </table:table-cell>
              <table:table-cell office:value-type="float" office:value="0.093158058172">
                <text:p>0.09315805817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0727390285299">
                <text:p>0.0727390285299</text:p>
              </table:table-cell>
              <table:table-cell office:value-type="float" office:value="0.0747472032788">
                <text:p>0.0747472032788</text:p>
              </table:table-cell>
              <table:table-cell office:value-type="float" office:value="0.0963877541653">
                <text:p>0.0963877541653</text:p>
              </table:table-cell>
              <table:table-cell office:value-type="float" office:value="0.093158058172">
                <text:p>0.093158058172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71841015832">
                <text:p>0.071841015832</text:p>
              </table:table-cell>
              <table:table-cell office:value-type="float" office:value="0.0739073470622">
                <text:p>0.0739073470622</text:p>
              </table:table-cell>
              <table:table-cell office:value-type="float" office:value="0.0963877541653">
                <text:p>0.0963877541653</text:p>
              </table:table-cell>
              <table:table-cell office:value-type="float" office:value="0.093158058172">
                <text:p>0.093158058172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709430031341">
                <text:p>0.0709430031341</text:p>
              </table:table-cell>
              <table:table-cell office:value-type="float" office:value="0.0739073470622">
                <text:p>0.0739073470622</text:p>
              </table:table-cell>
              <table:table-cell office:value-type="float" office:value="0.0963877541653">
                <text:p>0.0963877541653</text:p>
              </table:table-cell>
              <table:table-cell office:value-type="float" office:value="0.093158058172">
                <text:p>0.0931580581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709430031341">
                <text:p>0.0709430031341</text:p>
              </table:table-cell>
              <table:table-cell office:value-type="float" office:value="0.0739073470622">
                <text:p>0.0739073470622</text:p>
              </table:table-cell>
              <table:table-cell office:value-type="float" office:value="0.0963877541653">
                <text:p>0.0963877541653</text:p>
              </table:table-cell>
              <table:table-cell office:value-type="float" office:value="0.093158058172">
                <text:p>0.093158058172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700449904362">
                <text:p>0.0700449904362</text:p>
              </table:table-cell>
              <table:table-cell office:value-type="float" office:value="0.0730674908456">
                <text:p>0.0730674908456</text:p>
              </table:table-cell>
              <table:table-cell office:value-type="float" office:value="0.0917978611098">
                <text:p>0.0917978611098</text:p>
              </table:table-cell>
              <table:table-cell office:value-type="float" office:value="0.093158058172">
                <text:p>0.093158058172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.0691469777383">
                <text:p>0.0691469777383</text:p>
              </table:table-cell>
              <table:table-cell office:value-type="float" office:value="0.0730674908456">
                <text:p>0.0730674908456</text:p>
              </table:table-cell>
              <table:table-cell office:value-type="float" office:value="0.0917978611098">
                <text:p>0.0917978611098</text:p>
              </table:table-cell>
              <table:table-cell office:value-type="float" office:value="0.093158058172">
                <text:p>0.093158058172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691469777383">
                <text:p>0.0691469777383</text:p>
              </table:table-cell>
              <table:table-cell office:value-type="float" office:value="0.0713877784123">
                <text:p>0.0713877784123</text:p>
              </table:table-cell>
              <table:table-cell office:value-type="float" office:value="0.0917978611098">
                <text:p>0.0917978611098</text:p>
              </table:table-cell>
              <table:table-cell office:value-type="float" office:value="0.0879826104958">
                <text:p>0.0879826104958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682489650404">
                <text:p>0.0682489650404</text:p>
              </table:table-cell>
              <table:table-cell office:value-type="float" office:value="0.0713877784123">
                <text:p>0.0713877784123</text:p>
              </table:table-cell>
              <table:table-cell office:value-type="float" office:value="0.0917978611098">
                <text:p>0.0917978611098</text:p>
              </table:table-cell>
              <table:table-cell office:value-type="float" office:value="0.0879826104958">
                <text:p>0.0879826104958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682489650404">
                <text:p>0.0682489650404</text:p>
              </table:table-cell>
              <table:table-cell office:value-type="float" office:value="0.0713877784123">
                <text:p>0.0713877784123</text:p>
              </table:table-cell>
              <table:table-cell office:value-type="float" office:value="0.0917978611098">
                <text:p>0.0917978611098</text:p>
              </table:table-cell>
              <table:table-cell office:value-type="float" office:value="0.0879826104958">
                <text:p>0.0879826104958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673509523425">
                <text:p>0.0673509523425</text:p>
              </table:table-cell>
              <table:table-cell office:value-type="float" office:value="0.0713877784123">
                <text:p>0.0713877784123</text:p>
              </table:table-cell>
              <table:table-cell office:value-type="float" office:value="0.0917978611098">
                <text:p>0.0917978611098</text:p>
              </table:table-cell>
              <table:table-cell office:value-type="float" office:value="0.0879826104958">
                <text:p>0.0879826104958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.0673509523425">
                <text:p>0.0673509523425</text:p>
              </table:table-cell>
              <table:table-cell office:value-type="float" office:value="0.0705479221957">
                <text:p>0.0705479221957</text:p>
              </table:table-cell>
              <table:table-cell office:value-type="float" office:value="0.0917978611098">
                <text:p>0.0917978611098</text:p>
              </table:table-cell>
              <table:table-cell office:value-type="float" office:value="0.0879826104958">
                <text:p>0.0879826104958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.0664529396446">
                <text:p>0.0664529396446</text:p>
              </table:table-cell>
              <table:table-cell office:value-type="float" office:value="0.0705479221957">
                <text:p>0.0705479221957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79826104958">
                <text:p>0.0879826104958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.0655549269467">
                <text:p>0.0655549269467</text:p>
              </table:table-cell>
              <table:table-cell office:value-type="float" office:value="0.0697080659791">
                <text:p>0.0697080659791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28071628196">
                <text:p>0.082807162819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655549269467">
                <text:p>0.0655549269467</text:p>
              </table:table-cell>
              <table:table-cell office:value-type="float" office:value="0.0697080659791">
                <text:p>0.0697080659791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28071628196">
                <text:p>0.082807162819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.062860888853">
                <text:p>0.062860888853</text:p>
              </table:table-cell>
              <table:table-cell office:value-type="float" office:value="0.0697080659791">
                <text:p>0.0697080659791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28071628196">
                <text:p>0.0828071628196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.0619628761551">
                <text:p>0.0619628761551</text:p>
              </table:table-cell>
              <table:table-cell office:value-type="float" office:value="0.0688682097625">
                <text:p>0.0688682097625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28071628196">
                <text:p>0.0828071628196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.0619628761551">
                <text:p>0.0619628761551</text:p>
              </table:table-cell>
              <table:table-cell office:value-type="float" office:value="0.0688682097625">
                <text:p>0.0688682097625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28071628196">
                <text:p>0.0828071628196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.0610648634572">
                <text:p>0.0610648634572</text:p>
              </table:table-cell>
              <table:table-cell office:value-type="float" office:value="0.0688682097625">
                <text:p>0.0688682097625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28071628196">
                <text:p>0.082807162819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.0601668507593">
                <text:p>0.0601668507593</text:p>
              </table:table-cell>
              <table:table-cell office:value-type="float" office:value="0.0688682097625">
                <text:p>0.0688682097625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28071628196">
                <text:p>0.0828071628196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.0592688380614">
                <text:p>0.0592688380614</text:p>
              </table:table-cell>
              <table:table-cell office:value-type="float" office:value="0.0680283535459">
                <text:p>0.0680283535459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28071628196">
                <text:p>0.0828071628196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592688380614">
                <text:p>0.0592688380614</text:p>
              </table:table-cell>
              <table:table-cell office:value-type="float" office:value="0.0663486411126">
                <text:p>0.0663486411126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828071628196">
                <text:p>0.0828071628196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.0592688380614">
                <text:p>0.0592688380614</text:p>
              </table:table-cell>
              <table:table-cell office:value-type="float" office:value="0.0663486411126">
                <text:p>0.0663486411126</text:p>
              </table:table-cell>
              <table:table-cell office:value-type="float" office:value="0.0872079680543">
                <text:p>0.0872079680543</text:p>
              </table:table-cell>
              <table:table-cell office:value-type="float" office:value="0.0776317151434">
                <text:p>0.077631715143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.0565747999677">
                <text:p>0.0565747999677</text:p>
              </table:table-cell>
              <table:table-cell office:value-type="float" office:value="0.0663486411126">
                <text:p>0.0663486411126</text:p>
              </table:table-cell>
              <table:table-cell office:value-type="float" office:value="0.0826180749989">
                <text:p>0.0826180749989</text:p>
              </table:table-cell>
              <table:table-cell office:value-type="float" office:value="0.0776317151434">
                <text:p>0.077631715143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565747999677">
                <text:p>0.0565747999677</text:p>
              </table:table-cell>
              <table:table-cell office:value-type="float" office:value="0.065508784896">
                <text:p>0.065508784896</text:p>
              </table:table-cell>
              <table:table-cell office:value-type="float" office:value="0.0826180749989">
                <text:p>0.0826180749989</text:p>
              </table:table-cell>
              <table:table-cell office:value-type="float" office:value="0.0776317151434">
                <text:p>0.077631715143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.0556767872698">
                <text:p>0.0556767872698</text:p>
              </table:table-cell>
              <table:table-cell office:value-type="float" office:value="0.065508784896">
                <text:p>0.065508784896</text:p>
              </table:table-cell>
              <table:table-cell office:value-type="float" office:value="0.0826180749989">
                <text:p>0.0826180749989</text:p>
              </table:table-cell>
              <table:table-cell office:value-type="float" office:value="0.0776317151434">
                <text:p>0.077631715143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.0556767872698">
                <text:p>0.0556767872698</text:p>
              </table:table-cell>
              <table:table-cell office:value-type="float" office:value="0.0646689286794">
                <text:p>0.0646689286794</text:p>
              </table:table-cell>
              <table:table-cell office:value-type="float" office:value="0.0826180749989">
                <text:p>0.0826180749989</text:p>
              </table:table-cell>
              <table:table-cell office:value-type="float" office:value="0.0776317151434">
                <text:p>0.0776317151434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.0547787745719">
                <text:p>0.0547787745719</text:p>
              </table:table-cell>
              <table:table-cell office:value-type="float" office:value="0.0646689286794">
                <text:p>0.0646689286794</text:p>
              </table:table-cell>
              <table:table-cell office:value-type="float" office:value="0.0780281819434">
                <text:p>0.0780281819434</text:p>
              </table:table-cell>
              <table:table-cell office:value-type="float" office:value="0.0776317151434">
                <text:p>0.0776317151434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.0547787745719">
                <text:p>0.0547787745719</text:p>
              </table:table-cell>
              <table:table-cell office:value-type="float" office:value="0.0638290724628">
                <text:p>0.0638290724628</text:p>
              </table:table-cell>
              <table:table-cell office:value-type="float" office:value="0.0780281819434">
                <text:p>0.0780281819434</text:p>
              </table:table-cell>
              <table:table-cell office:value-type="float" office:value="0.0776317151434">
                <text:p>0.077631715143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.0547787745719">
                <text:p>0.0547787745719</text:p>
              </table:table-cell>
              <table:table-cell office:value-type="float" office:value="0.0629892162462">
                <text:p>0.0629892162462</text:p>
              </table:table-cell>
              <table:table-cell office:value-type="float" office:value="0.0780281819434">
                <text:p>0.0780281819434</text:p>
              </table:table-cell>
              <table:table-cell office:value-type="float" office:value="0.0776317151434">
                <text:p>0.0776317151434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.0547787745719">
                <text:p>0.0547787745719</text:p>
              </table:table-cell>
              <table:table-cell office:value-type="float" office:value="0.0629892162462">
                <text:p>0.0629892162462</text:p>
              </table:table-cell>
              <table:table-cell office:value-type="float" office:value="0.0780281819434">
                <text:p>0.0780281819434</text:p>
              </table:table-cell>
              <table:table-cell office:value-type="float" office:value="0.0776317151434">
                <text:p>0.077631715143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.0547787745719">
                <text:p>0.0547787745719</text:p>
              </table:table-cell>
              <table:table-cell office:value-type="float" office:value="0.0629892162462">
                <text:p>0.0629892162462</text:p>
              </table:table-cell>
              <table:table-cell office:value-type="float" office:value="0.0780281819434">
                <text:p>0.0780281819434</text:p>
              </table:table-cell>
              <table:table-cell office:value-type="float" office:value="0.0724562674671">
                <text:p>0.0724562674671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.053880761874">
                <text:p>0.053880761874</text:p>
              </table:table-cell>
              <table:table-cell office:value-type="float" office:value="0.0621493600296">
                <text:p>0.0621493600296</text:p>
              </table:table-cell>
              <table:table-cell office:value-type="float" office:value="0.0780281819434">
                <text:p>0.0780281819434</text:p>
              </table:table-cell>
              <table:table-cell office:value-type="float" office:value="0.0724562674671">
                <text:p>0.0724562674671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.053880761874">
                <text:p>0.053880761874</text:p>
              </table:table-cell>
              <table:table-cell office:value-type="float" office:value="0.0613095038129">
                <text:p>0.0613095038129</text:p>
              </table:table-cell>
              <table:table-cell office:value-type="float" office:value="0.0780281819434">
                <text:p>0.0780281819434</text:p>
              </table:table-cell>
              <table:table-cell office:value-type="float" office:value="0.0724562674671">
                <text:p>0.072456267467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529827491761">
                <text:p>0.0529827491761</text:p>
              </table:table-cell>
              <table:table-cell office:value-type="float" office:value="0.0613095038129">
                <text:p>0.0613095038129</text:p>
              </table:table-cell>
              <table:table-cell office:value-type="float" office:value="0.0780281819434">
                <text:p>0.0780281819434</text:p>
              </table:table-cell>
              <table:table-cell office:value-type="float" office:value="0.0724562674671">
                <text:p>0.0724562674671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.0529827491761">
                <text:p>0.0529827491761</text:p>
              </table:table-cell>
              <table:table-cell office:value-type="float" office:value="0.0613095038129">
                <text:p>0.0613095038129</text:p>
              </table:table-cell>
              <table:table-cell office:value-type="float" office:value="0.0734382888879">
                <text:p>0.0734382888879</text:p>
              </table:table-cell>
              <table:table-cell office:value-type="float" office:value="0.0724562674671">
                <text:p>0.0724562674671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529827491761">
                <text:p>0.0529827491761</text:p>
              </table:table-cell>
              <table:table-cell office:value-type="float" office:value="0.0613095038129">
                <text:p>0.0613095038129</text:p>
              </table:table-cell>
              <table:table-cell office:value-type="float" office:value="0.0734382888879">
                <text:p>0.0734382888879</text:p>
              </table:table-cell>
              <table:table-cell office:value-type="float" office:value="0.0724562674671">
                <text:p>0.0724562674671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520847364782">
                <text:p>0.0520847364782</text:p>
              </table:table-cell>
              <table:table-cell office:value-type="float" office:value="0.0596297913797">
                <text:p>0.0596297913797</text:p>
              </table:table-cell>
              <table:table-cell office:value-type="float" office:value="0.0734382888879">
                <text:p>0.0734382888879</text:p>
              </table:table-cell>
              <table:table-cell office:value-type="float" office:value="0.0724562674671">
                <text:p>0.0724562674671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520847364782">
                <text:p>0.0520847364782</text:p>
              </table:table-cell>
              <table:table-cell office:value-type="float" office:value="0.0596297913797">
                <text:p>0.0596297913797</text:p>
              </table:table-cell>
              <table:table-cell office:value-type="float" office:value="0.0734382888879">
                <text:p>0.0734382888879</text:p>
              </table:table-cell>
              <table:table-cell office:value-type="float" office:value="0.0724562674671">
                <text:p>0.0724562674671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520847364782">
                <text:p>0.0520847364782</text:p>
              </table:table-cell>
              <table:table-cell office:value-type="float" office:value="0.0596297913797">
                <text:p>0.0596297913797</text:p>
              </table:table-cell>
              <table:table-cell office:value-type="float" office:value="0.0734382888879">
                <text:p>0.0734382888879</text:p>
              </table:table-cell>
              <table:table-cell office:value-type="float" office:value="0.0724562674671">
                <text:p>0.0724562674671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11867237803">
                <text:p>0.0511867237803</text:p>
              </table:table-cell>
              <table:table-cell office:value-type="float" office:value="0.0587899351631">
                <text:p>0.0587899351631</text:p>
              </table:table-cell>
              <table:table-cell office:value-type="float" office:value="0.0734382888879">
                <text:p>0.0734382888879</text:p>
              </table:table-cell>
              <table:table-cell office:value-type="float" office:value="0.0724562674671">
                <text:p>0.0724562674671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511867237803">
                <text:p>0.0511867237803</text:p>
              </table:table-cell>
              <table:table-cell office:value-type="float" office:value="0.0587899351631">
                <text:p>0.0587899351631</text:p>
              </table:table-cell>
              <table:table-cell office:value-type="float" office:value="0.0734382888879">
                <text:p>0.0734382888879</text:p>
              </table:table-cell>
              <table:table-cell office:value-type="float" office:value="0.0724562674671">
                <text:p>0.0724562674671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1867237803">
                <text:p>0.0511867237803</text:p>
              </table:table-cell>
              <table:table-cell office:value-type="float" office:value="0.0579500789465">
                <text:p>0.0579500789465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511867237803">
                <text:p>0.0511867237803</text:p>
              </table:table-cell>
              <table:table-cell office:value-type="float" office:value="0.0579500789465">
                <text:p>0.0579500789465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1867237803">
                <text:p>0.0511867237803</text:p>
              </table:table-cell>
              <table:table-cell office:value-type="float" office:value="0.0571102227299">
                <text:p>0.0571102227299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502887110824">
                <text:p>0.0502887110824</text:p>
              </table:table-cell>
              <table:table-cell office:value-type="float" office:value="0.0571102227299">
                <text:p>0.0571102227299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502887110824">
                <text:p>0.0502887110824</text:p>
              </table:table-cell>
              <table:table-cell office:value-type="float" office:value="0.0562703665133">
                <text:p>0.0562703665133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502887110824">
                <text:p>0.0502887110824</text:p>
              </table:table-cell>
              <table:table-cell office:value-type="float" office:value="0.0562703665133">
                <text:p>0.0562703665133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493906983845">
                <text:p>0.0493906983845</text:p>
              </table:table-cell>
              <table:table-cell office:value-type="float" office:value="0.0562703665133">
                <text:p>0.0562703665133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493906983845">
                <text:p>0.0493906983845</text:p>
              </table:table-cell>
              <table:table-cell office:value-type="float" office:value="0.0562703665133">
                <text:p>0.0562703665133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.0493906983845">
                <text:p>0.0493906983845</text:p>
              </table:table-cell>
              <table:table-cell office:value-type="float" office:value="0.0562703665133">
                <text:p>0.0562703665133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.0493906983845">
                <text:p>0.0493906983845</text:p>
              </table:table-cell>
              <table:table-cell office:value-type="float" office:value="0.0554305102966">
                <text:p>0.0554305102966</text:p>
              </table:table-cell>
              <table:table-cell office:value-type="float" office:value="0.0688483958324">
                <text:p>0.0688483958324</text:p>
              </table:table-cell>
              <table:table-cell office:value-type="float" office:value="0.0672808197909">
                <text:p>0.0672808197909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.0493906983845">
                <text:p>0.0493906983845</text:p>
              </table:table-cell>
              <table:table-cell office:value-type="float" office:value="0.05459065408">
                <text:p>0.0545906540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72808197909">
                <text:p>0.0672808197909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.0484926856866">
                <text:p>0.0484926856866</text:p>
              </table:table-cell>
              <table:table-cell office:value-type="float" office:value="0.05459065408">
                <text:p>0.0545906540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72808197909">
                <text:p>0.067280819790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484926856866">
                <text:p>0.0484926856866</text:p>
              </table:table-cell>
              <table:table-cell office:value-type="float" office:value="0.05459065408">
                <text:p>0.0545906540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72808197909">
                <text:p>0.0672808197909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0.0475946729887">
                <text:p>0.0475946729887</text:p>
              </table:table-cell>
              <table:table-cell office:value-type="float" office:value="0.05459065408">
                <text:p>0.0545906540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72808197909">
                <text:p>0.0672808197909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0.0475946729887">
                <text:p>0.0475946729887</text:p>
              </table:table-cell>
              <table:table-cell office:value-type="float" office:value="0.05459065408">
                <text:p>0.0545906540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72808197909">
                <text:p>0.0672808197909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.0475946729887">
                <text:p>0.0475946729887</text:p>
              </table:table-cell>
              <table:table-cell office:value-type="float" office:value="0.05459065408">
                <text:p>0.0545906540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72808197909">
                <text:p>0.0672808197909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.0475946729887">
                <text:p>0.0475946729887</text:p>
              </table:table-cell>
              <table:table-cell office:value-type="float" office:value="0.0537507978634">
                <text:p>0.0537507978634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72808197909">
                <text:p>0.0672808197909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.0475946729887">
                <text:p>0.0475946729887</text:p>
              </table:table-cell>
              <table:table-cell office:value-type="float" office:value="0.0537507978634">
                <text:p>0.0537507978634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72808197909">
                <text:p>0.0672808197909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0475946729887">
                <text:p>0.0475946729887</text:p>
              </table:table-cell>
              <table:table-cell office:value-type="float" office:value="0.0529109416468">
                <text:p>0.052910941646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21053721147">
                <text:p>0.0621053721147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0475946729887">
                <text:p>0.0475946729887</text:p>
              </table:table-cell>
              <table:table-cell office:value-type="float" office:value="0.0529109416468">
                <text:p>0.052910941646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21053721147">
                <text:p>0.0621053721147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0466966602908">
                <text:p>0.0466966602908</text:p>
              </table:table-cell>
              <table:table-cell office:value-type="float" office:value="0.0529109416468">
                <text:p>0.052910941646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21053721147">
                <text:p>0.0621053721147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0466966602908">
                <text:p>0.0466966602908</text:p>
              </table:table-cell>
              <table:table-cell office:value-type="float" office:value="0.0529109416468">
                <text:p>0.052910941646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21053721147">
                <text:p>0.062105372114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466966602908">
                <text:p>0.0466966602908</text:p>
              </table:table-cell>
              <table:table-cell office:value-type="float" office:value="0.0529109416468">
                <text:p>0.0529109416468</text:p>
              </table:table-cell>
              <table:table-cell office:value-type="float" office:value="0.0642585027769">
                <text:p>0.0642585027769</text:p>
              </table:table-cell>
              <table:table-cell office:value-type="float" office:value="0.0621053721147">
                <text:p>0.0621053721147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.0466966602908">
                <text:p>0.0466966602908</text:p>
              </table:table-cell>
              <table:table-cell office:value-type="float" office:value="0.0512312292136">
                <text:p>0.0512312292136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.0466966602908">
                <text:p>0.0466966602908</text:p>
              </table:table-cell>
              <table:table-cell office:value-type="float" office:value="0.0512312292136">
                <text:p>0.0512312292136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.0466966602908">
                <text:p>0.0466966602908</text:p>
              </table:table-cell>
              <table:table-cell office:value-type="float" office:value="0.0512312292136">
                <text:p>0.0512312292136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.0466966602908">
                <text:p>0.0466966602908</text:p>
              </table:table-cell>
              <table:table-cell office:value-type="float" office:value="0.0503913729969">
                <text:p>0.0503913729969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.0457986475929">
                <text:p>0.0457986475929</text:p>
              </table:table-cell>
              <table:table-cell office:value-type="float" office:value="0.0503913729969">
                <text:p>0.0503913729969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.0457986475929">
                <text:p>0.0457986475929</text:p>
              </table:table-cell>
              <table:table-cell office:value-type="float" office:value="0.0503913729969">
                <text:p>0.0503913729969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.0457986475929">
                <text:p>0.0457986475929</text:p>
              </table:table-cell>
              <table:table-cell office:value-type="float" office:value="0.0503913729969">
                <text:p>0.0503913729969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457986475929">
                <text:p>0.0457986475929</text:p>
              </table:table-cell>
              <table:table-cell office:value-type="float" office:value="0.0495515167803">
                <text:p>0.0495515167803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457986475929">
                <text:p>0.0457986475929</text:p>
              </table:table-cell>
              <table:table-cell office:value-type="float" office:value="0.0495515167803">
                <text:p>0.0495515167803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457986475929">
                <text:p>0.0457986475929</text:p>
              </table:table-cell>
              <table:table-cell office:value-type="float" office:value="0.0495515167803">
                <text:p>0.0495515167803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.044900634895">
                <text:p>0.044900634895</text:p>
              </table:table-cell>
              <table:table-cell office:value-type="float" office:value="0.0495515167803">
                <text:p>0.0495515167803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.044900634895">
                <text:p>0.044900634895</text:p>
              </table:table-cell>
              <table:table-cell office:value-type="float" office:value="0.0495515167803">
                <text:p>0.0495515167803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0.0440026221971">
                <text:p>0.0440026221971</text:p>
              </table:table-cell>
              <table:table-cell office:value-type="float" office:value="0.0487116605637">
                <text:p>0.0487116605637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621053721147">
                <text:p>0.0621053721147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.0440026221971">
                <text:p>0.0440026221971</text:p>
              </table:table-cell>
              <table:table-cell office:value-type="float" office:value="0.0487116605637">
                <text:p>0.0487116605637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569299244385">
                <text:p>0.0569299244385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.0440026221971">
                <text:p>0.0440026221971</text:p>
              </table:table-cell>
              <table:table-cell office:value-type="float" office:value="0.0487116605637">
                <text:p>0.0487116605637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569299244385">
                <text:p>0.0569299244385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.0440026221971">
                <text:p>0.0440026221971</text:p>
              </table:table-cell>
              <table:table-cell office:value-type="float" office:value="0.0487116605637">
                <text:p>0.0487116605637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569299244385">
                <text:p>0.056929924438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.0431046094992">
                <text:p>0.0431046094992</text:p>
              </table:table-cell>
              <table:table-cell office:value-type="float" office:value="0.0487116605637">
                <text:p>0.0487116605637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569299244385">
                <text:p>0.056929924438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.0431046094992">
                <text:p>0.0431046094992</text:p>
              </table:table-cell>
              <table:table-cell office:value-type="float" office:value="0.0478718043471">
                <text:p>0.0478718043471</text:p>
              </table:table-cell>
              <table:table-cell office:value-type="float" office:value="0.0596686097214">
                <text:p>0.0596686097214</text:p>
              </table:table-cell>
              <table:table-cell office:value-type="float" office:value="0.0569299244385">
                <text:p>0.0569299244385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.0431046094992">
                <text:p>0.0431046094992</text:p>
              </table:table-cell>
              <table:table-cell office:value-type="float" office:value="0.0478718043471">
                <text:p>0.0478718043471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431046094992">
                <text:p>0.0431046094992</text:p>
              </table:table-cell>
              <table:table-cell office:value-type="float" office:value="0.0478718043471">
                <text:p>0.0478718043471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.0431046094992">
                <text:p>0.0431046094992</text:p>
              </table:table-cell>
              <table:table-cell office:value-type="float" office:value="0.0478718043471">
                <text:p>0.0478718043471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.0431046094992">
                <text:p>0.0431046094992</text:p>
              </table:table-cell>
              <table:table-cell office:value-type="float" office:value="0.0470319481305">
                <text:p>0.0470319481305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.0422065968013">
                <text:p>0.0422065968013</text:p>
              </table:table-cell>
              <table:table-cell office:value-type="float" office:value="0.0470319481305">
                <text:p>0.0470319481305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.0422065968013">
                <text:p>0.0422065968013</text:p>
              </table:table-cell>
              <table:table-cell office:value-type="float" office:value="0.0470319481305">
                <text:p>0.0470319481305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.0422065968013">
                <text:p>0.0422065968013</text:p>
              </table:table-cell>
              <table:table-cell office:value-type="float" office:value="0.0470319481305">
                <text:p>0.0470319481305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.0422065968013">
                <text:p>0.0422065968013</text:p>
              </table:table-cell>
              <table:table-cell office:value-type="float" office:value="0.0470319481305">
                <text:p>0.0470319481305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0422065968013">
                <text:p>0.0422065968013</text:p>
              </table:table-cell>
              <table:table-cell office:value-type="float" office:value="0.0470319481305">
                <text:p>0.0470319481305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0422065968013">
                <text:p>0.0422065968013</text:p>
              </table:table-cell>
              <table:table-cell office:value-type="float" office:value="0.0470319481305">
                <text:p>0.0470319481305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422065968013">
                <text:p>0.0422065968013</text:p>
              </table:table-cell>
              <table:table-cell office:value-type="float" office:value="0.0461920919139">
                <text:p>0.0461920919139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422065968013">
                <text:p>0.0422065968013</text:p>
              </table:table-cell>
              <table:table-cell office:value-type="float" office:value="0.0461920919139">
                <text:p>0.0461920919139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422065968013">
                <text:p>0.0422065968013</text:p>
              </table:table-cell>
              <table:table-cell office:value-type="float" office:value="0.0461920919139">
                <text:p>0.0461920919139</text:p>
              </table:table-cell>
              <table:table-cell office:value-type="float" office:value="0.0550787166659">
                <text:p>0.0550787166659</text:p>
              </table:table-cell>
              <table:table-cell office:value-type="float" office:value="0.0569299244385">
                <text:p>0.0569299244385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0413085841034">
                <text:p>0.0413085841034</text:p>
              </table:table-cell>
              <table:table-cell office:value-type="float" office:value="0.0461920919139">
                <text:p>0.0461920919139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69299244385">
                <text:p>0.056929924438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413085841034">
                <text:p>0.0413085841034</text:p>
              </table:table-cell>
              <table:table-cell office:value-type="float" office:value="0.0461920919139">
                <text:p>0.0461920919139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69299244385">
                <text:p>0.056929924438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404105714055">
                <text:p>0.0404105714055</text:p>
              </table:table-cell>
              <table:table-cell office:value-type="float" office:value="0.0461920919139">
                <text:p>0.0461920919139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404105714055">
                <text:p>0.0404105714055</text:p>
              </table:table-cell>
              <table:table-cell office:value-type="float" office:value="0.0461920919139">
                <text:p>0.0461920919139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404105714055">
                <text:p>0.0404105714055</text:p>
              </table:table-cell>
              <table:table-cell office:value-type="float" office:value="0.0453522356972">
                <text:p>0.0453522356972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53522356972">
                <text:p>0.0453522356972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53522356972">
                <text:p>0.0453522356972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45123794806">
                <text:p>0.0445123794806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3672523264">
                <text:p>0.043672523264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28326670474">
                <text:p>0.0428326670474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28326670474">
                <text:p>0.0428326670474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28326670474">
                <text:p>0.0428326670474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28326670474">
                <text:p>0.0428326670474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28326670474">
                <text:p>0.0428326670474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395125587076">
                <text:p>0.0395125587076</text:p>
              </table:table-cell>
              <table:table-cell office:value-type="float" office:value="0.0419928108308">
                <text:p>0.0419928108308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.0386145460097">
                <text:p>0.0386145460097</text:p>
              </table:table-cell>
              <table:table-cell office:value-type="float" office:value="0.0419928108308">
                <text:p>0.0419928108308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.0386145460097">
                <text:p>0.0386145460097</text:p>
              </table:table-cell>
              <table:table-cell office:value-type="float" office:value="0.0419928108308">
                <text:p>0.0419928108308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0.0386145460097">
                <text:p>0.0386145460097</text:p>
              </table:table-cell>
              <table:table-cell office:value-type="float" office:value="0.0419928108308">
                <text:p>0.0419928108308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386145460097">
                <text:p>0.0386145460097</text:p>
              </table:table-cell>
              <table:table-cell office:value-type="float" office:value="0.0411529546142">
                <text:p>0.0411529546142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0.0386145460097">
                <text:p>0.0386145460097</text:p>
              </table:table-cell>
              <table:table-cell office:value-type="float" office:value="0.0411529546142">
                <text:p>0.0411529546142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0.0386145460097">
                <text:p>0.0386145460097</text:p>
              </table:table-cell>
              <table:table-cell office:value-type="float" office:value="0.0411529546142">
                <text:p>0.0411529546142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386145460097">
                <text:p>0.0386145460097</text:p>
              </table:table-cell>
              <table:table-cell office:value-type="float" office:value="0.0411529546142">
                <text:p>0.0411529546142</text:p>
              </table:table-cell>
              <table:table-cell office:value-type="float" office:value="0.0504888236104">
                <text:p>0.0504888236104</text:p>
              </table:table-cell>
              <table:table-cell office:value-type="float" office:value="0.0517544767622">
                <text:p>0.0517544767622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.0377165333118">
                <text:p>0.0377165333118</text:p>
              </table:table-cell>
              <table:table-cell office:value-type="float" office:value="0.0411529546142">
                <text:p>0.0411529546142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517544767622">
                <text:p>0.051754476762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377165333118">
                <text:p>0.0377165333118</text:p>
              </table:table-cell>
              <table:table-cell office:value-type="float" office:value="0.0403130983976">
                <text:p>0.0403130983976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517544767622">
                <text:p>0.0517544767622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0.0377165333118">
                <text:p>0.0377165333118</text:p>
              </table:table-cell>
              <table:table-cell office:value-type="float" office:value="0.0403130983976">
                <text:p>0.0403130983976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517544767622">
                <text:p>0.051754476762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377165333118">
                <text:p>0.0377165333118</text:p>
              </table:table-cell>
              <table:table-cell office:value-type="float" office:value="0.0403130983976">
                <text:p>0.0403130983976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517544767622">
                <text:p>0.0517544767622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377165333118">
                <text:p>0.0377165333118</text:p>
              </table:table-cell>
              <table:table-cell office:value-type="float" office:value="0.0403130983976">
                <text:p>0.0403130983976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517544767622">
                <text:p>0.0517544767622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68185206139">
                <text:p>0.0368185206139</text:p>
              </table:table-cell>
              <table:table-cell office:value-type="float" office:value="0.0403130983976">
                <text:p>0.0403130983976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517544767622">
                <text:p>0.051754476762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368185206139">
                <text:p>0.0368185206139</text:p>
              </table:table-cell>
              <table:table-cell office:value-type="float" office:value="0.0403130983976">
                <text:p>0.0403130983976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368185206139">
                <text:p>0.0368185206139</text:p>
              </table:table-cell>
              <table:table-cell office:value-type="float" office:value="0.0403130983976">
                <text:p>0.0403130983976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368185206139">
                <text:p>0.0368185206139</text:p>
              </table:table-cell>
              <table:table-cell office:value-type="float" office:value="0.0394732421809">
                <text:p>0.0394732421809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.035920507916">
                <text:p>0.035920507916</text:p>
              </table:table-cell>
              <table:table-cell office:value-type="float" office:value="0.0394732421809">
                <text:p>0.0394732421809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0.035920507916">
                <text:p>0.035920507916</text:p>
              </table:table-cell>
              <table:table-cell office:value-type="float" office:value="0.0394732421809">
                <text:p>0.0394732421809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.035920507916">
                <text:p>0.035920507916</text:p>
              </table:table-cell>
              <table:table-cell office:value-type="float" office:value="0.0386333859643">
                <text:p>0.0386333859643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0.035920507916">
                <text:p>0.035920507916</text:p>
              </table:table-cell>
              <table:table-cell office:value-type="float" office:value="0.0386333859643">
                <text:p>0.0386333859643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0.035920507916">
                <text:p>0.035920507916</text:p>
              </table:table-cell>
              <table:table-cell office:value-type="float" office:value="0.0386333859643">
                <text:p>0.0386333859643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86333859643">
                <text:p>0.0386333859643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86333859643">
                <text:p>0.0386333859643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86333859643">
                <text:p>0.0386333859643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86333859643">
                <text:p>0.0386333859643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77935297477">
                <text:p>0.0377935297477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77935297477">
                <text:p>0.0377935297477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77935297477">
                <text:p>0.0377935297477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77935297477">
                <text:p>0.0377935297477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69536735311">
                <text:p>0.0369536735311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0.0350224952181">
                <text:p>0.0350224952181</text:p>
              </table:table-cell>
              <table:table-cell office:value-type="float" office:value="0.0369536735311">
                <text:p>0.0369536735311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.0341244825202">
                <text:p>0.0341244825202</text:p>
              </table:table-cell>
              <table:table-cell office:value-type="float" office:value="0.0369536735311">
                <text:p>0.0369536735311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0.0341244825202">
                <text:p>0.0341244825202</text:p>
              </table:table-cell>
              <table:table-cell office:value-type="float" office:value="0.0361138173145">
                <text:p>0.0361138173145</text:p>
              </table:table-cell>
              <table:table-cell office:value-type="float" office:value="0.0458989305549">
                <text:p>0.0458989305549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341244825202">
                <text:p>0.0341244825202</text:p>
              </table:table-cell>
              <table:table-cell office:value-type="float" office:value="0.0361138173145">
                <text:p>0.0361138173145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0.0341244825202">
                <text:p>0.0341244825202</text:p>
              </table:table-cell>
              <table:table-cell office:value-type="float" office:value="0.0361138173145">
                <text:p>0.0361138173145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0.0341244825202">
                <text:p>0.0341244825202</text:p>
              </table:table-cell>
              <table:table-cell office:value-type="float" office:value="0.0361138173145">
                <text:p>0.0361138173145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0.0332264698223">
                <text:p>0.0332264698223</text:p>
              </table:table-cell>
              <table:table-cell office:value-type="float" office:value="0.0361138173145">
                <text:p>0.0361138173145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0.0332264698223">
                <text:p>0.0332264698223</text:p>
              </table:table-cell>
              <table:table-cell office:value-type="float" office:value="0.0361138173145">
                <text:p>0.0361138173145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0.0332264698223">
                <text:p>0.0332264698223</text:p>
              </table:table-cell>
              <table:table-cell office:value-type="float" office:value="0.0352739610979">
                <text:p>0.0352739610979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0332264698223">
                <text:p>0.0332264698223</text:p>
              </table:table-cell>
              <table:table-cell office:value-type="float" office:value="0.0352739610979">
                <text:p>0.0352739610979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0332264698223">
                <text:p>0.0332264698223</text:p>
              </table:table-cell>
              <table:table-cell office:value-type="float" office:value="0.0352739610979">
                <text:p>0.0352739610979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0.0332264698223">
                <text:p>0.0332264698223</text:p>
              </table:table-cell>
              <table:table-cell office:value-type="float" office:value="0.0352739610979">
                <text:p>0.0352739610979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0.0332264698223">
                <text:p>0.0332264698223</text:p>
              </table:table-cell>
              <table:table-cell office:value-type="float" office:value="0.0352739610979">
                <text:p>0.0352739610979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332264698223">
                <text:p>0.0332264698223</text:p>
              </table:table-cell>
              <table:table-cell office:value-type="float" office:value="0.0352739610979">
                <text:p>0.0352739610979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323284571244">
                <text:p>0.0323284571244</text:p>
              </table:table-cell>
              <table:table-cell office:value-type="float" office:value="0.0352739610979">
                <text:p>0.0352739610979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6579029086">
                <text:p>0.046579029086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323284571244">
                <text:p>0.0323284571244</text:p>
              </table:table-cell>
              <table:table-cell office:value-type="float" office:value="0.0352739610979">
                <text:p>0.0352739610979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323284571244">
                <text:p>0.0323284571244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.0323284571244">
                <text:p>0.0323284571244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323284571244">
                <text:p>0.0323284571244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0.0323284571244">
                <text:p>0.0323284571244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0.0323284571244">
                <text:p>0.0323284571244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0.0323284571244">
                <text:p>0.0323284571244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44341048812">
                <text:p>0.0344341048812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35942486646">
                <text:p>0.0335942486646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35942486646">
                <text:p>0.0335942486646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35942486646">
                <text:p>0.0335942486646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0.0314304444265">
                <text:p>0.0314304444265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0.0305324317286">
                <text:p>0.0305324317286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305324317286">
                <text:p>0.0305324317286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0305324317286">
                <text:p>0.0305324317286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0305324317286">
                <text:p>0.0305324317286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0305324317286">
                <text:p>0.0305324317286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0.0305324317286">
                <text:p>0.0305324317286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0.0305324317286">
                <text:p>0.0305324317286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0.0305324317286">
                <text:p>0.0305324317286</text:p>
              </table:table-cell>
              <table:table-cell office:value-type="float" office:value="0.032754392448">
                <text:p>0.032754392448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0.0296344190307">
                <text:p>0.0296344190307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413090374994">
                <text:p>0.0413090374994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0.0296344190307">
                <text:p>0.0296344190307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0.0296344190307">
                <text:p>0.0296344190307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296344190307">
                <text:p>0.0296344190307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414035814098">
                <text:p>0.0414035814098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287364063328">
                <text:p>0.0287364063328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0.0278383936349">
                <text:p>0.0278383936349</text:p>
              </table:table-cell>
              <table:table-cell office:value-type="float" office:value="0.0319145362314">
                <text:p>0.0319145362314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0.0278383936349">
                <text:p>0.0278383936349</text:p>
              </table:table-cell>
              <table:table-cell office:value-type="float" office:value="0.0310746800148">
                <text:p>0.0310746800148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0.0278383936349">
                <text:p>0.0278383936349</text:p>
              </table:table-cell>
              <table:table-cell office:value-type="float" office:value="0.0310746800148">
                <text:p>0.0310746800148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0.0278383936349">
                <text:p>0.0278383936349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0.0278383936349">
                <text:p>0.0278383936349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0.0278383936349">
                <text:p>0.0278383936349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0278383936349">
                <text:p>0.0278383936349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0278383936349">
                <text:p>0.0278383936349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302348237982">
                <text:p>0.0302348237982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293949675816">
                <text:p>0.0293949675816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293949675816">
                <text:p>0.0293949675816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293949675816">
                <text:p>0.0293949675816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26940380937">
                <text:p>0.026940380937</text:p>
              </table:table-cell>
              <table:table-cell office:value-type="float" office:value="0.0293949675816">
                <text:p>0.0293949675816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93949675816">
                <text:p>0.0293949675816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93949675816">
                <text:p>0.0293949675816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93949675816">
                <text:p>0.0293949675816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93949675816">
                <text:p>0.0293949675816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67191444439">
                <text:p>0.0367191444439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85551113649">
                <text:p>0.0285551113649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0.0260423682391">
                <text:p>0.0260423682391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62281337336">
                <text:p>0.0362281337336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77152551483">
                <text:p>0.0277152551483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251443555412">
                <text:p>0.0251443555412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8753989317">
                <text:p>0.0268753989317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242463428433">
                <text:p>0.0242463428433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321292513884">
                <text:p>0.0321292513884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60355427151">
                <text:p>0.0260355427151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0233483301454">
                <text:p>0.0233483301454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51956864985">
                <text:p>0.0251956864985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43558302819">
                <text:p>0.0243558302819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35159740652">
                <text:p>0.023515974065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35159740652">
                <text:p>0.023515974065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0.0224503174475">
                <text:p>0.0224503174475</text:p>
              </table:table-cell>
              <table:table-cell office:value-type="float" office:value="0.0235159740652">
                <text:p>0.023515974065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35159740652">
                <text:p>0.023515974065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35159740652">
                <text:p>0.023515974065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35159740652">
                <text:p>0.023515974065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35159740652">
                <text:p>0.023515974065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35159740652">
                <text:p>0.023515974065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310526860573">
                <text:p>0.0310526860573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26761178486">
                <text:p>0.0226761178486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215523047496">
                <text:p>0.0215523047496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1836261632">
                <text:p>0.021836261632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0.0206542920517">
                <text:p>0.0206542920517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0.0197562793538">
                <text:p>0.0197562793538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0.0197562793538">
                <text:p>0.0197562793538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0.0197562793538">
                <text:p>0.0197562793538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0.0197562793538">
                <text:p>0.0197562793538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7539358333">
                <text:p>0.027539358333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0.0197562793538">
                <text:p>0.0197562793538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29494652775">
                <text:p>0.0229494652775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0.0197562793538">
                <text:p>0.0197562793538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29494652775">
                <text:p>0.0229494652775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0.0197562793538">
                <text:p>0.0197562793538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29494652775">
                <text:p>0.0229494652775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0.0197562793538">
                <text:p>0.0197562793538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29494652775">
                <text:p>0.0229494652775</text:p>
              </table:table-cell>
              <table:table-cell office:value-type="float" office:value="0.0258772383811">
                <text:p>0.025877238381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197562793538">
                <text:p>0.0197562793538</text:p>
              </table:table-cell>
              <table:table-cell office:value-type="float" office:value="0.0209964054154">
                <text:p>0.0209964054154</text:p>
              </table:table-cell>
              <table:table-cell office:value-type="float" office:value="0.0229494652775">
                <text:p>0.0229494652775</text:p>
              </table:table-cell>
              <table:table-cell office:value-type="float" office:value="0.0258772383811">
                <text:p>0.02587723838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